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655.97pt" svg:height="343.36pt" svg:x="182.52pt" svg:y="3pt">
            <draw:object draw:notify-on-update-of-ranges="'MedicionAutomatica1.0'.A1:'MedicionAutomatica1.0'.A1 'MedicionAutomatica1.0'.A2:'MedicionAutomatica1.0'.A301 'MedicionAutomatica1.0'.B1:'MedicionAutomatica1.0'.B1 'MedicionAutomatica1.0'.B2:'MedicionAutomatica1.0'.B301 'MedicionAutomatica1.0'.A1:'MedicionAutomatica1.0'.A1 'MedicionAutomatica1.0'.A2:'MedicionAutomatica1.0'.A301 'MedicionAutomatica1.0'.C1:'MedicionAutomatica1.0'.C1 'MedicionAutomatica1.0'.C2:'MedicionAutomatica1.0'.C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1063.640497" calcext:value-type="float">
            <text:p>1063.640497</text:p>
          </table:table-cell>
          <table:table-cell office:value-type="float" office:value="0.083167" calcext:value-type="float">
            <text:p>0.083167</text:p>
          </table:table-cell>
          <table:table-cell/>
        </table:table-row>
        <table:table-row table:style-name="ro1">
          <table:table-cell office:value-type="float" office:value="1060.373713" calcext:value-type="float">
            <text:p>1060.373713</text:p>
          </table:table-cell>
          <table:table-cell office:value-type="float" office:value="0.091408" calcext:value-type="float">
            <text:p>0.091408</text:p>
          </table:table-cell>
          <table:table-cell/>
        </table:table-row>
        <table:table-row table:style-name="ro1">
          <table:table-cell office:value-type="float" office:value="1056.898987" calcext:value-type="float">
            <text:p>1056.898987</text:p>
          </table:table-cell>
          <table:table-cell office:value-type="float" office:value="0.099504" calcext:value-type="float">
            <text:p>0.099504</text:p>
          </table:table-cell>
          <table:table-cell/>
        </table:table-row>
        <table:table-row table:style-name="ro1">
          <table:table-cell office:value-type="float" office:value="1053.523193" calcext:value-type="float">
            <text:p>1053.523193</text:p>
          </table:table-cell>
          <table:table-cell office:value-type="float" office:value="0.106756" calcext:value-type="float">
            <text:p>0.106756</text:p>
          </table:table-cell>
          <table:table-cell/>
        </table:table-row>
        <table:table-row table:style-name="ro1">
          <table:table-cell office:value-type="float" office:value="1049.07974" calcext:value-type="float">
            <text:p>1049.07974</text:p>
          </table:table-cell>
          <table:table-cell office:value-type="float" office:value="0.113482" calcext:value-type="float">
            <text:p>0.113482</text:p>
          </table:table-cell>
          <table:table-cell/>
        </table:table-row>
        <table:table-row table:style-name="ro1">
          <table:table-cell office:value-type="float" office:value="1045.69384" calcext:value-type="float">
            <text:p>1045.69384</text:p>
          </table:table-cell>
          <table:table-cell office:value-type="float" office:value="0.118664" calcext:value-type="float">
            <text:p>0.118664</text:p>
          </table:table-cell>
          <table:table-cell/>
        </table:table-row>
        <table:table-row table:style-name="ro1">
          <table:table-cell office:value-type="float" office:value="1042.31015" calcext:value-type="float">
            <text:p>1042.31015</text:p>
          </table:table-cell>
          <table:table-cell office:value-type="float" office:value="0.123154" calcext:value-type="float">
            <text:p>0.123154</text:p>
          </table:table-cell>
          <table:table-cell/>
        </table:table-row>
        <table:table-row table:style-name="ro1">
          <table:table-cell office:value-type="float" office:value="1037.986993" calcext:value-type="float">
            <text:p>1037.986993</text:p>
          </table:table-cell>
          <table:table-cell office:value-type="float" office:value="0.12696" calcext:value-type="float">
            <text:p>0.12696</text:p>
          </table:table-cell>
          <table:table-cell/>
        </table:table-row>
        <table:table-row table:style-name="ro1">
          <table:table-cell office:value-type="float" office:value="1034.486463" calcext:value-type="float">
            <text:p>1034.486463</text:p>
          </table:table-cell>
          <table:table-cell office:value-type="float" office:value="0.12978" calcext:value-type="float">
            <text:p>0.12978</text:p>
          </table:table-cell>
          <table:table-cell/>
        </table:table-row>
        <table:table-row table:style-name="ro1">
          <table:table-cell office:value-type="float" office:value="1031.11616" calcext:value-type="float">
            <text:p>1031.11616</text:p>
          </table:table-cell>
          <table:table-cell office:value-type="float" office:value="0.131966" calcext:value-type="float">
            <text:p>0.131966</text:p>
          </table:table-cell>
          <table:table-cell/>
        </table:table-row>
        <table:table-row table:style-name="ro1">
          <table:table-cell office:value-type="float" office:value="1027.722803" calcext:value-type="float">
            <text:p>1027.722803</text:p>
          </table:table-cell>
          <table:table-cell office:value-type="float" office:value="0.133414" calcext:value-type="float">
            <text:p>0.133414</text:p>
          </table:table-cell>
          <table:table-cell/>
        </table:table-row>
        <table:table-row table:style-name="ro1">
          <table:table-cell office:value-type="float" office:value="1024.35445" calcext:value-type="float">
            <text:p>1024.35445</text:p>
          </table:table-cell>
          <table:table-cell office:value-type="float" office:value="0.133686" calcext:value-type="float">
            <text:p>0.133686</text:p>
          </table:table-cell>
          <table:table-cell/>
        </table:table-row>
        <table:table-row table:style-name="ro1">
          <table:table-cell office:value-type="float" office:value="1018.835043" calcext:value-type="float">
            <text:p>1018.835043</text:p>
          </table:table-cell>
          <table:table-cell office:value-type="float" office:value="0.133199" calcext:value-type="float">
            <text:p>0.133199</text:p>
          </table:table-cell>
          <table:table-cell/>
        </table:table-row>
        <table:table-row table:style-name="ro1">
          <table:table-cell office:value-type="float" office:value="1016.465423" calcext:value-type="float">
            <text:p>1016.465423</text:p>
          </table:table-cell>
          <table:table-cell office:value-type="float" office:value="0.131578" calcext:value-type="float">
            <text:p>0.131578</text:p>
          </table:table-cell>
          <table:table-cell/>
        </table:table-row>
        <table:table-row table:style-name="ro1">
          <table:table-cell office:value-type="float" office:value="1011.995103" calcext:value-type="float">
            <text:p>1011.995103</text:p>
          </table:table-cell>
          <table:table-cell office:value-type="float" office:value="0.128828" calcext:value-type="float">
            <text:p>0.128828</text:p>
          </table:table-cell>
          <table:table-cell/>
        </table:table-row>
        <table:table-row table:style-name="ro1">
          <table:table-cell office:value-type="float" office:value="1007.53294" calcext:value-type="float">
            <text:p>1007.53294</text:p>
          </table:table-cell>
          <table:table-cell office:value-type="float" office:value="0.125141" calcext:value-type="float">
            <text:p>0.125141</text:p>
          </table:table-cell>
          <table:table-cell/>
        </table:table-row>
        <table:table-row table:style-name="ro1">
          <table:table-cell office:value-type="float" office:value="1005.21465" calcext:value-type="float">
            <text:p>1005.21465</text:p>
          </table:table-cell>
          <table:table-cell office:value-type="float" office:value="0.120256" calcext:value-type="float">
            <text:p>0.120256</text:p>
          </table:table-cell>
          <table:table-cell/>
        </table:table-row>
        <table:table-row table:style-name="ro1">
          <table:table-cell office:value-type="float" office:value="999.737763" calcext:value-type="float">
            <text:p>999.737763</text:p>
          </table:table-cell>
          <table:table-cell office:value-type="float" office:value="0.114109" calcext:value-type="float">
            <text:p>0.114109</text:p>
          </table:table-cell>
          <table:table-cell/>
        </table:table-row>
        <table:table-row table:style-name="ro1">
          <table:table-cell office:value-type="float" office:value="997.340998" calcext:value-type="float">
            <text:p>997.340998</text:p>
          </table:table-cell>
          <table:table-cell office:value-type="float" office:value="0.106532" calcext:value-type="float">
            <text:p>0.106532</text:p>
          </table:table-cell>
          <table:table-cell/>
        </table:table-row>
        <table:table-row table:style-name="ro1">
          <table:table-cell office:value-type="float" office:value="992.868921" calcext:value-type="float">
            <text:p>992.868921</text:p>
          </table:table-cell>
          <table:table-cell office:value-type="float" office:value="0.097489" calcext:value-type="float">
            <text:p>0.097489</text:p>
          </table:table-cell>
          <table:table-cell/>
        </table:table-row>
        <table:table-row table:style-name="ro1">
          <table:table-cell office:value-type="float" office:value="989.538966" calcext:value-type="float">
            <text:p>989.538966</text:p>
          </table:table-cell>
          <table:table-cell office:value-type="float" office:value="0.08723" calcext:value-type="float">
            <text:p>0.08723</text:p>
          </table:table-cell>
          <table:table-cell/>
        </table:table-row>
        <table:table-row table:style-name="ro1">
          <table:table-cell office:value-type="float" office:value="985.027829" calcext:value-type="float">
            <text:p>985.027829</text:p>
          </table:table-cell>
          <table:table-cell office:value-type="float" office:value="0.076329" calcext:value-type="float">
            <text:p>0.076329</text:p>
          </table:table-cell>
          <table:table-cell/>
        </table:table-row>
        <table:table-row table:style-name="ro1">
          <table:table-cell office:value-type="float" office:value="981.630431" calcext:value-type="float">
            <text:p>981.630431</text:p>
          </table:table-cell>
          <table:table-cell office:value-type="float" office:value="0.064985" calcext:value-type="float">
            <text:p>0.064985</text:p>
          </table:table-cell>
          <table:table-cell/>
        </table:table-row>
        <table:table-row table:style-name="ro1">
          <table:table-cell office:value-type="float" office:value="978.250305" calcext:value-type="float">
            <text:p>978.250305</text:p>
          </table:table-cell>
          <table:table-cell office:value-type="float" office:value="0.052606" calcext:value-type="float">
            <text:p>0.052606</text:p>
          </table:table-cell>
          <table:table-cell/>
        </table:table-row>
        <table:table-row table:style-name="ro1">
          <table:table-cell office:value-type="float" office:value="974.504495" calcext:value-type="float">
            <text:p>974.504495</text:p>
          </table:table-cell>
          <table:table-cell office:value-type="float" office:value="0.039882" calcext:value-type="float">
            <text:p>0.039882</text:p>
          </table:table-cell>
          <table:table-cell/>
        </table:table-row>
        <table:table-row table:style-name="ro1">
          <table:table-cell office:value-type="float" office:value="970.378001" calcext:value-type="float">
            <text:p>970.378001</text:p>
          </table:table-cell>
          <table:table-cell office:value-type="float" office:value="0.028353" calcext:value-type="float">
            <text:p>0.028353</text:p>
          </table:table-cell>
          <table:table-cell/>
        </table:table-row>
        <table:table-row table:style-name="ro1">
          <table:table-cell office:value-type="float" office:value="967.045684" calcext:value-type="float">
            <text:p>967.045684</text:p>
          </table:table-cell>
          <table:table-cell office:value-type="float" office:value="0.018773" calcext:value-type="float">
            <text:p>0.018773</text:p>
          </table:table-cell>
          <table:table-cell/>
        </table:table-row>
        <table:table-row table:style-name="ro1">
          <table:table-cell office:value-type="float" office:value="962.574544" calcext:value-type="float">
            <text:p>962.574544</text:p>
          </table:table-cell>
          <table:table-cell office:value-type="float" office:value="0.011143" calcext:value-type="float">
            <text:p>0.011143</text:p>
          </table:table-cell>
          <table:table-cell/>
        </table:table-row>
        <table:table-row table:style-name="ro1">
          <table:table-cell office:value-type="float" office:value="959.161024" calcext:value-type="float">
            <text:p>959.161024</text:p>
          </table:table-cell>
          <table:table-cell office:value-type="float" office:value="0.006028" calcext:value-type="float">
            <text:p>0.006028</text:p>
          </table:table-cell>
          <table:table-cell/>
        </table:table-row>
        <table:table-row table:style-name="ro1">
          <table:table-cell office:value-type="float" office:value="956.904091" calcext:value-type="float">
            <text:p>956.904091</text:p>
          </table:table-cell>
          <table:table-cell office:value-type="float" office:value="0.002757" calcext:value-type="float">
            <text:p>0.002757</text:p>
          </table:table-cell>
          <table:table-cell/>
        </table:table-row>
        <table:table-row table:style-name="ro1">
          <table:table-cell office:value-type="float" office:value="952.427822" calcext:value-type="float">
            <text:p>952.427822</text:p>
          </table:table-cell>
          <table:table-cell office:value-type="float" office:value="0.000905" calcext:value-type="float">
            <text:p>0.000905</text:p>
          </table:table-cell>
          <table:table-cell/>
        </table:table-row>
        <table:table-row table:style-name="ro1">
          <table:table-cell office:value-type="float" office:value="947.956919" calcext:value-type="float">
            <text:p>947.956919</text:p>
          </table:table-cell>
          <table:table-cell office:value-type="float" office:value="0.000267" calcext:value-type="float">
            <text:p>0.000267</text:p>
          </table:table-cell>
          <table:table-cell/>
        </table:table-row>
        <table:table-row table:style-name="ro1">
          <table:table-cell office:value-type="float" office:value="944.61182" calcext:value-type="float">
            <text:p>944.61182</text:p>
          </table:table-cell>
          <table:table-cell office:value-type="float" office:value="0.000797" calcext:value-type="float">
            <text:p>0.000797</text:p>
          </table:table-cell>
          <table:table-cell/>
        </table:table-row>
        <table:table-row table:style-name="ro1">
          <table:table-cell office:value-type="float" office:value="941.219935" calcext:value-type="float">
            <text:p>941.219935</text:p>
          </table:table-cell>
          <table:table-cell office:value-type="float" office:value="0.002541" calcext:value-type="float">
            <text:p>0.002541</text:p>
          </table:table-cell>
          <table:table-cell/>
        </table:table-row>
        <table:table-row table:style-name="ro1">
          <table:table-cell office:value-type="float" office:value="936.706062" calcext:value-type="float">
            <text:p>936.706062</text:p>
          </table:table-cell>
          <table:table-cell office:value-type="float" office:value="0.005733" calcext:value-type="float">
            <text:p>0.005733</text:p>
          </table:table-cell>
          <table:table-cell/>
        </table:table-row>
        <table:table-row table:style-name="ro1">
          <table:table-cell office:value-type="float" office:value="933.338303" calcext:value-type="float">
            <text:p>933.338303</text:p>
          </table:table-cell>
          <table:table-cell office:value-type="float" office:value="0.010831" calcext:value-type="float">
            <text:p>0.010831</text:p>
          </table:table-cell>
          <table:table-cell/>
        </table:table-row>
        <table:table-row table:style-name="ro1">
          <table:table-cell office:value-type="float" office:value="928.873605" calcext:value-type="float">
            <text:p>928.873605</text:p>
          </table:table-cell>
          <table:table-cell office:value-type="float" office:value="0.018144" calcext:value-type="float">
            <text:p>0.018144</text:p>
          </table:table-cell>
          <table:table-cell/>
        </table:table-row>
        <table:table-row table:style-name="ro1">
          <table:table-cell office:value-type="float" office:value="925.482266" calcext:value-type="float">
            <text:p>925.482266</text:p>
          </table:table-cell>
          <table:table-cell office:value-type="float" office:value="0.027677" calcext:value-type="float">
            <text:p>0.027677</text:p>
          </table:table-cell>
          <table:table-cell/>
        </table:table-row>
        <table:table-row table:style-name="ro1">
          <table:table-cell office:value-type="float" office:value="922.114279" calcext:value-type="float">
            <text:p>922.114279</text:p>
          </table:table-cell>
          <table:table-cell office:value-type="float" office:value="0.038944" calcext:value-type="float">
            <text:p>0.038944</text:p>
          </table:table-cell>
          <table:table-cell/>
        </table:table-row>
        <table:table-row table:style-name="ro1">
          <table:table-cell office:value-type="float" office:value="917.615995" calcext:value-type="float">
            <text:p>917.615995</text:p>
          </table:table-cell>
          <table:table-cell office:value-type="float" office:value="0.050966" calcext:value-type="float">
            <text:p>0.050966</text:p>
          </table:table-cell>
          <table:table-cell/>
        </table:table-row>
        <table:table-row table:style-name="ro1">
          <table:table-cell office:value-type="float" office:value="914.252465" calcext:value-type="float">
            <text:p>914.252465</text:p>
          </table:table-cell>
          <table:table-cell office:value-type="float" office:value="0.062896" calcext:value-type="float">
            <text:p>0.062896</text:p>
          </table:table-cell>
          <table:table-cell/>
        </table:table-row>
        <table:table-row table:style-name="ro1">
          <table:table-cell office:value-type="float" office:value="910.888736" calcext:value-type="float">
            <text:p>910.888736</text:p>
          </table:table-cell>
          <table:table-cell office:value-type="float" office:value="0.074201" calcext:value-type="float">
            <text:p>0.074201</text:p>
          </table:table-cell>
          <table:table-cell/>
        </table:table-row>
        <table:table-row table:style-name="ro1">
          <table:table-cell office:value-type="float" office:value="906.395615" calcext:value-type="float">
            <text:p>906.395615</text:p>
          </table:table-cell>
          <table:table-cell office:value-type="float" office:value="0.084703" calcext:value-type="float">
            <text:p>0.084703</text:p>
          </table:table-cell>
          <table:table-cell/>
        </table:table-row>
        <table:table-row table:style-name="ro1">
          <table:table-cell office:value-type="float" office:value="903.023771" calcext:value-type="float">
            <text:p>903.023771</text:p>
          </table:table-cell>
          <table:table-cell office:value-type="float" office:value="0.093846" calcext:value-type="float">
            <text:p>0.093846</text:p>
          </table:table-cell>
          <table:table-cell/>
        </table:table-row>
        <table:table-row table:style-name="ro1">
          <table:table-cell office:value-type="float" office:value="899.685963" calcext:value-type="float">
            <text:p>899.685963</text:p>
          </table:table-cell>
          <table:table-cell office:value-type="float" office:value="0.102051" calcext:value-type="float">
            <text:p>0.102051</text:p>
          </table:table-cell>
          <table:table-cell/>
        </table:table-row>
        <table:table-row table:style-name="ro1">
          <table:table-cell office:value-type="float" office:value="895.337063" calcext:value-type="float">
            <text:p>895.337063</text:p>
          </table:table-cell>
          <table:table-cell office:value-type="float" office:value="0.109169" calcext:value-type="float">
            <text:p>0.109169</text:p>
          </table:table-cell>
          <table:table-cell/>
        </table:table-row>
        <table:table-row table:style-name="ro1">
          <table:table-cell office:value-type="float" office:value="891.871408" calcext:value-type="float">
            <text:p>891.871408</text:p>
          </table:table-cell>
          <table:table-cell office:value-type="float" office:value="0.115288" calcext:value-type="float">
            <text:p>0.115288</text:p>
          </table:table-cell>
          <table:table-cell/>
        </table:table-row>
        <table:table-row table:style-name="ro1">
          <table:table-cell office:value-type="float" office:value="889.538775" calcext:value-type="float">
            <text:p>889.538775</text:p>
          </table:table-cell>
          <table:table-cell office:value-type="float" office:value="0.120681" calcext:value-type="float">
            <text:p>0.120681</text:p>
          </table:table-cell>
          <table:table-cell/>
        </table:table-row>
        <table:table-row table:style-name="ro1">
          <table:table-cell office:value-type="float" office:value="883.945654" calcext:value-type="float">
            <text:p>883.945654</text:p>
          </table:table-cell>
          <table:table-cell office:value-type="float" office:value="0.125077" calcext:value-type="float">
            <text:p>0.125077</text:p>
          </table:table-cell>
          <table:table-cell/>
        </table:table-row>
        <table:table-row table:style-name="ro1">
          <table:table-cell office:value-type="float" office:value="881.692156" calcext:value-type="float">
            <text:p>881.692156</text:p>
          </table:table-cell>
          <table:table-cell office:value-type="float" office:value="0.128629" calcext:value-type="float">
            <text:p>0.128629</text:p>
          </table:table-cell>
          <table:table-cell/>
        </table:table-row>
        <table:table-row table:style-name="ro1">
          <table:table-cell office:value-type="float" office:value="878.322575" calcext:value-type="float">
            <text:p>878.322575</text:p>
          </table:table-cell>
          <table:table-cell office:value-type="float" office:value="0.131473" calcext:value-type="float">
            <text:p>0.131473</text:p>
          </table:table-cell>
          <table:table-cell/>
        </table:table-row>
        <table:table-row table:style-name="ro1">
          <table:table-cell office:value-type="float" office:value="873.836171" calcext:value-type="float">
            <text:p>873.836171</text:p>
          </table:table-cell>
          <table:table-cell office:value-type="float" office:value="0.132988" calcext:value-type="float">
            <text:p>0.132988</text:p>
          </table:table-cell>
          <table:table-cell/>
        </table:table-row>
        <table:table-row table:style-name="ro1">
          <table:table-cell office:value-type="float" office:value="869.361195" calcext:value-type="float">
            <text:p>869.361195</text:p>
          </table:table-cell>
          <table:table-cell office:value-type="float" office:value="0.133918" calcext:value-type="float">
            <text:p>0.133918</text:p>
          </table:table-cell>
          <table:table-cell/>
        </table:table-row>
        <table:table-row table:style-name="ro1">
          <table:table-cell office:value-type="float" office:value="866.002729" calcext:value-type="float">
            <text:p>866.002729</text:p>
          </table:table-cell>
          <table:table-cell office:value-type="float" office:value="0.134106" calcext:value-type="float">
            <text:p>0.134106</text:p>
          </table:table-cell>
          <table:table-cell/>
        </table:table-row>
        <table:table-row table:style-name="ro1">
          <table:table-cell office:value-type="float" office:value="862.634539" calcext:value-type="float">
            <text:p>862.634539</text:p>
          </table:table-cell>
          <table:table-cell office:value-type="float" office:value="0.133349" calcext:value-type="float">
            <text:p>0.133349</text:p>
          </table:table-cell>
          <table:table-cell/>
        </table:table-row>
        <table:table-row table:style-name="ro1">
          <table:table-cell office:value-type="float" office:value="858.126676" calcext:value-type="float">
            <text:p>858.126676</text:p>
          </table:table-cell>
          <table:table-cell office:value-type="float" office:value="0.131646" calcext:value-type="float">
            <text:p>0.131646</text:p>
          </table:table-cell>
          <table:table-cell/>
        </table:table-row>
        <table:table-row table:style-name="ro1">
          <table:table-cell office:value-type="float" office:value="855.000511" calcext:value-type="float">
            <text:p>855.000511</text:p>
          </table:table-cell>
          <table:table-cell office:value-type="float" office:value="0.128921" calcext:value-type="float">
            <text:p>0.128921</text:p>
          </table:table-cell>
          <table:table-cell/>
        </table:table-row>
        <table:table-row table:style-name="ro1">
          <table:table-cell office:value-type="float" office:value="851.430104" calcext:value-type="float">
            <text:p>851.430104</text:p>
          </table:table-cell>
          <table:table-cell office:value-type="float" office:value="0.124836" calcext:value-type="float">
            <text:p>0.124836</text:p>
          </table:table-cell>
          <table:table-cell/>
        </table:table-row>
        <table:table-row table:style-name="ro1">
          <table:table-cell office:value-type="float" office:value="847.238302" calcext:value-type="float">
            <text:p>847.238302</text:p>
          </table:table-cell>
          <table:table-cell office:value-type="float" office:value="0.119686" calcext:value-type="float">
            <text:p>0.119686</text:p>
          </table:table-cell>
          <table:table-cell/>
        </table:table-row>
        <table:table-row table:style-name="ro1">
          <table:table-cell office:value-type="float" office:value="843.620266" calcext:value-type="float">
            <text:p>843.620266</text:p>
          </table:table-cell>
          <table:table-cell office:value-type="float" office:value="0.113138" calcext:value-type="float">
            <text:p>0.113138</text:p>
          </table:table-cell>
          <table:table-cell/>
        </table:table-row>
        <table:table-row table:style-name="ro1">
          <table:table-cell office:value-type="float" office:value="840.201498" calcext:value-type="float">
            <text:p>840.201498</text:p>
          </table:table-cell>
          <table:table-cell office:value-type="float" office:value="0.105627" calcext:value-type="float">
            <text:p>0.105627</text:p>
          </table:table-cell>
          <table:table-cell/>
        </table:table-row>
        <table:table-row table:style-name="ro1">
          <table:table-cell office:value-type="float" office:value="836.241505" calcext:value-type="float">
            <text:p>836.241505</text:p>
          </table:table-cell>
          <table:table-cell office:value-type="float" office:value="0.096693" calcext:value-type="float">
            <text:p>0.096693</text:p>
          </table:table-cell>
          <table:table-cell/>
        </table:table-row>
        <table:table-row table:style-name="ro1">
          <table:table-cell office:value-type="float" office:value="832.35706" calcext:value-type="float">
            <text:p>832.35706</text:p>
          </table:table-cell>
          <table:table-cell office:value-type="float" office:value="0.086272" calcext:value-type="float">
            <text:p>0.086272</text:p>
          </table:table-cell>
          <table:table-cell/>
        </table:table-row>
        <table:table-row table:style-name="ro1">
          <table:table-cell office:value-type="float" office:value="827.8445" calcext:value-type="float">
            <text:p>827.8445</text:p>
          </table:table-cell>
          <table:table-cell office:value-type="float" office:value="0.074793" calcext:value-type="float">
            <text:p>0.074793</text:p>
          </table:table-cell>
          <table:table-cell/>
        </table:table-row>
        <table:table-row table:style-name="ro1">
          <table:table-cell office:value-type="float" office:value="823.736767" calcext:value-type="float">
            <text:p>823.736767</text:p>
          </table:table-cell>
          <table:table-cell office:value-type="float" office:value="0.062755" calcext:value-type="float">
            <text:p>0.062755</text:p>
          </table:table-cell>
          <table:table-cell/>
        </table:table-row>
        <table:table-row table:style-name="ro1">
          <table:table-cell office:value-type="float" office:value="822.189323" calcext:value-type="float">
            <text:p>822.189323</text:p>
          </table:table-cell>
          <table:table-cell office:value-type="float" office:value="0.050106" calcext:value-type="float">
            <text:p>0.050106</text:p>
          </table:table-cell>
          <table:table-cell/>
        </table:table-row>
        <table:table-row table:style-name="ro1">
          <table:table-cell office:value-type="float" office:value="816.097732" calcext:value-type="float">
            <text:p>816.097732</text:p>
          </table:table-cell>
          <table:table-cell office:value-type="float" office:value="0.036821" calcext:value-type="float">
            <text:p>0.036821</text:p>
          </table:table-cell>
          <table:table-cell/>
        </table:table-row>
        <table:table-row table:style-name="ro1">
          <table:table-cell office:value-type="float" office:value="812.200159" calcext:value-type="float">
            <text:p>812.200159</text:p>
          </table:table-cell>
          <table:table-cell office:value-type="float" office:value="0.024964" calcext:value-type="float">
            <text:p>0.024964</text:p>
          </table:table-cell>
          <table:table-cell/>
        </table:table-row>
        <table:table-row table:style-name="ro1">
          <table:table-cell office:value-type="float" office:value="809.831864" calcext:value-type="float">
            <text:p>809.831864</text:p>
          </table:table-cell>
          <table:table-cell office:value-type="float" office:value="0.015942" calcext:value-type="float">
            <text:p>0.015942</text:p>
          </table:table-cell>
          <table:table-cell/>
        </table:table-row>
        <table:table-row table:style-name="ro1">
          <table:table-cell office:value-type="float" office:value="806.464887" calcext:value-type="float">
            <text:p>806.464887</text:p>
          </table:table-cell>
          <table:table-cell office:value-type="float" office:value="0.009451" calcext:value-type="float">
            <text:p>0.009451</text:p>
          </table:table-cell>
          <table:table-cell/>
        </table:table-row>
        <table:table-row table:style-name="ro1">
          <table:table-cell office:value-type="float" office:value="803.095384" calcext:value-type="float">
            <text:p>803.095384</text:p>
          </table:table-cell>
          <table:table-cell office:value-type="float" office:value="0.005028" calcext:value-type="float">
            <text:p>0.005028</text:p>
          </table:table-cell>
          <table:table-cell/>
        </table:table-row>
        <table:table-row table:style-name="ro1">
          <table:table-cell office:value-type="float" office:value="798.635939" calcext:value-type="float">
            <text:p>798.635939</text:p>
          </table:table-cell>
          <table:table-cell office:value-type="float" office:value="0.00209" calcext:value-type="float">
            <text:p>0.00209</text:p>
          </table:table-cell>
          <table:table-cell/>
        </table:table-row>
        <table:table-row table:style-name="ro1">
          <table:table-cell office:value-type="float" office:value="795.26902" calcext:value-type="float">
            <text:p>795.26902</text:p>
          </table:table-cell>
          <table:table-cell office:value-type="float" office:value="0.000599" calcext:value-type="float">
            <text:p>0.000599</text:p>
          </table:table-cell>
          <table:table-cell/>
        </table:table-row>
        <table:table-row table:style-name="ro1">
          <table:table-cell office:value-type="float" office:value="792.991602" calcext:value-type="float">
            <text:p>792.991602</text:p>
          </table:table-cell>
          <table:table-cell office:value-type="float" office:value="0.000288" calcext:value-type="float">
            <text:p>0.000288</text:p>
          </table:table-cell>
          <table:table-cell/>
        </table:table-row>
        <table:table-row table:style-name="ro1">
          <table:table-cell office:value-type="float" office:value="787.505462" calcext:value-type="float">
            <text:p>787.505462</text:p>
          </table:table-cell>
          <table:table-cell office:value-type="float" office:value="0.001056" calcext:value-type="float">
            <text:p>0.001056</text:p>
          </table:table-cell>
          <table:table-cell/>
        </table:table-row>
        <table:table-row table:style-name="ro1">
          <table:table-cell office:value-type="float" office:value="784.006556" calcext:value-type="float">
            <text:p>784.006556</text:p>
          </table:table-cell>
          <table:table-cell office:value-type="float" office:value="0.002995" calcext:value-type="float">
            <text:p>0.002995</text:p>
          </table:table-cell>
          <table:table-cell/>
        </table:table-row>
        <table:table-row table:style-name="ro1">
          <table:table-cell office:value-type="float" office:value="779.820447" calcext:value-type="float">
            <text:p>779.820447</text:p>
          </table:table-cell>
          <table:table-cell office:value-type="float" office:value="0.006414" calcext:value-type="float">
            <text:p>0.006414</text:p>
          </table:table-cell>
          <table:table-cell/>
        </table:table-row>
        <table:table-row table:style-name="ro1">
          <table:table-cell office:value-type="float" office:value="776.152695" calcext:value-type="float">
            <text:p>776.152695</text:p>
          </table:table-cell>
          <table:table-cell office:value-type="float" office:value="0.011557" calcext:value-type="float">
            <text:p>0.011557</text:p>
          </table:table-cell>
          <table:table-cell/>
        </table:table-row>
        <table:table-row table:style-name="ro1">
          <table:table-cell office:value-type="float" office:value="773.899946" calcext:value-type="float">
            <text:p>773.899946</text:p>
          </table:table-cell>
          <table:table-cell office:value-type="float" office:value="0.019082" calcext:value-type="float">
            <text:p>0.019082</text:p>
          </table:table-cell>
          <table:table-cell/>
        </table:table-row>
        <table:table-row table:style-name="ro1">
          <table:table-cell office:value-type="float" office:value="768.543486" calcext:value-type="float">
            <text:p>768.543486</text:p>
          </table:table-cell>
          <table:table-cell office:value-type="float" office:value="0.02909" calcext:value-type="float">
            <text:p>0.02909</text:p>
          </table:table-cell>
          <table:table-cell/>
        </table:table-row>
        <table:table-row table:style-name="ro1">
          <table:table-cell office:value-type="float" office:value="766.05716" calcext:value-type="float">
            <text:p>766.05716</text:p>
          </table:table-cell>
          <table:table-cell office:value-type="float" office:value="0.040685" calcext:value-type="float">
            <text:p>0.040685</text:p>
          </table:table-cell>
          <table:table-cell/>
        </table:table-row>
        <table:table-row table:style-name="ro1">
          <table:table-cell office:value-type="float" office:value="761.647" calcext:value-type="float">
            <text:p>761.647</text:p>
          </table:table-cell>
          <table:table-cell office:value-type="float" office:value="0.052339" calcext:value-type="float">
            <text:p>0.052339</text:p>
          </table:table-cell>
          <table:table-cell/>
        </table:table-row>
        <table:table-row table:style-name="ro1">
          <table:table-cell office:value-type="float" office:value="758.245123" calcext:value-type="float">
            <text:p>758.245123</text:p>
          </table:table-cell>
          <table:table-cell office:value-type="float" office:value="0.06406" calcext:value-type="float">
            <text:p>0.06406</text:p>
          </table:table-cell>
          <table:table-cell/>
        </table:table-row>
        <table:table-row table:style-name="ro1">
          <table:table-cell office:value-type="float" office:value="754.239542" calcext:value-type="float">
            <text:p>754.239542</text:p>
          </table:table-cell>
          <table:table-cell office:value-type="float" office:value="0.074984" calcext:value-type="float">
            <text:p>0.074984</text:p>
          </table:table-cell>
          <table:table-cell/>
        </table:table-row>
        <table:table-row table:style-name="ro1">
          <table:table-cell office:value-type="float" office:value="749.233885" calcext:value-type="float">
            <text:p>749.233885</text:p>
          </table:table-cell>
          <table:table-cell office:value-type="float" office:value="0.085652" calcext:value-type="float">
            <text:p>0.085652</text:p>
          </table:table-cell>
          <table:table-cell/>
        </table:table-row>
        <table:table-row table:style-name="ro1">
          <table:table-cell office:value-type="float" office:value="746.966982" calcext:value-type="float">
            <text:p>746.966982</text:p>
          </table:table-cell>
          <table:table-cell office:value-type="float" office:value="0.094531" calcext:value-type="float">
            <text:p>0.094531</text:p>
          </table:table-cell>
          <table:table-cell/>
        </table:table-row>
        <table:table-row table:style-name="ro1">
          <table:table-cell office:value-type="float" office:value="742.542982" calcext:value-type="float">
            <text:p>742.542982</text:p>
          </table:table-cell>
          <table:table-cell office:value-type="float" office:value="0.102199" calcext:value-type="float">
            <text:p>0.102199</text:p>
          </table:table-cell>
          <table:table-cell/>
        </table:table-row>
        <table:table-row table:style-name="ro1">
          <table:table-cell office:value-type="float" office:value="738.23285" calcext:value-type="float">
            <text:p>738.23285</text:p>
          </table:table-cell>
          <table:table-cell office:value-type="float" office:value="0.109354" calcext:value-type="float">
            <text:p>0.109354</text:p>
          </table:table-cell>
          <table:table-cell/>
        </table:table-row>
        <table:table-row table:style-name="ro1">
          <table:table-cell office:value-type="float" office:value="734.640378" calcext:value-type="float">
            <text:p>734.640378</text:p>
          </table:table-cell>
          <table:table-cell office:value-type="float" office:value="0.11544" calcext:value-type="float">
            <text:p>0.11544</text:p>
          </table:table-cell>
          <table:table-cell/>
        </table:table-row>
        <table:table-row table:style-name="ro1">
          <table:table-cell office:value-type="float" office:value="731.30311" calcext:value-type="float">
            <text:p>731.30311</text:p>
          </table:table-cell>
          <table:table-cell office:value-type="float" office:value="0.120607" calcext:value-type="float">
            <text:p>0.120607</text:p>
          </table:table-cell>
          <table:table-cell/>
        </table:table-row>
        <table:table-row table:style-name="ro1">
          <table:table-cell office:value-type="float" office:value="726.255366" calcext:value-type="float">
            <text:p>726.255366</text:p>
          </table:table-cell>
          <table:table-cell office:value-type="float" office:value="0.126156" calcext:value-type="float">
            <text:p>0.126156</text:p>
          </table:table-cell>
          <table:table-cell/>
        </table:table-row>
        <table:table-row table:style-name="ro1">
          <table:table-cell office:value-type="float" office:value="724.509117" calcext:value-type="float">
            <text:p>724.509117</text:p>
          </table:table-cell>
          <table:table-cell office:value-type="float" office:value="0.128237" calcext:value-type="float">
            <text:p>0.128237</text:p>
          </table:table-cell>
          <table:table-cell/>
        </table:table-row>
        <table:table-row table:style-name="ro1">
          <table:table-cell office:value-type="float" office:value="719.101893" calcext:value-type="float">
            <text:p>719.101893</text:p>
          </table:table-cell>
          <table:table-cell office:value-type="float" office:value="0.130874" calcext:value-type="float">
            <text:p>0.130874</text:p>
          </table:table-cell>
          <table:table-cell/>
        </table:table-row>
        <table:table-row table:style-name="ro1">
          <table:table-cell office:value-type="float" office:value="717.751568" calcext:value-type="float">
            <text:p>717.751568</text:p>
          </table:table-cell>
          <table:table-cell office:value-type="float" office:value="0.132458" calcext:value-type="float">
            <text:p>0.132458</text:p>
          </table:table-cell>
          <table:table-cell/>
        </table:table-row>
        <table:table-row table:style-name="ro1">
          <table:table-cell office:value-type="float" office:value="714.346615" calcext:value-type="float">
            <text:p>714.346615</text:p>
          </table:table-cell>
          <table:table-cell office:value-type="float" office:value="0.133108" calcext:value-type="float">
            <text:p>0.133108</text:p>
          </table:table-cell>
          <table:table-cell/>
        </table:table-row>
        <table:table-row table:style-name="ro1">
          <table:table-cell office:value-type="float" office:value="708.798434" calcext:value-type="float">
            <text:p>708.798434</text:p>
          </table:table-cell>
          <table:table-cell office:value-type="float" office:value="0.133065" calcext:value-type="float">
            <text:p>0.133065</text:p>
          </table:table-cell>
          <table:table-cell/>
        </table:table-row>
        <table:table-row table:style-name="ro1">
          <table:table-cell office:value-type="float" office:value="705.400611" calcext:value-type="float">
            <text:p>705.400611</text:p>
          </table:table-cell>
          <table:table-cell office:value-type="float" office:value="0.131568" calcext:value-type="float">
            <text:p>0.131568</text:p>
          </table:table-cell>
          <table:table-cell/>
        </table:table-row>
        <table:table-row table:style-name="ro1">
          <table:table-cell office:value-type="float" office:value="702.006497" calcext:value-type="float">
            <text:p>702.006497</text:p>
          </table:table-cell>
          <table:table-cell office:value-type="float" office:value="0.129644" calcext:value-type="float">
            <text:p>0.129644</text:p>
          </table:table-cell>
          <table:table-cell/>
        </table:table-row>
        <table:table-row table:style-name="ro1">
          <table:table-cell office:value-type="float" office:value="696.463396" calcext:value-type="float">
            <text:p>696.463396</text:p>
          </table:table-cell>
          <table:table-cell office:value-type="float" office:value="0.126593" calcext:value-type="float">
            <text:p>0.126593</text:p>
          </table:table-cell>
          <table:table-cell/>
        </table:table-row>
        <table:table-row table:style-name="ro1">
          <table:table-cell office:value-type="float" office:value="696.396744" calcext:value-type="float">
            <text:p>696.396744</text:p>
          </table:table-cell>
          <table:table-cell office:value-type="float" office:value="0.122491" calcext:value-type="float">
            <text:p>0.122491</text:p>
          </table:table-cell>
          <table:table-cell/>
        </table:table-row>
        <table:table-row table:style-name="ro1">
          <table:table-cell office:value-type="float" office:value="689.537615" calcext:value-type="float">
            <text:p>689.537615</text:p>
          </table:table-cell>
          <table:table-cell office:value-type="float" office:value="0.116832" calcext:value-type="float">
            <text:p>0.116832</text:p>
          </table:table-cell>
          <table:table-cell/>
        </table:table-row>
        <table:table-row table:style-name="ro1">
          <table:table-cell office:value-type="float" office:value="686.458317" calcext:value-type="float">
            <text:p>686.458317</text:p>
          </table:table-cell>
          <table:table-cell office:value-type="float" office:value="0.110277" calcext:value-type="float">
            <text:p>0.110277</text:p>
          </table:table-cell>
          <table:table-cell/>
        </table:table-row>
        <table:table-row table:style-name="ro1">
          <table:table-cell office:value-type="float" office:value="684.105178" calcext:value-type="float">
            <text:p>684.105178</text:p>
          </table:table-cell>
          <table:table-cell office:value-type="float" office:value="0.102501" calcext:value-type="float">
            <text:p>0.102501</text:p>
          </table:table-cell>
          <table:table-cell/>
        </table:table-row>
        <table:table-row table:style-name="ro1">
          <table:table-cell office:value-type="float" office:value="680.798405" calcext:value-type="float">
            <text:p>680.798405</text:p>
          </table:table-cell>
          <table:table-cell office:value-type="float" office:value="0.093629" calcext:value-type="float">
            <text:p>0.093629</text:p>
          </table:table-cell>
          <table:table-cell/>
        </table:table-row>
        <table:table-row table:style-name="ro1">
          <table:table-cell office:value-type="float" office:value="676.200257" calcext:value-type="float">
            <text:p>676.200257</text:p>
          </table:table-cell>
          <table:table-cell office:value-type="float" office:value="0.084059" calcext:value-type="float">
            <text:p>0.084059</text:p>
          </table:table-cell>
          <table:table-cell/>
        </table:table-row>
        <table:table-row table:style-name="ro1">
          <table:table-cell office:value-type="float" office:value="672.012818" calcext:value-type="float">
            <text:p>672.012818</text:p>
          </table:table-cell>
          <table:table-cell office:value-type="float" office:value="0.071868" calcext:value-type="float">
            <text:p>0.071868</text:p>
          </table:table-cell>
          <table:table-cell/>
        </table:table-row>
        <table:table-row table:style-name="ro1">
          <table:table-cell office:value-type="float" office:value="668.461407" calcext:value-type="float">
            <text:p>668.461407</text:p>
          </table:table-cell>
          <table:table-cell office:value-type="float" office:value="0.059176" calcext:value-type="float">
            <text:p>0.059176</text:p>
          </table:table-cell>
          <table:table-cell/>
        </table:table-row>
        <table:table-row table:style-name="ro1">
          <table:table-cell office:value-type="float" office:value="665.066133" calcext:value-type="float">
            <text:p>665.066133</text:p>
          </table:table-cell>
          <table:table-cell office:value-type="float" office:value="0.046296" calcext:value-type="float">
            <text:p>0.046296</text:p>
          </table:table-cell>
          <table:table-cell/>
        </table:table-row>
        <table:table-row table:style-name="ro1">
          <table:table-cell office:value-type="float" office:value="659.44801" calcext:value-type="float">
            <text:p>659.44801</text:p>
          </table:table-cell>
          <table:table-cell office:value-type="float" office:value="0.03413" calcext:value-type="float">
            <text:p>0.03413</text:p>
          </table:table-cell>
          <table:table-cell/>
        </table:table-row>
        <table:table-row table:style-name="ro1">
          <table:table-cell office:value-type="float" office:value="657.282948" calcext:value-type="float">
            <text:p>657.282948</text:p>
          </table:table-cell>
          <table:table-cell office:value-type="float" office:value="0.023183" calcext:value-type="float">
            <text:p>0.023183</text:p>
          </table:table-cell>
          <table:table-cell/>
        </table:table-row>
        <table:table-row table:style-name="ro1">
          <table:table-cell office:value-type="float" office:value="653.141972" calcext:value-type="float">
            <text:p>653.141972</text:p>
          </table:table-cell>
          <table:table-cell office:value-type="float" office:value="0.014448" calcext:value-type="float">
            <text:p>0.014448</text:p>
          </table:table-cell>
          <table:table-cell/>
        </table:table-row>
        <table:table-row table:style-name="ro1">
          <table:table-cell office:value-type="float" office:value="649.360339" calcext:value-type="float">
            <text:p>649.360339</text:p>
          </table:table-cell>
          <table:table-cell office:value-type="float" office:value="0.007997" calcext:value-type="float">
            <text:p>0.007997</text:p>
          </table:table-cell>
          <table:table-cell/>
        </table:table-row>
        <table:table-row table:style-name="ro1">
          <table:table-cell office:value-type="float" office:value="646.102033" calcext:value-type="float">
            <text:p>646.102033</text:p>
          </table:table-cell>
          <table:table-cell office:value-type="float" office:value="0.004017" calcext:value-type="float">
            <text:p>0.004017</text:p>
          </table:table-cell>
          <table:table-cell/>
        </table:table-row>
        <table:table-row table:style-name="ro1">
          <table:table-cell office:value-type="float" office:value="641.574951" calcext:value-type="float">
            <text:p>641.574951</text:p>
          </table:table-cell>
          <table:table-cell office:value-type="float" office:value="0.00153" calcext:value-type="float">
            <text:p>0.00153</text:p>
          </table:table-cell>
          <table:table-cell/>
        </table:table-row>
        <table:table-row table:style-name="ro1">
          <table:table-cell office:value-type="float" office:value="637.184357" calcext:value-type="float">
            <text:p>637.184357</text:p>
          </table:table-cell>
          <table:table-cell office:value-type="float" office:value="0.000376" calcext:value-type="float">
            <text:p>0.000376</text:p>
          </table:table-cell>
          <table:table-cell/>
        </table:table-row>
        <table:table-row table:style-name="ro1">
          <table:table-cell office:value-type="float" office:value="633.833124" calcext:value-type="float">
            <text:p>633.833124</text:p>
          </table:table-cell>
          <table:table-cell office:value-type="float" office:value="0.000444" calcext:value-type="float">
            <text:p>0.000444</text:p>
          </table:table-cell>
          <table:table-cell/>
        </table:table-row>
        <table:table-row table:style-name="ro1">
          <table:table-cell office:value-type="float" office:value="630.300299" calcext:value-type="float">
            <text:p>630.300299</text:p>
          </table:table-cell>
          <table:table-cell office:value-type="float" office:value="0.00156" calcext:value-type="float">
            <text:p>0.00156</text:p>
          </table:table-cell>
          <table:table-cell/>
        </table:table-row>
        <table:table-row table:style-name="ro1">
          <table:table-cell office:value-type="float" office:value="627.999915" calcext:value-type="float">
            <text:p>627.999915</text:p>
          </table:table-cell>
          <table:table-cell office:value-type="float" office:value="0.00376" calcext:value-type="float">
            <text:p>0.00376</text:p>
          </table:table-cell>
          <table:table-cell/>
        </table:table-row>
        <table:table-row table:style-name="ro1">
          <table:table-cell office:value-type="float" office:value="622.70399" calcext:value-type="float">
            <text:p>622.70399</text:p>
          </table:table-cell>
          <table:table-cell office:value-type="float" office:value="0.007732" calcext:value-type="float">
            <text:p>0.007732</text:p>
          </table:table-cell>
          <table:table-cell/>
        </table:table-row>
        <table:table-row table:style-name="ro1">
          <table:table-cell office:value-type="float" office:value="620.050053" calcext:value-type="float">
            <text:p>620.050053</text:p>
          </table:table-cell>
          <table:table-cell office:value-type="float" office:value="0.013679" calcext:value-type="float">
            <text:p>0.013679</text:p>
          </table:table-cell>
          <table:table-cell/>
        </table:table-row>
        <table:table-row table:style-name="ro1">
          <table:table-cell office:value-type="float" office:value="616.748512" calcext:value-type="float">
            <text:p>616.748512</text:p>
          </table:table-cell>
          <table:table-cell office:value-type="float" office:value="0.021656" calcext:value-type="float">
            <text:p>0.021656</text:p>
          </table:table-cell>
          <table:table-cell/>
        </table:table-row>
        <table:table-row table:style-name="ro1">
          <table:table-cell office:value-type="float" office:value="612.429049" calcext:value-type="float">
            <text:p>612.429049</text:p>
          </table:table-cell>
          <table:table-cell office:value-type="float" office:value="0.031768" calcext:value-type="float">
            <text:p>0.031768</text:p>
          </table:table-cell>
          <table:table-cell/>
        </table:table-row>
        <table:table-row table:style-name="ro1">
          <table:table-cell office:value-type="float" office:value="608.810738" calcext:value-type="float">
            <text:p>608.810738</text:p>
          </table:table-cell>
          <table:table-cell office:value-type="float" office:value="0.043771" calcext:value-type="float">
            <text:p>0.043771</text:p>
          </table:table-cell>
          <table:table-cell/>
        </table:table-row>
        <table:table-row table:style-name="ro1">
          <table:table-cell office:value-type="float" office:value="604.522287" calcext:value-type="float">
            <text:p>604.522287</text:p>
          </table:table-cell>
          <table:table-cell office:value-type="float" office:value="0.055979" calcext:value-type="float">
            <text:p>0.055979</text:p>
          </table:table-cell>
          <table:table-cell/>
        </table:table-row>
        <table:table-row table:style-name="ro1">
          <table:table-cell office:value-type="float" office:value="601.151446" calcext:value-type="float">
            <text:p>601.151446</text:p>
          </table:table-cell>
          <table:table-cell office:value-type="float" office:value="0.067681" calcext:value-type="float">
            <text:p>0.067681</text:p>
          </table:table-cell>
          <table:table-cell/>
        </table:table-row>
        <table:table-row table:style-name="ro1">
          <table:table-cell office:value-type="float" office:value="597.135722" calcext:value-type="float">
            <text:p>597.135722</text:p>
          </table:table-cell>
          <table:table-cell office:value-type="float" office:value="0.078127" calcext:value-type="float">
            <text:p>0.078127</text:p>
          </table:table-cell>
          <table:table-cell/>
        </table:table-row>
        <table:table-row table:style-name="ro1">
          <table:table-cell office:value-type="float" office:value="593.474036" calcext:value-type="float">
            <text:p>593.474036</text:p>
          </table:table-cell>
          <table:table-cell office:value-type="float" office:value="0.088291" calcext:value-type="float">
            <text:p>0.088291</text:p>
          </table:table-cell>
          <table:table-cell/>
        </table:table-row>
        <table:table-row table:style-name="ro1">
          <table:table-cell office:value-type="float" office:value="590.331019" calcext:value-type="float">
            <text:p>590.331019</text:p>
          </table:table-cell>
          <table:table-cell office:value-type="float" office:value="0.097279" calcext:value-type="float">
            <text:p>0.097279</text:p>
          </table:table-cell>
          <table:table-cell/>
        </table:table-row>
        <table:table-row table:style-name="ro1">
          <table:table-cell office:value-type="float" office:value="586.760517" calcext:value-type="float">
            <text:p>586.760517</text:p>
          </table:table-cell>
          <table:table-cell office:value-type="float" office:value="0.105075" calcext:value-type="float">
            <text:p>0.105075</text:p>
          </table:table-cell>
          <table:table-cell/>
        </table:table-row>
        <table:table-row table:style-name="ro1">
          <table:table-cell office:value-type="float" office:value="583.040837" calcext:value-type="float">
            <text:p>583.040837</text:p>
          </table:table-cell>
          <table:table-cell office:value-type="float" office:value="0.111934" calcext:value-type="float">
            <text:p>0.111934</text:p>
          </table:table-cell>
          <table:table-cell/>
        </table:table-row>
        <table:table-row table:style-name="ro1">
          <table:table-cell office:value-type="float" office:value="578.756305" calcext:value-type="float">
            <text:p>578.756305</text:p>
          </table:table-cell>
          <table:table-cell office:value-type="float" office:value="0.118724" calcext:value-type="float">
            <text:p>0.118724</text:p>
          </table:table-cell>
          <table:table-cell/>
        </table:table-row>
        <table:table-row table:style-name="ro1">
          <table:table-cell office:value-type="float" office:value="574.448443" calcext:value-type="float">
            <text:p>574.448443</text:p>
          </table:table-cell>
          <table:table-cell office:value-type="float" office:value="0.123027" calcext:value-type="float">
            <text:p>0.123027</text:p>
          </table:table-cell>
          <table:table-cell/>
        </table:table-row>
        <table:table-row table:style-name="ro1">
          <table:table-cell office:value-type="float" office:value="571.646596" calcext:value-type="float">
            <text:p>571.646596</text:p>
          </table:table-cell>
          <table:table-cell office:value-type="float" office:value="0.1275" calcext:value-type="float">
            <text:p>0.1275</text:p>
          </table:table-cell>
          <table:table-cell/>
        </table:table-row>
        <table:table-row table:style-name="ro1">
          <table:table-cell office:value-type="float" office:value="568.371679" calcext:value-type="float">
            <text:p>568.371679</text:p>
          </table:table-cell>
          <table:table-cell office:value-type="float" office:value="0.130292" calcext:value-type="float">
            <text:p>0.130292</text:p>
          </table:table-cell>
          <table:table-cell/>
        </table:table-row>
        <table:table-row table:style-name="ro1">
          <table:table-cell office:value-type="float" office:value="564.125926" calcext:value-type="float">
            <text:p>564.125926</text:p>
          </table:table-cell>
          <table:table-cell office:value-type="float" office:value="0.132838" calcext:value-type="float">
            <text:p>0.132838</text:p>
          </table:table-cell>
          <table:table-cell/>
        </table:table-row>
        <table:table-row table:style-name="ro1">
          <table:table-cell office:value-type="float" office:value="559.642939" calcext:value-type="float">
            <text:p>559.642939</text:p>
          </table:table-cell>
          <table:table-cell office:value-type="float" office:value="0.134404" calcext:value-type="float">
            <text:p>0.134404</text:p>
          </table:table-cell>
          <table:table-cell/>
        </table:table-row>
        <table:table-row table:style-name="ro1">
          <table:table-cell office:value-type="float" office:value="556.401396" calcext:value-type="float">
            <text:p>556.401396</text:p>
          </table:table-cell>
          <table:table-cell office:value-type="float" office:value="0.13464" calcext:value-type="float">
            <text:p>0.13464</text:p>
          </table:table-cell>
          <table:table-cell/>
        </table:table-row>
        <table:table-row table:style-name="ro1">
          <table:table-cell office:value-type="float" office:value="551.808405" calcext:value-type="float">
            <text:p>551.808405</text:p>
          </table:table-cell>
          <table:table-cell office:value-type="float" office:value="0.134663" calcext:value-type="float">
            <text:p>0.134663</text:p>
          </table:table-cell>
          <table:table-cell/>
        </table:table-row>
        <table:table-row table:style-name="ro1">
          <table:table-cell office:value-type="float" office:value="548.734464" calcext:value-type="float">
            <text:p>548.734464</text:p>
          </table:table-cell>
          <table:table-cell office:value-type="float" office:value="0.133213" calcext:value-type="float">
            <text:p>0.133213</text:p>
          </table:table-cell>
          <table:table-cell/>
        </table:table-row>
        <table:table-row table:style-name="ro1">
          <table:table-cell office:value-type="float" office:value="544.900472" calcext:value-type="float">
            <text:p>544.900472</text:p>
          </table:table-cell>
          <table:table-cell office:value-type="float" office:value="0.130776" calcext:value-type="float">
            <text:p>0.130776</text:p>
          </table:table-cell>
          <table:table-cell/>
        </table:table-row>
        <table:table-row table:style-name="ro1">
          <table:table-cell office:value-type="float" office:value="540.668197" calcext:value-type="float">
            <text:p>540.668197</text:p>
          </table:table-cell>
          <table:table-cell office:value-type="float" office:value="0.126959" calcext:value-type="float">
            <text:p>0.126959</text:p>
          </table:table-cell>
          <table:table-cell/>
        </table:table-row>
        <table:table-row table:style-name="ro1">
          <table:table-cell office:value-type="float" office:value="536.971095" calcext:value-type="float">
            <text:p>536.971095</text:p>
          </table:table-cell>
          <table:table-cell office:value-type="float" office:value="0.122452" calcext:value-type="float">
            <text:p>0.122452</text:p>
          </table:table-cell>
          <table:table-cell/>
        </table:table-row>
        <table:table-row table:style-name="ro1">
          <table:table-cell office:value-type="float" office:value="533.610754" calcext:value-type="float">
            <text:p>533.610754</text:p>
          </table:table-cell>
          <table:table-cell office:value-type="float" office:value="0.116673" calcext:value-type="float">
            <text:p>0.116673</text:p>
          </table:table-cell>
          <table:table-cell/>
        </table:table-row>
        <table:table-row table:style-name="ro1">
          <table:table-cell office:value-type="float" office:value="529.581755" calcext:value-type="float">
            <text:p>529.581755</text:p>
          </table:table-cell>
          <table:table-cell office:value-type="float" office:value="0.109608" calcext:value-type="float">
            <text:p>0.109608</text:p>
          </table:table-cell>
          <table:table-cell/>
        </table:table-row>
        <table:table-row table:style-name="ro1">
          <table:table-cell office:value-type="float" office:value="525.962561" calcext:value-type="float">
            <text:p>525.962561</text:p>
          </table:table-cell>
          <table:table-cell office:value-type="float" office:value="0.100931" calcext:value-type="float">
            <text:p>0.100931</text:p>
          </table:table-cell>
          <table:table-cell/>
        </table:table-row>
        <table:table-row table:style-name="ro1">
          <table:table-cell office:value-type="float" office:value="522.371364" calcext:value-type="float">
            <text:p>522.371364</text:p>
          </table:table-cell>
          <table:table-cell office:value-type="float" office:value="0.091802" calcext:value-type="float">
            <text:p>0.091802</text:p>
          </table:table-cell>
          <table:table-cell/>
        </table:table-row>
        <table:table-row table:style-name="ro1">
          <table:table-cell office:value-type="float" office:value="518.996949" calcext:value-type="float">
            <text:p>518.996949</text:p>
          </table:table-cell>
          <table:table-cell office:value-type="float" office:value="0.081285" calcext:value-type="float">
            <text:p>0.081285</text:p>
          </table:table-cell>
          <table:table-cell/>
        </table:table-row>
        <table:table-row table:style-name="ro1">
          <table:table-cell office:value-type="float" office:value="514.651838" calcext:value-type="float">
            <text:p>514.651838</text:p>
          </table:table-cell>
          <table:table-cell office:value-type="float" office:value="0.069273" calcext:value-type="float">
            <text:p>0.069273</text:p>
          </table:table-cell>
          <table:table-cell/>
        </table:table-row>
        <table:table-row table:style-name="ro1">
          <table:table-cell office:value-type="float" office:value="511.516636" calcext:value-type="float">
            <text:p>511.516636</text:p>
          </table:table-cell>
          <table:table-cell office:value-type="float" office:value="0.05679" calcext:value-type="float">
            <text:p>0.05679</text:p>
          </table:table-cell>
          <table:table-cell/>
        </table:table-row>
        <table:table-row table:style-name="ro1">
          <table:table-cell office:value-type="float" office:value="507.277418" calcext:value-type="float">
            <text:p>507.277418</text:p>
          </table:table-cell>
          <table:table-cell office:value-type="float" office:value="0.04436" calcext:value-type="float">
            <text:p>0.04436</text:p>
          </table:table-cell>
          <table:table-cell/>
        </table:table-row>
        <table:table-row table:style-name="ro1">
          <table:table-cell office:value-type="float" office:value="503.802459" calcext:value-type="float">
            <text:p>503.802459</text:p>
          </table:table-cell>
          <table:table-cell office:value-type="float" office:value="0.032054" calcext:value-type="float">
            <text:p>0.032054</text:p>
          </table:table-cell>
          <table:table-cell/>
        </table:table-row>
        <table:table-row table:style-name="ro1">
          <table:table-cell office:value-type="float" office:value="500.121944" calcext:value-type="float">
            <text:p>500.121944</text:p>
          </table:table-cell>
          <table:table-cell office:value-type="float" office:value="0.02154" calcext:value-type="float">
            <text:p>0.02154</text:p>
          </table:table-cell>
          <table:table-cell/>
        </table:table-row>
        <table:table-row table:style-name="ro1">
          <table:table-cell office:value-type="float" office:value="497.489914" calcext:value-type="float">
            <text:p>497.489914</text:p>
          </table:table-cell>
          <table:table-cell office:value-type="float" office:value="0.013101" calcext:value-type="float">
            <text:p>0.013101</text:p>
          </table:table-cell>
          <table:table-cell/>
        </table:table-row>
        <table:table-row table:style-name="ro1">
          <table:table-cell office:value-type="float" office:value="492.28124" calcext:value-type="float">
            <text:p>492.28124</text:p>
          </table:table-cell>
          <table:table-cell office:value-type="float" office:value="0.007313" calcext:value-type="float">
            <text:p>0.007313</text:p>
          </table:table-cell>
          <table:table-cell/>
        </table:table-row>
        <table:table-row table:style-name="ro1">
          <table:table-cell office:value-type="float" office:value="489.276859" calcext:value-type="float">
            <text:p>489.276859</text:p>
          </table:table-cell>
          <table:table-cell office:value-type="float" office:value="0.003479" calcext:value-type="float">
            <text:p>0.003479</text:p>
          </table:table-cell>
          <table:table-cell/>
        </table:table-row>
        <table:table-row table:style-name="ro1">
          <table:table-cell office:value-type="float" office:value="487.075832" calcext:value-type="float">
            <text:p>487.075832</text:p>
          </table:table-cell>
          <table:table-cell office:value-type="float" office:value="0.00128" calcext:value-type="float">
            <text:p>0.00128</text:p>
          </table:table-cell>
          <table:table-cell/>
        </table:table-row>
        <table:table-row table:style-name="ro1">
          <table:table-cell office:value-type="float" office:value="481.845957" calcext:value-type="float">
            <text:p>481.845957</text:p>
          </table:table-cell>
          <table:table-cell office:value-type="float" office:value="0.000335" calcext:value-type="float">
            <text:p>0.000335</text:p>
          </table:table-cell>
          <table:table-cell/>
        </table:table-row>
        <table:table-row table:style-name="ro1">
          <table:table-cell office:value-type="float" office:value="478.283402" calcext:value-type="float">
            <text:p>478.283402</text:p>
          </table:table-cell>
          <table:table-cell office:value-type="float" office:value="0.000511" calcext:value-type="float">
            <text:p>0.000511</text:p>
          </table:table-cell>
          <table:table-cell/>
        </table:table-row>
        <table:table-row table:style-name="ro1">
          <table:table-cell office:value-type="float" office:value="477.055031" calcext:value-type="float">
            <text:p>477.055031</text:p>
          </table:table-cell>
          <table:table-cell office:value-type="float" office:value="0.001876" calcext:value-type="float">
            <text:p>0.001876</text:p>
          </table:table-cell>
          <table:table-cell/>
        </table:table-row>
        <table:table-row table:style-name="ro1">
          <table:table-cell office:value-type="float" office:value="472.153878" calcext:value-type="float">
            <text:p>472.153878</text:p>
          </table:table-cell>
          <table:table-cell office:value-type="float" office:value="0.00454" calcext:value-type="float">
            <text:p>0.00454</text:p>
          </table:table-cell>
          <table:table-cell/>
        </table:table-row>
        <table:table-row table:style-name="ro1">
          <table:table-cell office:value-type="float" office:value="467.671139" calcext:value-type="float">
            <text:p>467.671139</text:p>
          </table:table-cell>
          <table:table-cell office:value-type="float" office:value="0.009031" calcext:value-type="float">
            <text:p>0.009031</text:p>
          </table:table-cell>
          <table:table-cell/>
        </table:table-row>
        <table:table-row table:style-name="ro1">
          <table:table-cell office:value-type="float" office:value="463.023847" calcext:value-type="float">
            <text:p>463.023847</text:p>
          </table:table-cell>
          <table:table-cell office:value-type="float" office:value="0.015882" calcext:value-type="float">
            <text:p>0.015882</text:p>
          </table:table-cell>
          <table:table-cell/>
        </table:table-row>
        <table:table-row table:style-name="ro1">
          <table:table-cell office:value-type="float" office:value="459.420605" calcext:value-type="float">
            <text:p>459.420605</text:p>
          </table:table-cell>
          <table:table-cell office:value-type="float" office:value="0.024861" calcext:value-type="float">
            <text:p>0.024861</text:p>
          </table:table-cell>
          <table:table-cell/>
        </table:table-row>
        <table:table-row table:style-name="ro1">
          <table:table-cell office:value-type="float" office:value="455.866302" calcext:value-type="float">
            <text:p>455.866302</text:p>
          </table:table-cell>
          <table:table-cell office:value-type="float" office:value="0.0352" calcext:value-type="float">
            <text:p>0.0352</text:p>
          </table:table-cell>
          <table:table-cell/>
        </table:table-row>
        <table:table-row table:style-name="ro1">
          <table:table-cell office:value-type="float" office:value="451.954256" calcext:value-type="float">
            <text:p>451.954256</text:p>
          </table:table-cell>
          <table:table-cell office:value-type="float" office:value="0.046245" calcext:value-type="float">
            <text:p>0.046245</text:p>
          </table:table-cell>
          <table:table-cell/>
        </table:table-row>
        <table:table-row table:style-name="ro1">
          <table:table-cell office:value-type="float" office:value="447.904362" calcext:value-type="float">
            <text:p>447.904362</text:p>
          </table:table-cell>
          <table:table-cell office:value-type="float" office:value="0.058292" calcext:value-type="float">
            <text:p>0.058292</text:p>
          </table:table-cell>
          <table:table-cell/>
        </table:table-row>
        <table:table-row table:style-name="ro1">
          <table:table-cell office:value-type="float" office:value="444.354094" calcext:value-type="float">
            <text:p>444.354094</text:p>
          </table:table-cell>
          <table:table-cell office:value-type="float" office:value="0.07002" calcext:value-type="float">
            <text:p>0.07002</text:p>
          </table:table-cell>
          <table:table-cell/>
        </table:table-row>
        <table:table-row table:style-name="ro1">
          <table:table-cell office:value-type="float" office:value="441.478158" calcext:value-type="float">
            <text:p>441.478158</text:p>
          </table:table-cell>
          <table:table-cell office:value-type="float" office:value="0.080723" calcext:value-type="float">
            <text:p>0.080723</text:p>
          </table:table-cell>
          <table:table-cell/>
        </table:table-row>
        <table:table-row table:style-name="ro1">
          <table:table-cell office:value-type="float" office:value="437.468898" calcext:value-type="float">
            <text:p>437.468898</text:p>
          </table:table-cell>
          <table:table-cell office:value-type="float" office:value="0.090336" calcext:value-type="float">
            <text:p>0.090336</text:p>
          </table:table-cell>
          <table:table-cell/>
        </table:table-row>
        <table:table-row table:style-name="ro1">
          <table:table-cell office:value-type="float" office:value="434.554341" calcext:value-type="float">
            <text:p>434.554341</text:p>
          </table:table-cell>
          <table:table-cell office:value-type="float" office:value="0.099511" calcext:value-type="float">
            <text:p>0.099511</text:p>
          </table:table-cell>
          <table:table-cell/>
        </table:table-row>
        <table:table-row table:style-name="ro1">
          <table:table-cell office:value-type="float" office:value="430.612741" calcext:value-type="float">
            <text:p>430.612741</text:p>
          </table:table-cell>
          <table:table-cell office:value-type="float" office:value="0.107623" calcext:value-type="float">
            <text:p>0.107623</text:p>
          </table:table-cell>
          <table:table-cell/>
        </table:table-row>
        <table:table-row table:style-name="ro1">
          <table:table-cell office:value-type="float" office:value="426.133602" calcext:value-type="float">
            <text:p>426.133602</text:p>
          </table:table-cell>
          <table:table-cell office:value-type="float" office:value="0.114502" calcext:value-type="float">
            <text:p>0.114502</text:p>
          </table:table-cell>
          <table:table-cell/>
        </table:table-row>
        <table:table-row table:style-name="ro1">
          <table:table-cell office:value-type="float" office:value="423.35144" calcext:value-type="float">
            <text:p>423.35144</text:p>
          </table:table-cell>
          <table:table-cell office:value-type="float" office:value="0.119709" calcext:value-type="float">
            <text:p>0.119709</text:p>
          </table:table-cell>
          <table:table-cell/>
        </table:table-row>
        <table:table-row table:style-name="ro1">
          <table:table-cell office:value-type="float" office:value="418.8807" calcext:value-type="float">
            <text:p>418.8807</text:p>
          </table:table-cell>
          <table:table-cell office:value-type="float" office:value="0.124371" calcext:value-type="float">
            <text:p>0.124371</text:p>
          </table:table-cell>
          <table:table-cell/>
        </table:table-row>
        <table:table-row table:style-name="ro1">
          <table:table-cell office:value-type="float" office:value="414.801833" calcext:value-type="float">
            <text:p>414.801833</text:p>
          </table:table-cell>
          <table:table-cell office:value-type="float" office:value="0.128411" calcext:value-type="float">
            <text:p>0.128411</text:p>
          </table:table-cell>
          <table:table-cell/>
        </table:table-row>
        <table:table-row table:style-name="ro1">
          <table:table-cell office:value-type="float" office:value="411.604008" calcext:value-type="float">
            <text:p>411.604008</text:p>
          </table:table-cell>
          <table:table-cell office:value-type="float" office:value="0.1315" calcext:value-type="float">
            <text:p>0.1315</text:p>
          </table:table-cell>
          <table:table-cell/>
        </table:table-row>
        <table:table-row table:style-name="ro1">
          <table:table-cell office:value-type="float" office:value="408.407845" calcext:value-type="float">
            <text:p>408.407845</text:p>
          </table:table-cell>
          <table:table-cell office:value-type="float" office:value="0.13316" calcext:value-type="float">
            <text:p>0.13316</text:p>
          </table:table-cell>
          <table:table-cell/>
        </table:table-row>
        <table:table-row table:style-name="ro1">
          <table:table-cell office:value-type="float" office:value="404.26748" calcext:value-type="float">
            <text:p>404.26748</text:p>
          </table:table-cell>
          <table:table-cell office:value-type="float" office:value="0.134214" calcext:value-type="float">
            <text:p>0.134214</text:p>
          </table:table-cell>
          <table:table-cell/>
        </table:table-row>
        <table:table-row table:style-name="ro1">
          <table:table-cell office:value-type="float" office:value="400.31956" calcext:value-type="float">
            <text:p>400.31956</text:p>
          </table:table-cell>
          <table:table-cell office:value-type="float" office:value="0.1346" calcext:value-type="float">
            <text:p>0.1346</text:p>
          </table:table-cell>
          <table:table-cell/>
        </table:table-row>
        <table:table-row table:style-name="ro1">
          <table:table-cell office:value-type="float" office:value="397.020114" calcext:value-type="float">
            <text:p>397.020114</text:p>
          </table:table-cell>
          <table:table-cell office:value-type="float" office:value="0.134241" calcext:value-type="float">
            <text:p>0.134241</text:p>
          </table:table-cell>
          <table:table-cell/>
        </table:table-row>
        <table:table-row table:style-name="ro1">
          <table:table-cell office:value-type="float" office:value="393.60072" calcext:value-type="float">
            <text:p>393.60072</text:p>
          </table:table-cell>
          <table:table-cell office:value-type="float" office:value="0.133005" calcext:value-type="float">
            <text:p>0.133005</text:p>
          </table:table-cell>
          <table:table-cell/>
        </table:table-row>
        <table:table-row table:style-name="ro1">
          <table:table-cell office:value-type="float" office:value="388.760544" calcext:value-type="float">
            <text:p>388.760544</text:p>
          </table:table-cell>
          <table:table-cell office:value-type="float" office:value="0.130196" calcext:value-type="float">
            <text:p>0.130196</text:p>
          </table:table-cell>
          <table:table-cell/>
        </table:table-row>
        <table:table-row table:style-name="ro1">
          <table:table-cell office:value-type="float" office:value="387.082834" calcext:value-type="float">
            <text:p>387.082834</text:p>
          </table:table-cell>
          <table:table-cell office:value-type="float" office:value="0.125703" calcext:value-type="float">
            <text:p>0.125703</text:p>
          </table:table-cell>
          <table:table-cell/>
        </table:table-row>
        <table:table-row table:style-name="ro1">
          <table:table-cell office:value-type="float" office:value="382.056182" calcext:value-type="float">
            <text:p>382.056182</text:p>
          </table:table-cell>
          <table:table-cell office:value-type="float" office:value="0.121007" calcext:value-type="float">
            <text:p>0.121007</text:p>
          </table:table-cell>
          <table:table-cell/>
        </table:table-row>
        <table:table-row table:style-name="ro1">
          <table:table-cell office:value-type="float" office:value="377.073856" calcext:value-type="float">
            <text:p>377.073856</text:p>
          </table:table-cell>
          <table:table-cell office:value-type="float" office:value="0.114955" calcext:value-type="float">
            <text:p>0.114955</text:p>
          </table:table-cell>
          <table:table-cell/>
        </table:table-row>
        <table:table-row table:style-name="ro1">
          <table:table-cell office:value-type="float" office:value="373.941483" calcext:value-type="float">
            <text:p>373.941483</text:p>
          </table:table-cell>
          <table:table-cell office:value-type="float" office:value="0.107157" calcext:value-type="float">
            <text:p>0.107157</text:p>
          </table:table-cell>
          <table:table-cell/>
        </table:table-row>
        <table:table-row table:style-name="ro1">
          <table:table-cell office:value-type="float" office:value="368.647815" calcext:value-type="float">
            <text:p>368.647815</text:p>
          </table:table-cell>
          <table:table-cell office:value-type="float" office:value="0.098324" calcext:value-type="float">
            <text:p>0.098324</text:p>
          </table:table-cell>
          <table:table-cell/>
        </table:table-row>
        <table:table-row table:style-name="ro1">
          <table:table-cell office:value-type="float" office:value="365.486639" calcext:value-type="float">
            <text:p>365.486639</text:p>
          </table:table-cell>
          <table:table-cell office:value-type="float" office:value="0.08871" calcext:value-type="float">
            <text:p>0.08871</text:p>
          </table:table-cell>
          <table:table-cell/>
        </table:table-row>
        <table:table-row table:style-name="ro1">
          <table:table-cell office:value-type="float" office:value="362.154269" calcext:value-type="float">
            <text:p>362.154269</text:p>
          </table:table-cell>
          <table:table-cell office:value-type="float" office:value="0.077365" calcext:value-type="float">
            <text:p>0.077365</text:p>
          </table:table-cell>
          <table:table-cell/>
        </table:table-row>
        <table:table-row table:style-name="ro1">
          <table:table-cell office:value-type="float" office:value="358.48464" calcext:value-type="float">
            <text:p>358.48464</text:p>
          </table:table-cell>
          <table:table-cell office:value-type="float" office:value="0.065189" calcext:value-type="float">
            <text:p>0.065189</text:p>
          </table:table-cell>
          <table:table-cell/>
        </table:table-row>
        <table:table-row table:style-name="ro1">
          <table:table-cell office:value-type="float" office:value="354.930847" calcext:value-type="float">
            <text:p>354.930847</text:p>
          </table:table-cell>
          <table:table-cell office:value-type="float" office:value="0.052426" calcext:value-type="float">
            <text:p>0.052426</text:p>
          </table:table-cell>
          <table:table-cell/>
        </table:table-row>
        <table:table-row table:style-name="ro1">
          <table:table-cell office:value-type="float" office:value="350.728647" calcext:value-type="float">
            <text:p>350.728647</text:p>
          </table:table-cell>
          <table:table-cell office:value-type="float" office:value="0.039678" calcext:value-type="float">
            <text:p>0.039678</text:p>
          </table:table-cell>
          <table:table-cell/>
        </table:table-row>
        <table:table-row table:style-name="ro1">
          <table:table-cell office:value-type="float" office:value="347.468797" calcext:value-type="float">
            <text:p>347.468797</text:p>
          </table:table-cell>
          <table:table-cell office:value-type="float" office:value="0.027841" calcext:value-type="float">
            <text:p>0.027841</text:p>
          </table:table-cell>
          <table:table-cell/>
        </table:table-row>
        <table:table-row table:style-name="ro1">
          <table:table-cell office:value-type="float" office:value="343.692288" calcext:value-type="float">
            <text:p>343.692288</text:p>
          </table:table-cell>
          <table:table-cell office:value-type="float" office:value="0.017943" calcext:value-type="float">
            <text:p>0.017943</text:p>
          </table:table-cell>
          <table:table-cell/>
        </table:table-row>
        <table:table-row table:style-name="ro1">
          <table:table-cell office:value-type="float" office:value="341.841965" calcext:value-type="float">
            <text:p>341.841965</text:p>
          </table:table-cell>
          <table:table-cell office:value-type="float" office:value="0.010516" calcext:value-type="float">
            <text:p>0.010516</text:p>
          </table:table-cell>
          <table:table-cell/>
        </table:table-row>
        <table:table-row table:style-name="ro1">
          <table:table-cell office:value-type="float" office:value="336.427434" calcext:value-type="float">
            <text:p>336.427434</text:p>
          </table:table-cell>
          <table:table-cell office:value-type="float" office:value="0.00553" calcext:value-type="float">
            <text:p>0.00553</text:p>
          </table:table-cell>
          <table:table-cell/>
        </table:table-row>
        <table:table-row table:style-name="ro1">
          <table:table-cell office:value-type="float" office:value="332.156205" calcext:value-type="float">
            <text:p>332.156205</text:p>
          </table:table-cell>
          <table:table-cell office:value-type="float" office:value="0.002463" calcext:value-type="float">
            <text:p>0.002463</text:p>
          </table:table-cell>
          <table:table-cell/>
        </table:table-row>
        <table:table-row table:style-name="ro1">
          <table:table-cell office:value-type="float" office:value="329.315964" calcext:value-type="float">
            <text:p>329.315964</text:p>
          </table:table-cell>
          <table:table-cell office:value-type="float" office:value="0.000783" calcext:value-type="float">
            <text:p>0.000783</text:p>
          </table:table-cell>
          <table:table-cell/>
        </table:table-row>
        <table:table-row table:style-name="ro1">
          <table:table-cell office:value-type="float" office:value="325.567583" calcext:value-type="float">
            <text:p>325.567583</text:p>
          </table:table-cell>
          <table:table-cell office:value-type="float" office:value="0.000272" calcext:value-type="float">
            <text:p>0.000272</text:p>
          </table:table-cell>
          <table:table-cell/>
        </table:table-row>
        <table:table-row table:style-name="ro1">
          <table:table-cell office:value-type="float" office:value="320.814671" calcext:value-type="float">
            <text:p>320.814671</text:p>
          </table:table-cell>
          <table:table-cell office:value-type="float" office:value="0.000971" calcext:value-type="float">
            <text:p>0.000971</text:p>
          </table:table-cell>
          <table:table-cell/>
        </table:table-row>
        <table:table-row table:style-name="ro1">
          <table:table-cell office:value-type="float" office:value="317.562945" calcext:value-type="float">
            <text:p>317.562945</text:p>
          </table:table-cell>
          <table:table-cell office:value-type="float" office:value="0.002891" calcext:value-type="float">
            <text:p>0.002891</text:p>
          </table:table-cell>
          <table:table-cell/>
        </table:table-row>
        <table:table-row table:style-name="ro1">
          <table:table-cell office:value-type="float" office:value="313.555396" calcext:value-type="float">
            <text:p>313.555396</text:p>
          </table:table-cell>
          <table:table-cell office:value-type="float" office:value="0.006279" calcext:value-type="float">
            <text:p>0.006279</text:p>
          </table:table-cell>
          <table:table-cell/>
        </table:table-row>
        <table:table-row table:style-name="ro1">
          <table:table-cell office:value-type="float" office:value="309.069595" calcext:value-type="float">
            <text:p>309.069595</text:p>
          </table:table-cell>
          <table:table-cell office:value-type="float" office:value="0.011729" calcext:value-type="float">
            <text:p>0.011729</text:p>
          </table:table-cell>
          <table:table-cell/>
        </table:table-row>
        <table:table-row table:style-name="ro1">
          <table:table-cell office:value-type="float" office:value="305.926977" calcext:value-type="float">
            <text:p>305.926977</text:p>
          </table:table-cell>
          <table:table-cell office:value-type="float" office:value="0.019511" calcext:value-type="float">
            <text:p>0.019511</text:p>
          </table:table-cell>
          <table:table-cell/>
        </table:table-row>
        <table:table-row table:style-name="ro1">
          <table:table-cell office:value-type="float" office:value="303.099567" calcext:value-type="float">
            <text:p>303.099567</text:p>
          </table:table-cell>
          <table:table-cell office:value-type="float" office:value="0.029443" calcext:value-type="float">
            <text:p>0.029443</text:p>
          </table:table-cell>
          <table:table-cell/>
        </table:table-row>
        <table:table-row table:style-name="ro1">
          <table:table-cell office:value-type="float" office:value="298.965794" calcext:value-type="float">
            <text:p>298.965794</text:p>
          </table:table-cell>
          <table:table-cell office:value-type="float" office:value="0.041128" calcext:value-type="float">
            <text:p>0.041128</text:p>
          </table:table-cell>
          <table:table-cell/>
        </table:table-row>
        <table:table-row table:style-name="ro1">
          <table:table-cell office:value-type="float" office:value="294.582203" calcext:value-type="float">
            <text:p>294.582203</text:p>
          </table:table-cell>
          <table:table-cell office:value-type="float" office:value="0.053373" calcext:value-type="float">
            <text:p>0.053373</text:p>
          </table:table-cell>
          <table:table-cell/>
        </table:table-row>
        <table:table-row table:style-name="ro1">
          <table:table-cell office:value-type="float" office:value="290.919804" calcext:value-type="float">
            <text:p>290.919804</text:p>
          </table:table-cell>
          <table:table-cell office:value-type="float" office:value="0.065831" calcext:value-type="float">
            <text:p>0.065831</text:p>
          </table:table-cell>
          <table:table-cell/>
        </table:table-row>
        <table:table-row table:style-name="ro1">
          <table:table-cell office:value-type="float" office:value="287.730117" calcext:value-type="float">
            <text:p>287.730117</text:p>
          </table:table-cell>
          <table:table-cell office:value-type="float" office:value="0.077347" calcext:value-type="float">
            <text:p>0.077347</text:p>
          </table:table-cell>
          <table:table-cell/>
        </table:table-row>
        <table:table-row table:style-name="ro1">
          <table:table-cell office:value-type="float" office:value="284.24416" calcext:value-type="float">
            <text:p>284.24416</text:p>
          </table:table-cell>
          <table:table-cell office:value-type="float" office:value="0.087167" calcext:value-type="float">
            <text:p>0.087167</text:p>
          </table:table-cell>
          <table:table-cell/>
        </table:table-row>
        <table:table-row table:style-name="ro1">
          <table:table-cell office:value-type="float" office:value="279.776849" calcext:value-type="float">
            <text:p>279.776849</text:p>
          </table:table-cell>
          <table:table-cell office:value-type="float" office:value="0.095871" calcext:value-type="float">
            <text:p>0.095871</text:p>
          </table:table-cell>
          <table:table-cell/>
        </table:table-row>
        <table:table-row table:style-name="ro1">
          <table:table-cell office:value-type="float" office:value="277.488096" calcext:value-type="float">
            <text:p>277.488096</text:p>
          </table:table-cell>
          <table:table-cell office:value-type="float" office:value="0.103652" calcext:value-type="float">
            <text:p>0.103652</text:p>
          </table:table-cell>
          <table:table-cell/>
        </table:table-row>
        <table:table-row table:style-name="ro1">
          <table:table-cell office:value-type="float" office:value="271.155692" calcext:value-type="float">
            <text:p>271.155692</text:p>
          </table:table-cell>
          <table:table-cell office:value-type="float" office:value="0.110655" calcext:value-type="float">
            <text:p>0.110655</text:p>
          </table:table-cell>
          <table:table-cell/>
        </table:table-row>
        <table:table-row table:style-name="ro1">
          <table:table-cell office:value-type="float" office:value="269.654428" calcext:value-type="float">
            <text:p>269.654428</text:p>
          </table:table-cell>
          <table:table-cell office:value-type="float" office:value="0.116567" calcext:value-type="float">
            <text:p>0.116567</text:p>
          </table:table-cell>
          <table:table-cell/>
        </table:table-row>
        <table:table-row table:style-name="ro1">
          <table:table-cell office:value-type="float" office:value="266.342421" calcext:value-type="float">
            <text:p>266.342421</text:p>
          </table:table-cell>
          <table:table-cell office:value-type="float" office:value="0.121728" calcext:value-type="float">
            <text:p>0.121728</text:p>
          </table:table-cell>
          <table:table-cell/>
        </table:table-row>
        <table:table-row table:style-name="ro1">
          <table:table-cell office:value-type="float" office:value="263.056065" calcext:value-type="float">
            <text:p>263.056065</text:p>
          </table:table-cell>
          <table:table-cell office:value-type="float" office:value="0.126457" calcext:value-type="float">
            <text:p>0.126457</text:p>
          </table:table-cell>
          <table:table-cell/>
        </table:table-row>
        <table:table-row table:style-name="ro1">
          <table:table-cell office:value-type="float" office:value="258.061848" calcext:value-type="float">
            <text:p>258.061848</text:p>
          </table:table-cell>
          <table:table-cell office:value-type="float" office:value="0.129985" calcext:value-type="float">
            <text:p>0.129985</text:p>
          </table:table-cell>
          <table:table-cell/>
        </table:table-row>
        <table:table-row table:style-name="ro1">
          <table:table-cell office:value-type="float" office:value="253.902127" calcext:value-type="float">
            <text:p>253.902127</text:p>
          </table:table-cell>
          <table:table-cell office:value-type="float" office:value="0.13267" calcext:value-type="float">
            <text:p>0.13267</text:p>
          </table:table-cell>
          <table:table-cell/>
        </table:table-row>
        <table:table-row table:style-name="ro1">
          <table:table-cell office:value-type="float" office:value="251.480387" calcext:value-type="float">
            <text:p>251.480387</text:p>
          </table:table-cell>
          <table:table-cell office:value-type="float" office:value="0.134493" calcext:value-type="float">
            <text:p>0.134493</text:p>
          </table:table-cell>
          <table:table-cell/>
        </table:table-row>
        <table:table-row table:style-name="ro1">
          <table:table-cell office:value-type="float" office:value="250.408088" calcext:value-type="float">
            <text:p>250.408088</text:p>
          </table:table-cell>
          <table:table-cell office:value-type="float" office:value="0.135337" calcext:value-type="float">
            <text:p>0.135337</text:p>
          </table:table-cell>
          <table:table-cell/>
        </table:table-row>
        <table:table-row table:style-name="ro1">
          <table:table-cell office:value-type="float" office:value="242.828935" calcext:value-type="float">
            <text:p>242.828935</text:p>
          </table:table-cell>
          <table:table-cell office:value-type="float" office:value="0.135386" calcext:value-type="float">
            <text:p>0.135386</text:p>
          </table:table-cell>
          <table:table-cell/>
        </table:table-row>
        <table:table-row table:style-name="ro1">
          <table:table-cell office:value-type="float" office:value="247.595654" calcext:value-type="float">
            <text:p>247.595654</text:p>
          </table:table-cell>
          <table:table-cell office:value-type="float" office:value="0.135476" calcext:value-type="float">
            <text:p>0.135476</text:p>
          </table:table-cell>
          <table:table-cell/>
        </table:table-row>
        <table:table-row table:style-name="ro1">
          <table:table-cell office:value-type="float" office:value="253.684925" calcext:value-type="float">
            <text:p>253.684925</text:p>
          </table:table-cell>
          <table:table-cell/>
          <table:table-cell office:value-type="float" office:value="0.134228" calcext:value-type="float">
            <text:p>0.134228</text:p>
          </table:table-cell>
        </table:table-row>
        <table:table-row table:style-name="ro1">
          <table:table-cell office:value-type="float" office:value="253.998817" calcext:value-type="float">
            <text:p>253.998817</text:p>
          </table:table-cell>
          <table:table-cell/>
          <table:table-cell office:value-type="float" office:value="0.131895" calcext:value-type="float">
            <text:p>0.131895</text:p>
          </table:table-cell>
        </table:table-row>
        <table:table-row table:style-name="ro1">
          <table:table-cell office:value-type="float" office:value="257.885383" calcext:value-type="float">
            <text:p>257.885383</text:p>
          </table:table-cell>
          <table:table-cell/>
          <table:table-cell office:value-type="float" office:value="0.129795" calcext:value-type="float">
            <text:p>0.129795</text:p>
          </table:table-cell>
        </table:table-row>
        <table:table-row table:style-name="ro1">
          <table:table-cell office:value-type="float" office:value="264.911286" calcext:value-type="float">
            <text:p>264.911286</text:p>
          </table:table-cell>
          <table:table-cell/>
          <table:table-cell office:value-type="float" office:value="0.126297" calcext:value-type="float">
            <text:p>0.126297</text:p>
          </table:table-cell>
        </table:table-row>
        <table:table-row table:style-name="ro1">
          <table:table-cell office:value-type="float" office:value="266.025597" calcext:value-type="float">
            <text:p>266.025597</text:p>
          </table:table-cell>
          <table:table-cell/>
          <table:table-cell office:value-type="float" office:value="0.121433" calcext:value-type="float">
            <text:p>0.121433</text:p>
          </table:table-cell>
        </table:table-row>
        <table:table-row table:style-name="ro1">
          <table:table-cell office:value-type="float" office:value="269.519056" calcext:value-type="float">
            <text:p>269.519056</text:p>
          </table:table-cell>
          <table:table-cell/>
          <table:table-cell office:value-type="float" office:value="0.11608" calcext:value-type="float">
            <text:p>0.11608</text:p>
          </table:table-cell>
        </table:table-row>
        <table:table-row table:style-name="ro1">
          <table:table-cell office:value-type="float" office:value="271.399236" calcext:value-type="float">
            <text:p>271.399236</text:p>
          </table:table-cell>
          <table:table-cell/>
          <table:table-cell office:value-type="float" office:value="0.10997" calcext:value-type="float">
            <text:p>0.10997</text:p>
          </table:table-cell>
        </table:table-row>
        <table:table-row table:style-name="ro1">
          <table:table-cell office:value-type="float" office:value="277.431403" calcext:value-type="float">
            <text:p>277.431403</text:p>
          </table:table-cell>
          <table:table-cell/>
          <table:table-cell office:value-type="float" office:value="0.103742" calcext:value-type="float">
            <text:p>0.103742</text:p>
          </table:table-cell>
        </table:table-row>
        <table:table-row table:style-name="ro1">
          <table:table-cell office:value-type="float" office:value="280.086772" calcext:value-type="float">
            <text:p>280.086772</text:p>
          </table:table-cell>
          <table:table-cell/>
          <table:table-cell office:value-type="float" office:value="0.094381" calcext:value-type="float">
            <text:p>0.094381</text:p>
          </table:table-cell>
        </table:table-row>
        <table:table-row table:style-name="ro1">
          <table:table-cell office:value-type="float" office:value="285.12549" calcext:value-type="float">
            <text:p>285.12549</text:p>
          </table:table-cell>
          <table:table-cell/>
          <table:table-cell office:value-type="float" office:value="0.084816" calcext:value-type="float">
            <text:p>0.084816</text:p>
          </table:table-cell>
        </table:table-row>
        <table:table-row table:style-name="ro1">
          <table:table-cell office:value-type="float" office:value="287.50646" calcext:value-type="float">
            <text:p>287.50646</text:p>
          </table:table-cell>
          <table:table-cell/>
          <table:table-cell office:value-type="float" office:value="0.073948" calcext:value-type="float">
            <text:p>0.073948</text:p>
          </table:table-cell>
        </table:table-row>
        <table:table-row table:style-name="ro1">
          <table:table-cell office:value-type="float" office:value="292.016697" calcext:value-type="float">
            <text:p>292.016697</text:p>
          </table:table-cell>
          <table:table-cell/>
          <table:table-cell office:value-type="float" office:value="0.062655" calcext:value-type="float">
            <text:p>0.062655</text:p>
          </table:table-cell>
        </table:table-row>
        <table:table-row table:style-name="ro1">
          <table:table-cell office:value-type="float" office:value="295.500065" calcext:value-type="float">
            <text:p>295.500065</text:p>
          </table:table-cell>
          <table:table-cell/>
          <table:table-cell office:value-type="float" office:value="0.050672" calcext:value-type="float">
            <text:p>0.050672</text:p>
          </table:table-cell>
        </table:table-row>
        <table:table-row table:style-name="ro1">
          <table:table-cell office:value-type="float" office:value="298.840542" calcext:value-type="float">
            <text:p>298.840542</text:p>
          </table:table-cell>
          <table:table-cell/>
          <table:table-cell office:value-type="float" office:value="0.039024" calcext:value-type="float">
            <text:p>0.039024</text:p>
          </table:table-cell>
        </table:table-row>
        <table:table-row table:style-name="ro1">
          <table:table-cell office:value-type="float" office:value="302.234624" calcext:value-type="float">
            <text:p>302.234624</text:p>
          </table:table-cell>
          <table:table-cell/>
          <table:table-cell office:value-type="float" office:value="0.027852" calcext:value-type="float">
            <text:p>0.027852</text:p>
          </table:table-cell>
        </table:table-row>
        <table:table-row table:style-name="ro1">
          <table:table-cell office:value-type="float" office:value="306.285509" calcext:value-type="float">
            <text:p>306.285509</text:p>
          </table:table-cell>
          <table:table-cell/>
          <table:table-cell office:value-type="float" office:value="0.018103" calcext:value-type="float">
            <text:p>0.018103</text:p>
          </table:table-cell>
        </table:table-row>
        <table:table-row table:style-name="ro1">
          <table:table-cell office:value-type="float" office:value="310.143942" calcext:value-type="float">
            <text:p>310.143942</text:p>
          </table:table-cell>
          <table:table-cell/>
          <table:table-cell office:value-type="float" office:value="0.01078" calcext:value-type="float">
            <text:p>0.01078</text:p>
          </table:table-cell>
        </table:table-row>
        <table:table-row table:style-name="ro1">
          <table:table-cell office:value-type="float" office:value="313.514272" calcext:value-type="float">
            <text:p>313.514272</text:p>
          </table:table-cell>
          <table:table-cell/>
          <table:table-cell office:value-type="float" office:value="0.005832" calcext:value-type="float">
            <text:p>0.005832</text:p>
          </table:table-cell>
        </table:table-row>
        <table:table-row table:style-name="ro1">
          <table:table-cell office:value-type="float" office:value="317.632378" calcext:value-type="float">
            <text:p>317.632378</text:p>
          </table:table-cell>
          <table:table-cell/>
          <table:table-cell office:value-type="float" office:value="0.002613" calcext:value-type="float">
            <text:p>0.002613</text:p>
          </table:table-cell>
        </table:table-row>
        <table:table-row table:style-name="ro1">
          <table:table-cell office:value-type="float" office:value="321.74026" calcext:value-type="float">
            <text:p>321.74026</text:p>
          </table:table-cell>
          <table:table-cell/>
          <table:table-cell office:value-type="float" office:value="0.000828" calcext:value-type="float">
            <text:p>0.000828</text:p>
          </table:table-cell>
        </table:table-row>
        <table:table-row table:style-name="ro1">
          <table:table-cell office:value-type="float" office:value="326.527619" calcext:value-type="float">
            <text:p>326.527619</text:p>
          </table:table-cell>
          <table:table-cell/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float" office:value="329.492497" calcext:value-type="float">
            <text:p>329.492497</text:p>
          </table:table-cell>
          <table:table-cell/>
          <table:table-cell office:value-type="float" office:value="0.000867" calcext:value-type="float">
            <text:p>0.000867</text:p>
          </table:table-cell>
        </table:table-row>
        <table:table-row table:style-name="ro1">
          <table:table-cell office:value-type="float" office:value="333.251231" calcext:value-type="float">
            <text:p>333.251231</text:p>
          </table:table-cell>
          <table:table-cell/>
          <table:table-cell office:value-type="float" office:value="0.002707" calcext:value-type="float">
            <text:p>0.002707</text:p>
          </table:table-cell>
        </table:table-row>
        <table:table-row table:style-name="ro1">
          <table:table-cell office:value-type="float" office:value="336.781304" calcext:value-type="float">
            <text:p>336.781304</text:p>
          </table:table-cell>
          <table:table-cell/>
          <table:table-cell office:value-type="float" office:value="0.005904" calcext:value-type="float">
            <text:p>0.005904</text:p>
          </table:table-cell>
        </table:table-row>
        <table:table-row table:style-name="ro1">
          <table:table-cell office:value-type="float" office:value="340.791508" calcext:value-type="float">
            <text:p>340.791508</text:p>
          </table:table-cell>
          <table:table-cell/>
          <table:table-cell office:value-type="float" office:value="0.010943" calcext:value-type="float">
            <text:p>0.010943</text:p>
          </table:table-cell>
        </table:table-row>
        <table:table-row table:style-name="ro1">
          <table:table-cell office:value-type="float" office:value="343.480757" calcext:value-type="float">
            <text:p>343.480757</text:p>
          </table:table-cell>
          <table:table-cell/>
          <table:table-cell office:value-type="float" office:value="0.018363" calcext:value-type="float">
            <text:p>0.018363</text:p>
          </table:table-cell>
        </table:table-row>
        <table:table-row table:style-name="ro1">
          <table:table-cell office:value-type="float" office:value="347.168294" calcext:value-type="float">
            <text:p>347.168294</text:p>
          </table:table-cell>
          <table:table-cell/>
          <table:table-cell office:value-type="float" office:value="0.028537" calcext:value-type="float">
            <text:p>0.028537</text:p>
          </table:table-cell>
        </table:table-row>
        <table:table-row table:style-name="ro1">
          <table:table-cell office:value-type="float" office:value="350.451001" calcext:value-type="float">
            <text:p>350.451001</text:p>
          </table:table-cell>
          <table:table-cell/>
          <table:table-cell office:value-type="float" office:value="0.040421" calcext:value-type="float">
            <text:p>0.040421</text:p>
          </table:table-cell>
        </table:table-row>
        <table:table-row table:style-name="ro1">
          <table:table-cell office:value-type="float" office:value="355.001146" calcext:value-type="float">
            <text:p>355.001146</text:p>
          </table:table-cell>
          <table:table-cell/>
          <table:table-cell office:value-type="float" office:value="0.053161" calcext:value-type="float">
            <text:p>0.053161</text:p>
          </table:table-cell>
        </table:table-row>
        <table:table-row table:style-name="ro1">
          <table:table-cell office:value-type="float" office:value="358.324112" calcext:value-type="float">
            <text:p>358.324112</text:p>
          </table:table-cell>
          <table:table-cell/>
          <table:table-cell office:value-type="float" office:value="0.06572" calcext:value-type="float">
            <text:p>0.06572</text:p>
          </table:table-cell>
        </table:table-row>
        <table:table-row table:style-name="ro1">
          <table:table-cell office:value-type="float" office:value="362.070775" calcext:value-type="float">
            <text:p>362.070775</text:p>
          </table:table-cell>
          <table:table-cell/>
          <table:table-cell office:value-type="float" office:value="0.077913" calcext:value-type="float">
            <text:p>0.077913</text:p>
          </table:table-cell>
        </table:table-row>
        <table:table-row table:style-name="ro1">
          <table:table-cell office:value-type="float" office:value="365.822953" calcext:value-type="float">
            <text:p>365.822953</text:p>
          </table:table-cell>
          <table:table-cell/>
          <table:table-cell office:value-type="float" office:value="0.088774" calcext:value-type="float">
            <text:p>0.088774</text:p>
          </table:table-cell>
        </table:table-row>
        <table:table-row table:style-name="ro1">
          <table:table-cell office:value-type="float" office:value="369.210959" calcext:value-type="float">
            <text:p>369.210959</text:p>
          </table:table-cell>
          <table:table-cell/>
          <table:table-cell office:value-type="float" office:value="0.09861" calcext:value-type="float">
            <text:p>0.09861</text:p>
          </table:table-cell>
        </table:table-row>
        <table:table-row table:style-name="ro1">
          <table:table-cell office:value-type="float" office:value="373.666394" calcext:value-type="float">
            <text:p>373.666394</text:p>
          </table:table-cell>
          <table:table-cell/>
          <table:table-cell office:value-type="float" office:value="0.107547" calcext:value-type="float">
            <text:p>0.107547</text:p>
          </table:table-cell>
        </table:table-row>
        <table:table-row table:style-name="ro1">
          <table:table-cell office:value-type="float" office:value="377.933865" calcext:value-type="float">
            <text:p>377.933865</text:p>
          </table:table-cell>
          <table:table-cell/>
          <table:table-cell office:value-type="float" office:value="0.115114" calcext:value-type="float">
            <text:p>0.115114</text:p>
          </table:table-cell>
        </table:table-row>
        <table:table-row table:style-name="ro1">
          <table:table-cell office:value-type="float" office:value="381.628751" calcext:value-type="float">
            <text:p>381.628751</text:p>
          </table:table-cell>
          <table:table-cell/>
          <table:table-cell office:value-type="float" office:value="0.121243" calcext:value-type="float">
            <text:p>0.121243</text:p>
          </table:table-cell>
        </table:table-row>
        <table:table-row table:style-name="ro1">
          <table:table-cell office:value-type="float" office:value="385.221765" calcext:value-type="float">
            <text:p>385.221765</text:p>
          </table:table-cell>
          <table:table-cell/>
          <table:table-cell office:value-type="float" office:value="0.126268" calcext:value-type="float">
            <text:p>0.126268</text:p>
          </table:table-cell>
        </table:table-row>
        <table:table-row table:style-name="ro1">
          <table:table-cell office:value-type="float" office:value="387.672706" calcext:value-type="float">
            <text:p>387.672706</text:p>
          </table:table-cell>
          <table:table-cell/>
          <table:table-cell office:value-type="float" office:value="0.130241" calcext:value-type="float">
            <text:p>0.130241</text:p>
          </table:table-cell>
        </table:table-row>
        <table:table-row table:style-name="ro1">
          <table:table-cell office:value-type="float" office:value="392.666327" calcext:value-type="float">
            <text:p>392.666327</text:p>
          </table:table-cell>
          <table:table-cell/>
          <table:table-cell office:value-type="float" office:value="0.133218" calcext:value-type="float">
            <text:p>0.133218</text:p>
          </table:table-cell>
        </table:table-row>
        <table:table-row table:style-name="ro1">
          <table:table-cell office:value-type="float" office:value="396.292342" calcext:value-type="float">
            <text:p>396.292342</text:p>
          </table:table-cell>
          <table:table-cell/>
          <table:table-cell office:value-type="float" office:value="0.134924" calcext:value-type="float">
            <text:p>0.134924</text:p>
          </table:table-cell>
        </table:table-row>
        <table:table-row table:style-name="ro1">
          <table:table-cell office:value-type="float" office:value="399.375933" calcext:value-type="float">
            <text:p>399.375933</text:p>
          </table:table-cell>
          <table:table-cell/>
          <table:table-cell office:value-type="float" office:value="0.135587" calcext:value-type="float">
            <text:p>0.135587</text:p>
          </table:table-cell>
        </table:table-row>
        <table:table-row table:style-name="ro1">
          <table:table-cell office:value-type="float" office:value="404.460565" calcext:value-type="float">
            <text:p>404.460565</text:p>
          </table:table-cell>
          <table:table-cell/>
          <table:table-cell office:value-type="float" office:value="0.135738" calcext:value-type="float">
            <text:p>0.135738</text:p>
          </table:table-cell>
        </table:table-row>
        <table:table-row table:style-name="ro1">
          <table:table-cell office:value-type="float" office:value="407.316182" calcext:value-type="float">
            <text:p>407.316182</text:p>
          </table:table-cell>
          <table:table-cell/>
          <table:table-cell office:value-type="float" office:value="0.134684" calcext:value-type="float">
            <text:p>0.134684</text:p>
          </table:table-cell>
        </table:table-row>
        <table:table-row table:style-name="ro1">
          <table:table-cell office:value-type="float" office:value="411.649724" calcext:value-type="float">
            <text:p>411.649724</text:p>
          </table:table-cell>
          <table:table-cell/>
          <table:table-cell office:value-type="float" office:value="0.132457" calcext:value-type="float">
            <text:p>0.132457</text:p>
          </table:table-cell>
        </table:table-row>
        <table:table-row table:style-name="ro1">
          <table:table-cell office:value-type="float" office:value="415.720814" calcext:value-type="float">
            <text:p>415.720814</text:p>
          </table:table-cell>
          <table:table-cell/>
          <table:table-cell office:value-type="float" office:value="0.129927" calcext:value-type="float">
            <text:p>0.129927</text:p>
          </table:table-cell>
        </table:table-row>
        <table:table-row table:style-name="ro1">
          <table:table-cell office:value-type="float" office:value="418.75281" calcext:value-type="float">
            <text:p>418.75281</text:p>
          </table:table-cell>
          <table:table-cell/>
          <table:table-cell office:value-type="float" office:value="0.126158" calcext:value-type="float">
            <text:p>0.126158</text:p>
          </table:table-cell>
        </table:table-row>
        <table:table-row table:style-name="ro1">
          <table:table-cell office:value-type="float" office:value="423.534199" calcext:value-type="float">
            <text:p>423.534199</text:p>
          </table:table-cell>
          <table:table-cell/>
          <table:table-cell office:value-type="float" office:value="0.121066" calcext:value-type="float">
            <text:p>0.121066</text:p>
          </table:table-cell>
        </table:table-row>
        <table:table-row table:style-name="ro1">
          <table:table-cell office:value-type="float" office:value="426.666077" calcext:value-type="float">
            <text:p>426.666077</text:p>
          </table:table-cell>
          <table:table-cell/>
          <table:table-cell office:value-type="float" office:value="0.115473" calcext:value-type="float">
            <text:p>0.115473</text:p>
          </table:table-cell>
        </table:table-row>
        <table:table-row table:style-name="ro1">
          <table:table-cell office:value-type="float" office:value="431.205451" calcext:value-type="float">
            <text:p>431.205451</text:p>
          </table:table-cell>
          <table:table-cell/>
          <table:table-cell office:value-type="float" office:value="0.108832" calcext:value-type="float">
            <text:p>0.108832</text:p>
          </table:table-cell>
        </table:table-row>
        <table:table-row table:style-name="ro1">
          <table:table-cell office:value-type="float" office:value="433.685361" calcext:value-type="float">
            <text:p>433.685361</text:p>
          </table:table-cell>
          <table:table-cell/>
          <table:table-cell office:value-type="float" office:value="0.101222" calcext:value-type="float">
            <text:p>0.101222</text:p>
          </table:table-cell>
        </table:table-row>
        <table:table-row table:style-name="ro1">
          <table:table-cell office:value-type="float" office:value="436.938192" calcext:value-type="float">
            <text:p>436.938192</text:p>
          </table:table-cell>
          <table:table-cell/>
          <table:table-cell office:value-type="float" office:value="0.092542" calcext:value-type="float">
            <text:p>0.092542</text:p>
          </table:table-cell>
        </table:table-row>
        <table:table-row table:style-name="ro1">
          <table:table-cell office:value-type="float" office:value="441.3746" calcext:value-type="float">
            <text:p>441.3746</text:p>
          </table:table-cell>
          <table:table-cell/>
          <table:table-cell office:value-type="float" office:value="0.082727" calcext:value-type="float">
            <text:p>0.082727</text:p>
          </table:table-cell>
        </table:table-row>
        <table:table-row table:style-name="ro1">
          <table:table-cell office:value-type="float" office:value="444.468498" calcext:value-type="float">
            <text:p>444.468498</text:p>
          </table:table-cell>
          <table:table-cell/>
          <table:table-cell office:value-type="float" office:value="0.072014" calcext:value-type="float">
            <text:p>0.072014</text:p>
          </table:table-cell>
        </table:table-row>
        <table:table-row table:style-name="ro1">
          <table:table-cell office:value-type="float" office:value="447.946099" calcext:value-type="float">
            <text:p>447.946099</text:p>
          </table:table-cell>
          <table:table-cell/>
          <table:table-cell office:value-type="float" office:value="0.060565" calcext:value-type="float">
            <text:p>0.060565</text:p>
          </table:table-cell>
        </table:table-row>
        <table:table-row table:style-name="ro1">
          <table:table-cell office:value-type="float" office:value="451.561499" calcext:value-type="float">
            <text:p>451.561499</text:p>
          </table:table-cell>
          <table:table-cell/>
          <table:table-cell office:value-type="float" office:value="0.048483" calcext:value-type="float">
            <text:p>0.048483</text:p>
          </table:table-cell>
        </table:table-row>
        <table:table-row table:style-name="ro1">
          <table:table-cell office:value-type="float" office:value="455.027911" calcext:value-type="float">
            <text:p>455.027911</text:p>
          </table:table-cell>
          <table:table-cell/>
          <table:table-cell office:value-type="float" office:value="0.036432" calcext:value-type="float">
            <text:p>0.036432</text:p>
          </table:table-cell>
        </table:table-row>
        <table:table-row table:style-name="ro1">
          <table:table-cell office:value-type="float" office:value="459.43475" calcext:value-type="float">
            <text:p>459.43475</text:p>
          </table:table-cell>
          <table:table-cell/>
          <table:table-cell office:value-type="float" office:value="0.025426" calcext:value-type="float">
            <text:p>0.025426</text:p>
          </table:table-cell>
        </table:table-row>
        <table:table-row table:style-name="ro1">
          <table:table-cell office:value-type="float" office:value="462.148212" calcext:value-type="float">
            <text:p>462.148212</text:p>
          </table:table-cell>
          <table:table-cell/>
          <table:table-cell office:value-type="float" office:value="0.016352" calcext:value-type="float">
            <text:p>0.016352</text:p>
          </table:table-cell>
        </table:table-row>
        <table:table-row table:style-name="ro1">
          <table:table-cell office:value-type="float" office:value="466.449068" calcext:value-type="float">
            <text:p>466.449068</text:p>
          </table:table-cell>
          <table:table-cell/>
          <table:table-cell office:value-type="float" office:value="0.009541" calcext:value-type="float">
            <text:p>0.009541</text:p>
          </table:table-cell>
        </table:table-row>
        <table:table-row table:style-name="ro1">
          <table:table-cell office:value-type="float" office:value="469.766277" calcext:value-type="float">
            <text:p>469.766277</text:p>
          </table:table-cell>
          <table:table-cell/>
          <table:table-cell office:value-type="float" office:value="0.004996" calcext:value-type="float">
            <text:p>0.004996</text:p>
          </table:table-cell>
        </table:table-row>
        <table:table-row table:style-name="ro1">
          <table:table-cell office:value-type="float" office:value="474.314523" calcext:value-type="float">
            <text:p>474.314523</text:p>
          </table:table-cell>
          <table:table-cell/>
          <table:table-cell office:value-type="float" office:value="0.002189" calcext:value-type="float">
            <text:p>0.002189</text:p>
          </table:table-cell>
        </table:table-row>
        <table:table-row table:style-name="ro1">
          <table:table-cell office:value-type="float" office:value="478.36663" calcext:value-type="float">
            <text:p>478.36663</text:p>
          </table:table-cell>
          <table:table-cell/>
          <table:table-cell office:value-type="float" office:value="0.000663" calcext:value-type="float">
            <text:p>0.000663</text:p>
          </table:table-cell>
        </table:table-row>
        <table:table-row table:style-name="ro1">
          <table:table-cell office:value-type="float" office:value="482.896567" calcext:value-type="float">
            <text:p>482.896567</text:p>
          </table:table-cell>
          <table:table-cell/>
          <table:table-cell office:value-type="float" office:value="0.000304" calcext:value-type="float">
            <text:p>0.000304</text:p>
          </table:table-cell>
        </table:table-row>
        <table:table-row table:style-name="ro1">
          <table:table-cell office:value-type="float" office:value="485.34093" calcext:value-type="float">
            <text:p>485.34093</text:p>
          </table:table-cell>
          <table:table-cell/>
          <table:table-cell office:value-type="float" office:value="0.001111" calcext:value-type="float">
            <text:p>0.001111</text:p>
          </table:table-cell>
        </table:table-row>
        <table:table-row table:style-name="ro1">
          <table:table-cell office:value-type="float" office:value="489.368431" calcext:value-type="float">
            <text:p>489.368431</text:p>
          </table:table-cell>
          <table:table-cell/>
          <table:table-cell office:value-type="float" office:value="0.003122" calcext:value-type="float">
            <text:p>0.003122</text:p>
          </table:table-cell>
        </table:table-row>
        <table:table-row table:style-name="ro1">
          <table:table-cell office:value-type="float" office:value="492.890093" calcext:value-type="float">
            <text:p>492.890093</text:p>
          </table:table-cell>
          <table:table-cell/>
          <table:table-cell office:value-type="float" office:value="0.006673" calcext:value-type="float">
            <text:p>0.006673</text:p>
          </table:table-cell>
        </table:table-row>
        <table:table-row table:style-name="ro1">
          <table:table-cell office:value-type="float" office:value="495.602157" calcext:value-type="float">
            <text:p>495.602157</text:p>
          </table:table-cell>
          <table:table-cell/>
          <table:table-cell office:value-type="float" office:value="0.012259" calcext:value-type="float">
            <text:p>0.012259</text:p>
          </table:table-cell>
        </table:table-row>
        <table:table-row table:style-name="ro1">
          <table:table-cell office:value-type="float" office:value="499.252187" calcext:value-type="float">
            <text:p>499.252187</text:p>
          </table:table-cell>
          <table:table-cell/>
          <table:table-cell office:value-type="float" office:value="0.020448" calcext:value-type="float">
            <text:p>0.020448</text:p>
          </table:table-cell>
        </table:table-row>
        <table:table-row table:style-name="ro1">
          <table:table-cell office:value-type="float" office:value="503.214805" calcext:value-type="float">
            <text:p>503.214805</text:p>
          </table:table-cell>
          <table:table-cell/>
          <table:table-cell office:value-type="float" office:value="0.030843" calcext:value-type="float">
            <text:p>0.030843</text:p>
          </table:table-cell>
        </table:table-row>
        <table:table-row table:style-name="ro1">
          <table:table-cell office:value-type="float" office:value="506.638088" calcext:value-type="float">
            <text:p>506.638088</text:p>
          </table:table-cell>
          <table:table-cell/>
          <table:table-cell office:value-type="float" office:value="0.042921" calcext:value-type="float">
            <text:p>0.042921</text:p>
          </table:table-cell>
        </table:table-row>
        <table:table-row table:style-name="ro1">
          <table:table-cell office:value-type="float" office:value="511.16775" calcext:value-type="float">
            <text:p>511.16775</text:p>
          </table:table-cell>
          <table:table-cell/>
          <table:table-cell office:value-type="float" office:value="0.055699" calcext:value-type="float">
            <text:p>0.055699</text:p>
          </table:table-cell>
        </table:table-row>
        <table:table-row table:style-name="ro1">
          <table:table-cell office:value-type="float" office:value="513.688764" calcext:value-type="float">
            <text:p>513.688764</text:p>
          </table:table-cell>
          <table:table-cell/>
          <table:table-cell office:value-type="float" office:value="0.068184" calcext:value-type="float">
            <text:p>0.068184</text:p>
          </table:table-cell>
        </table:table-row>
        <table:table-row table:style-name="ro1">
          <table:table-cell office:value-type="float" office:value="518.41785" calcext:value-type="float">
            <text:p>518.41785</text:p>
          </table:table-cell>
          <table:table-cell/>
          <table:table-cell office:value-type="float" office:value="0.079812" calcext:value-type="float">
            <text:p>0.079812</text:p>
          </table:table-cell>
        </table:table-row>
        <table:table-row table:style-name="ro1">
          <table:table-cell office:value-type="float" office:value="521.446301" calcext:value-type="float">
            <text:p>521.446301</text:p>
          </table:table-cell>
          <table:table-cell/>
          <table:table-cell office:value-type="float" office:value="0.090617" calcext:value-type="float">
            <text:p>0.090617</text:p>
          </table:table-cell>
        </table:table-row>
        <table:table-row table:style-name="ro1">
          <table:table-cell office:value-type="float" office:value="524.721954" calcext:value-type="float">
            <text:p>524.721954</text:p>
          </table:table-cell>
          <table:table-cell/>
          <table:table-cell office:value-type="float" office:value="0.100605" calcext:value-type="float">
            <text:p>0.100605</text:p>
          </table:table-cell>
        </table:table-row>
        <table:table-row table:style-name="ro1">
          <table:table-cell office:value-type="float" office:value="529.214395" calcext:value-type="float">
            <text:p>529.214395</text:p>
          </table:table-cell>
          <table:table-cell/>
          <table:table-cell office:value-type="float" office:value="0.109235" calcext:value-type="float">
            <text:p>0.109235</text:p>
          </table:table-cell>
        </table:table-row>
        <table:table-row table:style-name="ro1">
          <table:table-cell office:value-type="float" office:value="532.585941" calcext:value-type="float">
            <text:p>532.585941</text:p>
          </table:table-cell>
          <table:table-cell/>
          <table:table-cell office:value-type="float" office:value="0.116476" calcext:value-type="float">
            <text:p>0.116476</text:p>
          </table:table-cell>
        </table:table-row>
        <table:table-row table:style-name="ro1">
          <table:table-cell office:value-type="float" office:value="536.720151" calcext:value-type="float">
            <text:p>536.720151</text:p>
          </table:table-cell>
          <table:table-cell/>
          <table:table-cell office:value-type="float" office:value="0.122449" calcext:value-type="float">
            <text:p>0.122449</text:p>
          </table:table-cell>
        </table:table-row>
      </table:table>
      <table:table table:name="Sheet2" table:style-name="ta1">
        <table:shapes>
          <draw:frame draw:z-index="0" draw:style-name="gr1" draw:text-style-name="P1" svg:width="690.46pt" svg:height="388.37pt" svg:x="193.27pt" svg:y="0pt">
            <draw:object draw:notify-on-update-of-ranges="Sheet2.A2:Sheet2.A161 Sheet2.B1:Sheet2.B1 Sheet2.B2:Sheet2.B161 Sheet2.A2:Sheet2.A161 Sheet2.C1:Sheet2.C1 Sheet2.C2:Sheet2.C1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540.668197" calcext:value-type="float">
            <text:p>540.668197</text:p>
          </table:table-cell>
          <table:table-cell office:value-type="float" office:value="0.126959" calcext:value-type="float">
            <text:p>0.126959</text:p>
          </table:table-cell>
          <table:table-cell/>
        </table:table-row>
        <table:table-row table:style-name="ro1">
          <table:table-cell office:value-type="float" office:value="536.971095" calcext:value-type="float">
            <text:p>536.971095</text:p>
          </table:table-cell>
          <table:table-cell office:value-type="float" office:value="0.122452" calcext:value-type="float">
            <text:p>0.122452</text:p>
          </table:table-cell>
          <table:table-cell/>
        </table:table-row>
        <table:table-row table:style-name="ro1">
          <table:table-cell office:value-type="float" office:value="533.610754" calcext:value-type="float">
            <text:p>533.610754</text:p>
          </table:table-cell>
          <table:table-cell office:value-type="float" office:value="0.116673" calcext:value-type="float">
            <text:p>0.116673</text:p>
          </table:table-cell>
          <table:table-cell/>
        </table:table-row>
        <table:table-row table:style-name="ro1">
          <table:table-cell office:value-type="float" office:value="529.581755" calcext:value-type="float">
            <text:p>529.581755</text:p>
          </table:table-cell>
          <table:table-cell office:value-type="float" office:value="0.109608" calcext:value-type="float">
            <text:p>0.109608</text:p>
          </table:table-cell>
          <table:table-cell/>
        </table:table-row>
        <table:table-row table:style-name="ro1">
          <table:table-cell office:value-type="float" office:value="525.962561" calcext:value-type="float">
            <text:p>525.962561</text:p>
          </table:table-cell>
          <table:table-cell office:value-type="float" office:value="0.100931" calcext:value-type="float">
            <text:p>0.100931</text:p>
          </table:table-cell>
          <table:table-cell/>
        </table:table-row>
        <table:table-row table:style-name="ro1">
          <table:table-cell office:value-type="float" office:value="522.371364" calcext:value-type="float">
            <text:p>522.371364</text:p>
          </table:table-cell>
          <table:table-cell office:value-type="float" office:value="0.091802" calcext:value-type="float">
            <text:p>0.091802</text:p>
          </table:table-cell>
          <table:table-cell/>
        </table:table-row>
        <table:table-row table:style-name="ro1">
          <table:table-cell office:value-type="float" office:value="518.996949" calcext:value-type="float">
            <text:p>518.996949</text:p>
          </table:table-cell>
          <table:table-cell office:value-type="float" office:value="0.081285" calcext:value-type="float">
            <text:p>0.081285</text:p>
          </table:table-cell>
          <table:table-cell/>
        </table:table-row>
        <table:table-row table:style-name="ro1">
          <table:table-cell office:value-type="float" office:value="514.651838" calcext:value-type="float">
            <text:p>514.651838</text:p>
          </table:table-cell>
          <table:table-cell office:value-type="float" office:value="0.069273" calcext:value-type="float">
            <text:p>0.069273</text:p>
          </table:table-cell>
          <table:table-cell/>
        </table:table-row>
        <table:table-row table:style-name="ro1">
          <table:table-cell office:value-type="float" office:value="511.516636" calcext:value-type="float">
            <text:p>511.516636</text:p>
          </table:table-cell>
          <table:table-cell office:value-type="float" office:value="0.05679" calcext:value-type="float">
            <text:p>0.05679</text:p>
          </table:table-cell>
          <table:table-cell/>
        </table:table-row>
        <table:table-row table:style-name="ro1">
          <table:table-cell office:value-type="float" office:value="507.277418" calcext:value-type="float">
            <text:p>507.277418</text:p>
          </table:table-cell>
          <table:table-cell office:value-type="float" office:value="0.04436" calcext:value-type="float">
            <text:p>0.04436</text:p>
          </table:table-cell>
          <table:table-cell/>
        </table:table-row>
        <table:table-row table:style-name="ro1">
          <table:table-cell office:value-type="float" office:value="503.802459" calcext:value-type="float">
            <text:p>503.802459</text:p>
          </table:table-cell>
          <table:table-cell office:value-type="float" office:value="0.032054" calcext:value-type="float">
            <text:p>0.032054</text:p>
          </table:table-cell>
          <table:table-cell/>
        </table:table-row>
        <table:table-row table:style-name="ro1">
          <table:table-cell office:value-type="float" office:value="500.121944" calcext:value-type="float">
            <text:p>500.121944</text:p>
          </table:table-cell>
          <table:table-cell office:value-type="float" office:value="0.02154" calcext:value-type="float">
            <text:p>0.02154</text:p>
          </table:table-cell>
          <table:table-cell/>
        </table:table-row>
        <table:table-row table:style-name="ro1">
          <table:table-cell office:value-type="float" office:value="497.489914" calcext:value-type="float">
            <text:p>497.489914</text:p>
          </table:table-cell>
          <table:table-cell office:value-type="float" office:value="0.013101" calcext:value-type="float">
            <text:p>0.013101</text:p>
          </table:table-cell>
          <table:table-cell/>
        </table:table-row>
        <table:table-row table:style-name="ro1">
          <table:table-cell office:value-type="float" office:value="492.28124" calcext:value-type="float">
            <text:p>492.28124</text:p>
          </table:table-cell>
          <table:table-cell office:value-type="float" office:value="0.007313" calcext:value-type="float">
            <text:p>0.007313</text:p>
          </table:table-cell>
          <table:table-cell/>
        </table:table-row>
        <table:table-row table:style-name="ro1">
          <table:table-cell office:value-type="float" office:value="489.276859" calcext:value-type="float">
            <text:p>489.276859</text:p>
          </table:table-cell>
          <table:table-cell office:value-type="float" office:value="0.003479" calcext:value-type="float">
            <text:p>0.003479</text:p>
          </table:table-cell>
          <table:table-cell/>
        </table:table-row>
        <table:table-row table:style-name="ro1">
          <table:table-cell office:value-type="float" office:value="487.075832" calcext:value-type="float">
            <text:p>487.075832</text:p>
          </table:table-cell>
          <table:table-cell office:value-type="float" office:value="0.00128" calcext:value-type="float">
            <text:p>0.00128</text:p>
          </table:table-cell>
          <table:table-cell/>
        </table:table-row>
        <table:table-row table:style-name="ro1">
          <table:table-cell office:value-type="float" office:value="481.845957" calcext:value-type="float">
            <text:p>481.845957</text:p>
          </table:table-cell>
          <table:table-cell office:value-type="float" office:value="0.000335" calcext:value-type="float">
            <text:p>0.000335</text:p>
          </table:table-cell>
          <table:table-cell/>
        </table:table-row>
        <table:table-row table:style-name="ro1">
          <table:table-cell office:value-type="float" office:value="478.283402" calcext:value-type="float">
            <text:p>478.283402</text:p>
          </table:table-cell>
          <table:table-cell office:value-type="float" office:value="0.000511" calcext:value-type="float">
            <text:p>0.000511</text:p>
          </table:table-cell>
          <table:table-cell/>
        </table:table-row>
        <table:table-row table:style-name="ro1">
          <table:table-cell office:value-type="float" office:value="477.055031" calcext:value-type="float">
            <text:p>477.055031</text:p>
          </table:table-cell>
          <table:table-cell office:value-type="float" office:value="0.001876" calcext:value-type="float">
            <text:p>0.001876</text:p>
          </table:table-cell>
          <table:table-cell/>
        </table:table-row>
        <table:table-row table:style-name="ro1">
          <table:table-cell office:value-type="float" office:value="472.153878" calcext:value-type="float">
            <text:p>472.153878</text:p>
          </table:table-cell>
          <table:table-cell office:value-type="float" office:value="0.00454" calcext:value-type="float">
            <text:p>0.00454</text:p>
          </table:table-cell>
          <table:table-cell/>
        </table:table-row>
        <table:table-row table:style-name="ro1">
          <table:table-cell office:value-type="float" office:value="467.671139" calcext:value-type="float">
            <text:p>467.671139</text:p>
          </table:table-cell>
          <table:table-cell office:value-type="float" office:value="0.009031" calcext:value-type="float">
            <text:p>0.009031</text:p>
          </table:table-cell>
          <table:table-cell/>
        </table:table-row>
        <table:table-row table:style-name="ro1">
          <table:table-cell office:value-type="float" office:value="463.023847" calcext:value-type="float">
            <text:p>463.023847</text:p>
          </table:table-cell>
          <table:table-cell office:value-type="float" office:value="0.015882" calcext:value-type="float">
            <text:p>0.015882</text:p>
          </table:table-cell>
          <table:table-cell/>
        </table:table-row>
        <table:table-row table:style-name="ro1">
          <table:table-cell office:value-type="float" office:value="459.420605" calcext:value-type="float">
            <text:p>459.420605</text:p>
          </table:table-cell>
          <table:table-cell office:value-type="float" office:value="0.024861" calcext:value-type="float">
            <text:p>0.024861</text:p>
          </table:table-cell>
          <table:table-cell/>
        </table:table-row>
        <table:table-row table:style-name="ro1">
          <table:table-cell office:value-type="float" office:value="455.866302" calcext:value-type="float">
            <text:p>455.866302</text:p>
          </table:table-cell>
          <table:table-cell office:value-type="float" office:value="0.0352" calcext:value-type="float">
            <text:p>0.0352</text:p>
          </table:table-cell>
          <table:table-cell/>
        </table:table-row>
        <table:table-row table:style-name="ro1">
          <table:table-cell office:value-type="float" office:value="451.954256" calcext:value-type="float">
            <text:p>451.954256</text:p>
          </table:table-cell>
          <table:table-cell office:value-type="float" office:value="0.046245" calcext:value-type="float">
            <text:p>0.046245</text:p>
          </table:table-cell>
          <table:table-cell/>
        </table:table-row>
        <table:table-row table:style-name="ro1">
          <table:table-cell office:value-type="float" office:value="447.904362" calcext:value-type="float">
            <text:p>447.904362</text:p>
          </table:table-cell>
          <table:table-cell office:value-type="float" office:value="0.058292" calcext:value-type="float">
            <text:p>0.058292</text:p>
          </table:table-cell>
          <table:table-cell/>
        </table:table-row>
        <table:table-row table:style-name="ro1">
          <table:table-cell office:value-type="float" office:value="444.354094" calcext:value-type="float">
            <text:p>444.354094</text:p>
          </table:table-cell>
          <table:table-cell office:value-type="float" office:value="0.07002" calcext:value-type="float">
            <text:p>0.07002</text:p>
          </table:table-cell>
          <table:table-cell/>
        </table:table-row>
        <table:table-row table:style-name="ro1">
          <table:table-cell office:value-type="float" office:value="441.478158" calcext:value-type="float">
            <text:p>441.478158</text:p>
          </table:table-cell>
          <table:table-cell office:value-type="float" office:value="0.080723" calcext:value-type="float">
            <text:p>0.080723</text:p>
          </table:table-cell>
          <table:table-cell/>
        </table:table-row>
        <table:table-row table:style-name="ro1">
          <table:table-cell office:value-type="float" office:value="437.468898" calcext:value-type="float">
            <text:p>437.468898</text:p>
          </table:table-cell>
          <table:table-cell office:value-type="float" office:value="0.090336" calcext:value-type="float">
            <text:p>0.090336</text:p>
          </table:table-cell>
          <table:table-cell/>
        </table:table-row>
        <table:table-row table:style-name="ro1">
          <table:table-cell office:value-type="float" office:value="434.554341" calcext:value-type="float">
            <text:p>434.554341</text:p>
          </table:table-cell>
          <table:table-cell office:value-type="float" office:value="0.099511" calcext:value-type="float">
            <text:p>0.099511</text:p>
          </table:table-cell>
          <table:table-cell/>
        </table:table-row>
        <table:table-row table:style-name="ro1">
          <table:table-cell office:value-type="float" office:value="430.612741" calcext:value-type="float">
            <text:p>430.612741</text:p>
          </table:table-cell>
          <table:table-cell office:value-type="float" office:value="0.107623" calcext:value-type="float">
            <text:p>0.107623</text:p>
          </table:table-cell>
          <table:table-cell/>
        </table:table-row>
        <table:table-row table:style-name="ro1">
          <table:table-cell office:value-type="float" office:value="426.133602" calcext:value-type="float">
            <text:p>426.133602</text:p>
          </table:table-cell>
          <table:table-cell office:value-type="float" office:value="0.114502" calcext:value-type="float">
            <text:p>0.114502</text:p>
          </table:table-cell>
          <table:table-cell/>
        </table:table-row>
        <table:table-row table:style-name="ro1">
          <table:table-cell office:value-type="float" office:value="423.35144" calcext:value-type="float">
            <text:p>423.35144</text:p>
          </table:table-cell>
          <table:table-cell office:value-type="float" office:value="0.119709" calcext:value-type="float">
            <text:p>0.119709</text:p>
          </table:table-cell>
          <table:table-cell/>
        </table:table-row>
        <table:table-row table:style-name="ro1">
          <table:table-cell office:value-type="float" office:value="418.8807" calcext:value-type="float">
            <text:p>418.8807</text:p>
          </table:table-cell>
          <table:table-cell office:value-type="float" office:value="0.124371" calcext:value-type="float">
            <text:p>0.124371</text:p>
          </table:table-cell>
          <table:table-cell/>
        </table:table-row>
        <table:table-row table:style-name="ro1">
          <table:table-cell office:value-type="float" office:value="414.801833" calcext:value-type="float">
            <text:p>414.801833</text:p>
          </table:table-cell>
          <table:table-cell office:value-type="float" office:value="0.128411" calcext:value-type="float">
            <text:p>0.128411</text:p>
          </table:table-cell>
          <table:table-cell/>
        </table:table-row>
        <table:table-row table:style-name="ro1">
          <table:table-cell office:value-type="float" office:value="411.604008" calcext:value-type="float">
            <text:p>411.604008</text:p>
          </table:table-cell>
          <table:table-cell office:value-type="float" office:value="0.1315" calcext:value-type="float">
            <text:p>0.1315</text:p>
          </table:table-cell>
          <table:table-cell/>
        </table:table-row>
        <table:table-row table:style-name="ro1">
          <table:table-cell office:value-type="float" office:value="408.407845" calcext:value-type="float">
            <text:p>408.407845</text:p>
          </table:table-cell>
          <table:table-cell office:value-type="float" office:value="0.13316" calcext:value-type="float">
            <text:p>0.13316</text:p>
          </table:table-cell>
          <table:table-cell/>
        </table:table-row>
        <table:table-row table:style-name="ro1">
          <table:table-cell office:value-type="float" office:value="404.26748" calcext:value-type="float">
            <text:p>404.26748</text:p>
          </table:table-cell>
          <table:table-cell office:value-type="float" office:value="0.134214" calcext:value-type="float">
            <text:p>0.134214</text:p>
          </table:table-cell>
          <table:table-cell/>
        </table:table-row>
        <table:table-row table:style-name="ro1">
          <table:table-cell office:value-type="float" office:value="400.31956" calcext:value-type="float">
            <text:p>400.31956</text:p>
          </table:table-cell>
          <table:table-cell office:value-type="float" office:value="0.1346" calcext:value-type="float">
            <text:p>0.1346</text:p>
          </table:table-cell>
          <table:table-cell/>
        </table:table-row>
        <table:table-row table:style-name="ro1">
          <table:table-cell office:value-type="float" office:value="397.020114" calcext:value-type="float">
            <text:p>397.020114</text:p>
          </table:table-cell>
          <table:table-cell office:value-type="float" office:value="0.134241" calcext:value-type="float">
            <text:p>0.134241</text:p>
          </table:table-cell>
          <table:table-cell/>
        </table:table-row>
        <table:table-row table:style-name="ro1">
          <table:table-cell office:value-type="float" office:value="393.60072" calcext:value-type="float">
            <text:p>393.60072</text:p>
          </table:table-cell>
          <table:table-cell office:value-type="float" office:value="0.133005" calcext:value-type="float">
            <text:p>0.133005</text:p>
          </table:table-cell>
          <table:table-cell/>
        </table:table-row>
        <table:table-row table:style-name="ro1">
          <table:table-cell office:value-type="float" office:value="388.760544" calcext:value-type="float">
            <text:p>388.760544</text:p>
          </table:table-cell>
          <table:table-cell office:value-type="float" office:value="0.130196" calcext:value-type="float">
            <text:p>0.130196</text:p>
          </table:table-cell>
          <table:table-cell/>
        </table:table-row>
        <table:table-row table:style-name="ro1">
          <table:table-cell office:value-type="float" office:value="387.082834" calcext:value-type="float">
            <text:p>387.082834</text:p>
          </table:table-cell>
          <table:table-cell office:value-type="float" office:value="0.125703" calcext:value-type="float">
            <text:p>0.125703</text:p>
          </table:table-cell>
          <table:table-cell/>
        </table:table-row>
        <table:table-row table:style-name="ro1">
          <table:table-cell office:value-type="float" office:value="382.056182" calcext:value-type="float">
            <text:p>382.056182</text:p>
          </table:table-cell>
          <table:table-cell office:value-type="float" office:value="0.121007" calcext:value-type="float">
            <text:p>0.121007</text:p>
          </table:table-cell>
          <table:table-cell/>
        </table:table-row>
        <table:table-row table:style-name="ro1">
          <table:table-cell office:value-type="float" office:value="377.073856" calcext:value-type="float">
            <text:p>377.073856</text:p>
          </table:table-cell>
          <table:table-cell office:value-type="float" office:value="0.114955" calcext:value-type="float">
            <text:p>0.114955</text:p>
          </table:table-cell>
          <table:table-cell/>
        </table:table-row>
        <table:table-row table:style-name="ro1">
          <table:table-cell office:value-type="float" office:value="373.941483" calcext:value-type="float">
            <text:p>373.941483</text:p>
          </table:table-cell>
          <table:table-cell office:value-type="float" office:value="0.107157" calcext:value-type="float">
            <text:p>0.107157</text:p>
          </table:table-cell>
          <table:table-cell/>
        </table:table-row>
        <table:table-row table:style-name="ro1">
          <table:table-cell office:value-type="float" office:value="368.647815" calcext:value-type="float">
            <text:p>368.647815</text:p>
          </table:table-cell>
          <table:table-cell office:value-type="float" office:value="0.098324" calcext:value-type="float">
            <text:p>0.098324</text:p>
          </table:table-cell>
          <table:table-cell/>
        </table:table-row>
        <table:table-row table:style-name="ro1">
          <table:table-cell office:value-type="float" office:value="365.486639" calcext:value-type="float">
            <text:p>365.486639</text:p>
          </table:table-cell>
          <table:table-cell office:value-type="float" office:value="0.08871" calcext:value-type="float">
            <text:p>0.08871</text:p>
          </table:table-cell>
          <table:table-cell/>
        </table:table-row>
        <table:table-row table:style-name="ro1">
          <table:table-cell office:value-type="float" office:value="362.154269" calcext:value-type="float">
            <text:p>362.154269</text:p>
          </table:table-cell>
          <table:table-cell office:value-type="float" office:value="0.077365" calcext:value-type="float">
            <text:p>0.077365</text:p>
          </table:table-cell>
          <table:table-cell/>
        </table:table-row>
        <table:table-row table:style-name="ro1">
          <table:table-cell office:value-type="float" office:value="358.48464" calcext:value-type="float">
            <text:p>358.48464</text:p>
          </table:table-cell>
          <table:table-cell office:value-type="float" office:value="0.065189" calcext:value-type="float">
            <text:p>0.065189</text:p>
          </table:table-cell>
          <table:table-cell/>
        </table:table-row>
        <table:table-row table:style-name="ro1">
          <table:table-cell office:value-type="float" office:value="354.930847" calcext:value-type="float">
            <text:p>354.930847</text:p>
          </table:table-cell>
          <table:table-cell office:value-type="float" office:value="0.052426" calcext:value-type="float">
            <text:p>0.052426</text:p>
          </table:table-cell>
          <table:table-cell/>
        </table:table-row>
        <table:table-row table:style-name="ro1">
          <table:table-cell office:value-type="float" office:value="350.728647" calcext:value-type="float">
            <text:p>350.728647</text:p>
          </table:table-cell>
          <table:table-cell office:value-type="float" office:value="0.039678" calcext:value-type="float">
            <text:p>0.039678</text:p>
          </table:table-cell>
          <table:table-cell/>
        </table:table-row>
        <table:table-row table:style-name="ro1">
          <table:table-cell office:value-type="float" office:value="347.468797" calcext:value-type="float">
            <text:p>347.468797</text:p>
          </table:table-cell>
          <table:table-cell office:value-type="float" office:value="0.027841" calcext:value-type="float">
            <text:p>0.027841</text:p>
          </table:table-cell>
          <table:table-cell/>
        </table:table-row>
        <table:table-row table:style-name="ro1">
          <table:table-cell office:value-type="float" office:value="343.692288" calcext:value-type="float">
            <text:p>343.692288</text:p>
          </table:table-cell>
          <table:table-cell office:value-type="float" office:value="0.017943" calcext:value-type="float">
            <text:p>0.017943</text:p>
          </table:table-cell>
          <table:table-cell/>
        </table:table-row>
        <table:table-row table:style-name="ro1">
          <table:table-cell office:value-type="float" office:value="341.841965" calcext:value-type="float">
            <text:p>341.841965</text:p>
          </table:table-cell>
          <table:table-cell office:value-type="float" office:value="0.010516" calcext:value-type="float">
            <text:p>0.010516</text:p>
          </table:table-cell>
          <table:table-cell/>
        </table:table-row>
        <table:table-row table:style-name="ro1">
          <table:table-cell office:value-type="float" office:value="336.427434" calcext:value-type="float">
            <text:p>336.427434</text:p>
          </table:table-cell>
          <table:table-cell office:value-type="float" office:value="0.00553" calcext:value-type="float">
            <text:p>0.00553</text:p>
          </table:table-cell>
          <table:table-cell/>
        </table:table-row>
        <table:table-row table:style-name="ro1">
          <table:table-cell office:value-type="float" office:value="332.156205" calcext:value-type="float">
            <text:p>332.156205</text:p>
          </table:table-cell>
          <table:table-cell office:value-type="float" office:value="0.002463" calcext:value-type="float">
            <text:p>0.002463</text:p>
          </table:table-cell>
          <table:table-cell/>
        </table:table-row>
        <table:table-row table:style-name="ro1">
          <table:table-cell office:value-type="float" office:value="329.315964" calcext:value-type="float">
            <text:p>329.315964</text:p>
          </table:table-cell>
          <table:table-cell office:value-type="float" office:value="0.000783" calcext:value-type="float">
            <text:p>0.000783</text:p>
          </table:table-cell>
          <table:table-cell/>
        </table:table-row>
        <table:table-row table:style-name="ro1">
          <table:table-cell office:value-type="float" office:value="325.567583" calcext:value-type="float">
            <text:p>325.567583</text:p>
          </table:table-cell>
          <table:table-cell office:value-type="float" office:value="0.000272" calcext:value-type="float">
            <text:p>0.000272</text:p>
          </table:table-cell>
          <table:table-cell/>
        </table:table-row>
        <table:table-row table:style-name="ro1">
          <table:table-cell office:value-type="float" office:value="320.814671" calcext:value-type="float">
            <text:p>320.814671</text:p>
          </table:table-cell>
          <table:table-cell office:value-type="float" office:value="0.000971" calcext:value-type="float">
            <text:p>0.000971</text:p>
          </table:table-cell>
          <table:table-cell/>
        </table:table-row>
        <table:table-row table:style-name="ro1">
          <table:table-cell office:value-type="float" office:value="317.562945" calcext:value-type="float">
            <text:p>317.562945</text:p>
          </table:table-cell>
          <table:table-cell office:value-type="float" office:value="0.002891" calcext:value-type="float">
            <text:p>0.002891</text:p>
          </table:table-cell>
          <table:table-cell/>
        </table:table-row>
        <table:table-row table:style-name="ro1">
          <table:table-cell office:value-type="float" office:value="313.555396" calcext:value-type="float">
            <text:p>313.555396</text:p>
          </table:table-cell>
          <table:table-cell office:value-type="float" office:value="0.006279" calcext:value-type="float">
            <text:p>0.006279</text:p>
          </table:table-cell>
          <table:table-cell/>
        </table:table-row>
        <table:table-row table:style-name="ro1">
          <table:table-cell office:value-type="float" office:value="309.069595" calcext:value-type="float">
            <text:p>309.069595</text:p>
          </table:table-cell>
          <table:table-cell office:value-type="float" office:value="0.011729" calcext:value-type="float">
            <text:p>0.011729</text:p>
          </table:table-cell>
          <table:table-cell/>
        </table:table-row>
        <table:table-row table:style-name="ro1">
          <table:table-cell office:value-type="float" office:value="305.926977" calcext:value-type="float">
            <text:p>305.926977</text:p>
          </table:table-cell>
          <table:table-cell office:value-type="float" office:value="0.019511" calcext:value-type="float">
            <text:p>0.019511</text:p>
          </table:table-cell>
          <table:table-cell/>
        </table:table-row>
        <table:table-row table:style-name="ro1">
          <table:table-cell office:value-type="float" office:value="303.099567" calcext:value-type="float">
            <text:p>303.099567</text:p>
          </table:table-cell>
          <table:table-cell office:value-type="float" office:value="0.029443" calcext:value-type="float">
            <text:p>0.029443</text:p>
          </table:table-cell>
          <table:table-cell/>
        </table:table-row>
        <table:table-row table:style-name="ro1">
          <table:table-cell office:value-type="float" office:value="298.965794" calcext:value-type="float">
            <text:p>298.965794</text:p>
          </table:table-cell>
          <table:table-cell office:value-type="float" office:value="0.041128" calcext:value-type="float">
            <text:p>0.041128</text:p>
          </table:table-cell>
          <table:table-cell/>
        </table:table-row>
        <table:table-row table:style-name="ro1">
          <table:table-cell office:value-type="float" office:value="294.582203" calcext:value-type="float">
            <text:p>294.582203</text:p>
          </table:table-cell>
          <table:table-cell office:value-type="float" office:value="0.053373" calcext:value-type="float">
            <text:p>0.053373</text:p>
          </table:table-cell>
          <table:table-cell/>
        </table:table-row>
        <table:table-row table:style-name="ro1">
          <table:table-cell office:value-type="float" office:value="290.919804" calcext:value-type="float">
            <text:p>290.919804</text:p>
          </table:table-cell>
          <table:table-cell office:value-type="float" office:value="0.065831" calcext:value-type="float">
            <text:p>0.065831</text:p>
          </table:table-cell>
          <table:table-cell/>
        </table:table-row>
        <table:table-row table:style-name="ro1">
          <table:table-cell office:value-type="float" office:value="287.730117" calcext:value-type="float">
            <text:p>287.730117</text:p>
          </table:table-cell>
          <table:table-cell office:value-type="float" office:value="0.077347" calcext:value-type="float">
            <text:p>0.077347</text:p>
          </table:table-cell>
          <table:table-cell/>
        </table:table-row>
        <table:table-row table:style-name="ro1">
          <table:table-cell office:value-type="float" office:value="284.24416" calcext:value-type="float">
            <text:p>284.24416</text:p>
          </table:table-cell>
          <table:table-cell office:value-type="float" office:value="0.087167" calcext:value-type="float">
            <text:p>0.087167</text:p>
          </table:table-cell>
          <table:table-cell/>
        </table:table-row>
        <table:table-row table:style-name="ro1">
          <table:table-cell office:value-type="float" office:value="279.776849" calcext:value-type="float">
            <text:p>279.776849</text:p>
          </table:table-cell>
          <table:table-cell office:value-type="float" office:value="0.095871" calcext:value-type="float">
            <text:p>0.095871</text:p>
          </table:table-cell>
          <table:table-cell/>
        </table:table-row>
        <table:table-row table:style-name="ro1">
          <table:table-cell office:value-type="float" office:value="277.488096" calcext:value-type="float">
            <text:p>277.488096</text:p>
          </table:table-cell>
          <table:table-cell office:value-type="float" office:value="0.103652" calcext:value-type="float">
            <text:p>0.103652</text:p>
          </table:table-cell>
          <table:table-cell/>
        </table:table-row>
        <table:table-row table:style-name="ro1">
          <table:table-cell office:value-type="float" office:value="271.155692" calcext:value-type="float">
            <text:p>271.155692</text:p>
          </table:table-cell>
          <table:table-cell office:value-type="float" office:value="0.110655" calcext:value-type="float">
            <text:p>0.110655</text:p>
          </table:table-cell>
          <table:table-cell/>
        </table:table-row>
        <table:table-row table:style-name="ro1">
          <table:table-cell office:value-type="float" office:value="269.654428" calcext:value-type="float">
            <text:p>269.654428</text:p>
          </table:table-cell>
          <table:table-cell office:value-type="float" office:value="0.116567" calcext:value-type="float">
            <text:p>0.116567</text:p>
          </table:table-cell>
          <table:table-cell/>
        </table:table-row>
        <table:table-row table:style-name="ro1">
          <table:table-cell office:value-type="float" office:value="266.342421" calcext:value-type="float">
            <text:p>266.342421</text:p>
          </table:table-cell>
          <table:table-cell office:value-type="float" office:value="0.121728" calcext:value-type="float">
            <text:p>0.121728</text:p>
          </table:table-cell>
          <table:table-cell/>
        </table:table-row>
        <table:table-row table:style-name="ro1">
          <table:table-cell office:value-type="float" office:value="263.056065" calcext:value-type="float">
            <text:p>263.056065</text:p>
          </table:table-cell>
          <table:table-cell office:value-type="float" office:value="0.126457" calcext:value-type="float">
            <text:p>0.126457</text:p>
          </table:table-cell>
          <table:table-cell/>
        </table:table-row>
        <table:table-row table:style-name="ro1">
          <table:table-cell office:value-type="float" office:value="258.061848" calcext:value-type="float">
            <text:p>258.061848</text:p>
          </table:table-cell>
          <table:table-cell office:value-type="float" office:value="0.129985" calcext:value-type="float">
            <text:p>0.129985</text:p>
          </table:table-cell>
          <table:table-cell/>
        </table:table-row>
        <table:table-row table:style-name="ro1">
          <table:table-cell office:value-type="float" office:value="253.902127" calcext:value-type="float">
            <text:p>253.902127</text:p>
          </table:table-cell>
          <table:table-cell office:value-type="float" office:value="0.13267" calcext:value-type="float">
            <text:p>0.13267</text:p>
          </table:table-cell>
          <table:table-cell/>
        </table:table-row>
        <table:table-row table:style-name="ro1">
          <table:table-cell office:value-type="float" office:value="251.480387" calcext:value-type="float">
            <text:p>251.480387</text:p>
          </table:table-cell>
          <table:table-cell office:value-type="float" office:value="0.134493" calcext:value-type="float">
            <text:p>0.134493</text:p>
          </table:table-cell>
          <table:table-cell/>
        </table:table-row>
        <table:table-row table:style-name="ro1">
          <table:table-cell office:value-type="float" office:value="250.408088" calcext:value-type="float">
            <text:p>250.408088</text:p>
          </table:table-cell>
          <table:table-cell office:value-type="float" office:value="0.135337" calcext:value-type="float">
            <text:p>0.135337</text:p>
          </table:table-cell>
          <table:table-cell/>
        </table:table-row>
        <table:table-row table:style-name="ro1">
          <table:table-cell office:value-type="float" office:value="242.828935" calcext:value-type="float">
            <text:p>242.828935</text:p>
          </table:table-cell>
          <table:table-cell office:value-type="float" office:value="0.135386" calcext:value-type="float">
            <text:p>0.135386</text:p>
          </table:table-cell>
          <table:table-cell/>
        </table:table-row>
        <table:table-row table:style-name="ro1">
          <table:table-cell office:value-type="float" office:value="247.595654" calcext:value-type="float">
            <text:p>247.595654</text:p>
          </table:table-cell>
          <table:table-cell office:value-type="float" office:value="0.135476" calcext:value-type="float">
            <text:p>0.135476</text:p>
          </table:table-cell>
          <table:table-cell/>
        </table:table-row>
        <table:table-row table:style-name="ro1">
          <table:table-cell office:value-type="float" office:value="253.684925" calcext:value-type="float">
            <text:p>253.684925</text:p>
          </table:table-cell>
          <table:table-cell/>
          <table:table-cell office:value-type="float" office:value="0.134228" calcext:value-type="float">
            <text:p>0.134228</text:p>
          </table:table-cell>
        </table:table-row>
        <table:table-row table:style-name="ro1">
          <table:table-cell office:value-type="float" office:value="253.998817" calcext:value-type="float">
            <text:p>253.998817</text:p>
          </table:table-cell>
          <table:table-cell/>
          <table:table-cell office:value-type="float" office:value="0.131895" calcext:value-type="float">
            <text:p>0.131895</text:p>
          </table:table-cell>
        </table:table-row>
        <table:table-row table:style-name="ro1">
          <table:table-cell office:value-type="float" office:value="257.885383" calcext:value-type="float">
            <text:p>257.885383</text:p>
          </table:table-cell>
          <table:table-cell/>
          <table:table-cell office:value-type="float" office:value="0.129795" calcext:value-type="float">
            <text:p>0.129795</text:p>
          </table:table-cell>
        </table:table-row>
        <table:table-row table:style-name="ro1">
          <table:table-cell office:value-type="float" office:value="264.911286" calcext:value-type="float">
            <text:p>264.911286</text:p>
          </table:table-cell>
          <table:table-cell/>
          <table:table-cell office:value-type="float" office:value="0.126297" calcext:value-type="float">
            <text:p>0.126297</text:p>
          </table:table-cell>
        </table:table-row>
        <table:table-row table:style-name="ro1">
          <table:table-cell office:value-type="float" office:value="266.025597" calcext:value-type="float">
            <text:p>266.025597</text:p>
          </table:table-cell>
          <table:table-cell/>
          <table:table-cell office:value-type="float" office:value="0.121433" calcext:value-type="float">
            <text:p>0.121433</text:p>
          </table:table-cell>
        </table:table-row>
        <table:table-row table:style-name="ro1">
          <table:table-cell office:value-type="float" office:value="269.519056" calcext:value-type="float">
            <text:p>269.519056</text:p>
          </table:table-cell>
          <table:table-cell/>
          <table:table-cell office:value-type="float" office:value="0.11608" calcext:value-type="float">
            <text:p>0.11608</text:p>
          </table:table-cell>
        </table:table-row>
        <table:table-row table:style-name="ro1">
          <table:table-cell office:value-type="float" office:value="271.399236" calcext:value-type="float">
            <text:p>271.399236</text:p>
          </table:table-cell>
          <table:table-cell/>
          <table:table-cell office:value-type="float" office:value="0.10997" calcext:value-type="float">
            <text:p>0.10997</text:p>
          </table:table-cell>
        </table:table-row>
        <table:table-row table:style-name="ro1">
          <table:table-cell office:value-type="float" office:value="277.431403" calcext:value-type="float">
            <text:p>277.431403</text:p>
          </table:table-cell>
          <table:table-cell/>
          <table:table-cell office:value-type="float" office:value="0.103742" calcext:value-type="float">
            <text:p>0.103742</text:p>
          </table:table-cell>
        </table:table-row>
        <table:table-row table:style-name="ro1">
          <table:table-cell office:value-type="float" office:value="280.086772" calcext:value-type="float">
            <text:p>280.086772</text:p>
          </table:table-cell>
          <table:table-cell/>
          <table:table-cell office:value-type="float" office:value="0.094381" calcext:value-type="float">
            <text:p>0.094381</text:p>
          </table:table-cell>
        </table:table-row>
        <table:table-row table:style-name="ro1">
          <table:table-cell office:value-type="float" office:value="285.12549" calcext:value-type="float">
            <text:p>285.12549</text:p>
          </table:table-cell>
          <table:table-cell/>
          <table:table-cell office:value-type="float" office:value="0.084816" calcext:value-type="float">
            <text:p>0.084816</text:p>
          </table:table-cell>
        </table:table-row>
        <table:table-row table:style-name="ro1">
          <table:table-cell office:value-type="float" office:value="287.50646" calcext:value-type="float">
            <text:p>287.50646</text:p>
          </table:table-cell>
          <table:table-cell/>
          <table:table-cell office:value-type="float" office:value="0.073948" calcext:value-type="float">
            <text:p>0.073948</text:p>
          </table:table-cell>
        </table:table-row>
        <table:table-row table:style-name="ro1">
          <table:table-cell office:value-type="float" office:value="292.016697" calcext:value-type="float">
            <text:p>292.016697</text:p>
          </table:table-cell>
          <table:table-cell/>
          <table:table-cell office:value-type="float" office:value="0.062655" calcext:value-type="float">
            <text:p>0.062655</text:p>
          </table:table-cell>
        </table:table-row>
        <table:table-row table:style-name="ro1">
          <table:table-cell office:value-type="float" office:value="295.500065" calcext:value-type="float">
            <text:p>295.500065</text:p>
          </table:table-cell>
          <table:table-cell/>
          <table:table-cell office:value-type="float" office:value="0.050672" calcext:value-type="float">
            <text:p>0.050672</text:p>
          </table:table-cell>
        </table:table-row>
        <table:table-row table:style-name="ro1">
          <table:table-cell office:value-type="float" office:value="298.840542" calcext:value-type="float">
            <text:p>298.840542</text:p>
          </table:table-cell>
          <table:table-cell/>
          <table:table-cell office:value-type="float" office:value="0.039024" calcext:value-type="float">
            <text:p>0.039024</text:p>
          </table:table-cell>
        </table:table-row>
        <table:table-row table:style-name="ro1">
          <table:table-cell office:value-type="float" office:value="302.234624" calcext:value-type="float">
            <text:p>302.234624</text:p>
          </table:table-cell>
          <table:table-cell/>
          <table:table-cell office:value-type="float" office:value="0.027852" calcext:value-type="float">
            <text:p>0.027852</text:p>
          </table:table-cell>
        </table:table-row>
        <table:table-row table:style-name="ro1">
          <table:table-cell office:value-type="float" office:value="306.285509" calcext:value-type="float">
            <text:p>306.285509</text:p>
          </table:table-cell>
          <table:table-cell/>
          <table:table-cell office:value-type="float" office:value="0.018103" calcext:value-type="float">
            <text:p>0.018103</text:p>
          </table:table-cell>
        </table:table-row>
        <table:table-row table:style-name="ro1">
          <table:table-cell office:value-type="float" office:value="310.143942" calcext:value-type="float">
            <text:p>310.143942</text:p>
          </table:table-cell>
          <table:table-cell/>
          <table:table-cell office:value-type="float" office:value="0.01078" calcext:value-type="float">
            <text:p>0.01078</text:p>
          </table:table-cell>
        </table:table-row>
        <table:table-row table:style-name="ro1">
          <table:table-cell office:value-type="float" office:value="313.514272" calcext:value-type="float">
            <text:p>313.514272</text:p>
          </table:table-cell>
          <table:table-cell/>
          <table:table-cell office:value-type="float" office:value="0.005832" calcext:value-type="float">
            <text:p>0.005832</text:p>
          </table:table-cell>
        </table:table-row>
        <table:table-row table:style-name="ro1">
          <table:table-cell office:value-type="float" office:value="317.632378" calcext:value-type="float">
            <text:p>317.632378</text:p>
          </table:table-cell>
          <table:table-cell/>
          <table:table-cell office:value-type="float" office:value="0.002613" calcext:value-type="float">
            <text:p>0.002613</text:p>
          </table:table-cell>
        </table:table-row>
        <table:table-row table:style-name="ro1">
          <table:table-cell office:value-type="float" office:value="321.74026" calcext:value-type="float">
            <text:p>321.74026</text:p>
          </table:table-cell>
          <table:table-cell/>
          <table:table-cell office:value-type="float" office:value="0.000828" calcext:value-type="float">
            <text:p>0.000828</text:p>
          </table:table-cell>
        </table:table-row>
        <table:table-row table:style-name="ro1">
          <table:table-cell office:value-type="float" office:value="326.527619" calcext:value-type="float">
            <text:p>326.527619</text:p>
          </table:table-cell>
          <table:table-cell/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float" office:value="329.492497" calcext:value-type="float">
            <text:p>329.492497</text:p>
          </table:table-cell>
          <table:table-cell/>
          <table:table-cell office:value-type="float" office:value="0.000867" calcext:value-type="float">
            <text:p>0.000867</text:p>
          </table:table-cell>
        </table:table-row>
        <table:table-row table:style-name="ro1">
          <table:table-cell office:value-type="float" office:value="333.251231" calcext:value-type="float">
            <text:p>333.251231</text:p>
          </table:table-cell>
          <table:table-cell/>
          <table:table-cell office:value-type="float" office:value="0.002707" calcext:value-type="float">
            <text:p>0.002707</text:p>
          </table:table-cell>
        </table:table-row>
        <table:table-row table:style-name="ro1">
          <table:table-cell office:value-type="float" office:value="336.781304" calcext:value-type="float">
            <text:p>336.781304</text:p>
          </table:table-cell>
          <table:table-cell/>
          <table:table-cell office:value-type="float" office:value="0.005904" calcext:value-type="float">
            <text:p>0.005904</text:p>
          </table:table-cell>
        </table:table-row>
        <table:table-row table:style-name="ro1">
          <table:table-cell office:value-type="float" office:value="340.791508" calcext:value-type="float">
            <text:p>340.791508</text:p>
          </table:table-cell>
          <table:table-cell/>
          <table:table-cell office:value-type="float" office:value="0.010943" calcext:value-type="float">
            <text:p>0.010943</text:p>
          </table:table-cell>
        </table:table-row>
        <table:table-row table:style-name="ro1">
          <table:table-cell office:value-type="float" office:value="343.480757" calcext:value-type="float">
            <text:p>343.480757</text:p>
          </table:table-cell>
          <table:table-cell/>
          <table:table-cell office:value-type="float" office:value="0.018363" calcext:value-type="float">
            <text:p>0.018363</text:p>
          </table:table-cell>
        </table:table-row>
        <table:table-row table:style-name="ro1">
          <table:table-cell office:value-type="float" office:value="347.168294" calcext:value-type="float">
            <text:p>347.168294</text:p>
          </table:table-cell>
          <table:table-cell/>
          <table:table-cell office:value-type="float" office:value="0.028537" calcext:value-type="float">
            <text:p>0.028537</text:p>
          </table:table-cell>
        </table:table-row>
        <table:table-row table:style-name="ro1">
          <table:table-cell office:value-type="float" office:value="350.451001" calcext:value-type="float">
            <text:p>350.451001</text:p>
          </table:table-cell>
          <table:table-cell/>
          <table:table-cell office:value-type="float" office:value="0.040421" calcext:value-type="float">
            <text:p>0.040421</text:p>
          </table:table-cell>
        </table:table-row>
        <table:table-row table:style-name="ro1">
          <table:table-cell office:value-type="float" office:value="355.001146" calcext:value-type="float">
            <text:p>355.001146</text:p>
          </table:table-cell>
          <table:table-cell/>
          <table:table-cell office:value-type="float" office:value="0.053161" calcext:value-type="float">
            <text:p>0.053161</text:p>
          </table:table-cell>
        </table:table-row>
        <table:table-row table:style-name="ro1">
          <table:table-cell office:value-type="float" office:value="358.324112" calcext:value-type="float">
            <text:p>358.324112</text:p>
          </table:table-cell>
          <table:table-cell/>
          <table:table-cell office:value-type="float" office:value="0.06572" calcext:value-type="float">
            <text:p>0.06572</text:p>
          </table:table-cell>
        </table:table-row>
        <table:table-row table:style-name="ro1">
          <table:table-cell office:value-type="float" office:value="362.070775" calcext:value-type="float">
            <text:p>362.070775</text:p>
          </table:table-cell>
          <table:table-cell/>
          <table:table-cell office:value-type="float" office:value="0.077913" calcext:value-type="float">
            <text:p>0.077913</text:p>
          </table:table-cell>
        </table:table-row>
        <table:table-row table:style-name="ro1">
          <table:table-cell office:value-type="float" office:value="365.822953" calcext:value-type="float">
            <text:p>365.822953</text:p>
          </table:table-cell>
          <table:table-cell/>
          <table:table-cell office:value-type="float" office:value="0.088774" calcext:value-type="float">
            <text:p>0.088774</text:p>
          </table:table-cell>
        </table:table-row>
        <table:table-row table:style-name="ro1">
          <table:table-cell office:value-type="float" office:value="369.210959" calcext:value-type="float">
            <text:p>369.210959</text:p>
          </table:table-cell>
          <table:table-cell/>
          <table:table-cell office:value-type="float" office:value="0.09861" calcext:value-type="float">
            <text:p>0.09861</text:p>
          </table:table-cell>
        </table:table-row>
        <table:table-row table:style-name="ro1">
          <table:table-cell office:value-type="float" office:value="373.666394" calcext:value-type="float">
            <text:p>373.666394</text:p>
          </table:table-cell>
          <table:table-cell/>
          <table:table-cell office:value-type="float" office:value="0.107547" calcext:value-type="float">
            <text:p>0.107547</text:p>
          </table:table-cell>
        </table:table-row>
        <table:table-row table:style-name="ro1">
          <table:table-cell office:value-type="float" office:value="377.933865" calcext:value-type="float">
            <text:p>377.933865</text:p>
          </table:table-cell>
          <table:table-cell/>
          <table:table-cell office:value-type="float" office:value="0.115114" calcext:value-type="float">
            <text:p>0.115114</text:p>
          </table:table-cell>
        </table:table-row>
        <table:table-row table:style-name="ro1">
          <table:table-cell office:value-type="float" office:value="381.628751" calcext:value-type="float">
            <text:p>381.628751</text:p>
          </table:table-cell>
          <table:table-cell/>
          <table:table-cell office:value-type="float" office:value="0.121243" calcext:value-type="float">
            <text:p>0.121243</text:p>
          </table:table-cell>
        </table:table-row>
        <table:table-row table:style-name="ro1">
          <table:table-cell office:value-type="float" office:value="385.221765" calcext:value-type="float">
            <text:p>385.221765</text:p>
          </table:table-cell>
          <table:table-cell/>
          <table:table-cell office:value-type="float" office:value="0.126268" calcext:value-type="float">
            <text:p>0.126268</text:p>
          </table:table-cell>
        </table:table-row>
        <table:table-row table:style-name="ro1">
          <table:table-cell office:value-type="float" office:value="387.672706" calcext:value-type="float">
            <text:p>387.672706</text:p>
          </table:table-cell>
          <table:table-cell/>
          <table:table-cell office:value-type="float" office:value="0.130241" calcext:value-type="float">
            <text:p>0.130241</text:p>
          </table:table-cell>
        </table:table-row>
        <table:table-row table:style-name="ro1">
          <table:table-cell office:value-type="float" office:value="392.666327" calcext:value-type="float">
            <text:p>392.666327</text:p>
          </table:table-cell>
          <table:table-cell/>
          <table:table-cell office:value-type="float" office:value="0.133218" calcext:value-type="float">
            <text:p>0.133218</text:p>
          </table:table-cell>
        </table:table-row>
        <table:table-row table:style-name="ro1">
          <table:table-cell office:value-type="float" office:value="396.292342" calcext:value-type="float">
            <text:p>396.292342</text:p>
          </table:table-cell>
          <table:table-cell/>
          <table:table-cell office:value-type="float" office:value="0.134924" calcext:value-type="float">
            <text:p>0.134924</text:p>
          </table:table-cell>
        </table:table-row>
        <table:table-row table:style-name="ro1">
          <table:table-cell office:value-type="float" office:value="399.375933" calcext:value-type="float">
            <text:p>399.375933</text:p>
          </table:table-cell>
          <table:table-cell/>
          <table:table-cell office:value-type="float" office:value="0.135587" calcext:value-type="float">
            <text:p>0.135587</text:p>
          </table:table-cell>
        </table:table-row>
        <table:table-row table:style-name="ro1">
          <table:table-cell office:value-type="float" office:value="404.460565" calcext:value-type="float">
            <text:p>404.460565</text:p>
          </table:table-cell>
          <table:table-cell/>
          <table:table-cell office:value-type="float" office:value="0.135738" calcext:value-type="float">
            <text:p>0.135738</text:p>
          </table:table-cell>
        </table:table-row>
        <table:table-row table:style-name="ro1">
          <table:table-cell office:value-type="float" office:value="407.316182" calcext:value-type="float">
            <text:p>407.316182</text:p>
          </table:table-cell>
          <table:table-cell/>
          <table:table-cell office:value-type="float" office:value="0.134684" calcext:value-type="float">
            <text:p>0.134684</text:p>
          </table:table-cell>
        </table:table-row>
        <table:table-row table:style-name="ro1">
          <table:table-cell office:value-type="float" office:value="411.649724" calcext:value-type="float">
            <text:p>411.649724</text:p>
          </table:table-cell>
          <table:table-cell/>
          <table:table-cell office:value-type="float" office:value="0.132457" calcext:value-type="float">
            <text:p>0.132457</text:p>
          </table:table-cell>
        </table:table-row>
        <table:table-row table:style-name="ro1">
          <table:table-cell office:value-type="float" office:value="415.720814" calcext:value-type="float">
            <text:p>415.720814</text:p>
          </table:table-cell>
          <table:table-cell/>
          <table:table-cell office:value-type="float" office:value="0.129927" calcext:value-type="float">
            <text:p>0.129927</text:p>
          </table:table-cell>
        </table:table-row>
        <table:table-row table:style-name="ro1">
          <table:table-cell office:value-type="float" office:value="418.75281" calcext:value-type="float">
            <text:p>418.75281</text:p>
          </table:table-cell>
          <table:table-cell/>
          <table:table-cell office:value-type="float" office:value="0.126158" calcext:value-type="float">
            <text:p>0.126158</text:p>
          </table:table-cell>
        </table:table-row>
        <table:table-row table:style-name="ro1">
          <table:table-cell office:value-type="float" office:value="423.534199" calcext:value-type="float">
            <text:p>423.534199</text:p>
          </table:table-cell>
          <table:table-cell/>
          <table:table-cell office:value-type="float" office:value="0.121066" calcext:value-type="float">
            <text:p>0.121066</text:p>
          </table:table-cell>
        </table:table-row>
        <table:table-row table:style-name="ro1">
          <table:table-cell office:value-type="float" office:value="426.666077" calcext:value-type="float">
            <text:p>426.666077</text:p>
          </table:table-cell>
          <table:table-cell/>
          <table:table-cell office:value-type="float" office:value="0.115473" calcext:value-type="float">
            <text:p>0.115473</text:p>
          </table:table-cell>
        </table:table-row>
        <table:table-row table:style-name="ro1">
          <table:table-cell office:value-type="float" office:value="431.205451" calcext:value-type="float">
            <text:p>431.205451</text:p>
          </table:table-cell>
          <table:table-cell/>
          <table:table-cell office:value-type="float" office:value="0.108832" calcext:value-type="float">
            <text:p>0.108832</text:p>
          </table:table-cell>
        </table:table-row>
        <table:table-row table:style-name="ro1">
          <table:table-cell office:value-type="float" office:value="433.685361" calcext:value-type="float">
            <text:p>433.685361</text:p>
          </table:table-cell>
          <table:table-cell/>
          <table:table-cell office:value-type="float" office:value="0.101222" calcext:value-type="float">
            <text:p>0.101222</text:p>
          </table:table-cell>
        </table:table-row>
        <table:table-row table:style-name="ro1">
          <table:table-cell office:value-type="float" office:value="436.938192" calcext:value-type="float">
            <text:p>436.938192</text:p>
          </table:table-cell>
          <table:table-cell/>
          <table:table-cell office:value-type="float" office:value="0.092542" calcext:value-type="float">
            <text:p>0.092542</text:p>
          </table:table-cell>
        </table:table-row>
        <table:table-row table:style-name="ro1">
          <table:table-cell office:value-type="float" office:value="441.3746" calcext:value-type="float">
            <text:p>441.3746</text:p>
          </table:table-cell>
          <table:table-cell/>
          <table:table-cell office:value-type="float" office:value="0.082727" calcext:value-type="float">
            <text:p>0.082727</text:p>
          </table:table-cell>
        </table:table-row>
        <table:table-row table:style-name="ro1">
          <table:table-cell office:value-type="float" office:value="444.468498" calcext:value-type="float">
            <text:p>444.468498</text:p>
          </table:table-cell>
          <table:table-cell/>
          <table:table-cell office:value-type="float" office:value="0.072014" calcext:value-type="float">
            <text:p>0.072014</text:p>
          </table:table-cell>
        </table:table-row>
        <table:table-row table:style-name="ro1">
          <table:table-cell office:value-type="float" office:value="447.946099" calcext:value-type="float">
            <text:p>447.946099</text:p>
          </table:table-cell>
          <table:table-cell/>
          <table:table-cell office:value-type="float" office:value="0.060565" calcext:value-type="float">
            <text:p>0.060565</text:p>
          </table:table-cell>
        </table:table-row>
        <table:table-row table:style-name="ro1">
          <table:table-cell office:value-type="float" office:value="451.561499" calcext:value-type="float">
            <text:p>451.561499</text:p>
          </table:table-cell>
          <table:table-cell/>
          <table:table-cell office:value-type="float" office:value="0.048483" calcext:value-type="float">
            <text:p>0.048483</text:p>
          </table:table-cell>
        </table:table-row>
        <table:table-row table:style-name="ro1">
          <table:table-cell office:value-type="float" office:value="455.027911" calcext:value-type="float">
            <text:p>455.027911</text:p>
          </table:table-cell>
          <table:table-cell/>
          <table:table-cell office:value-type="float" office:value="0.036432" calcext:value-type="float">
            <text:p>0.036432</text:p>
          </table:table-cell>
        </table:table-row>
        <table:table-row table:style-name="ro1">
          <table:table-cell office:value-type="float" office:value="459.43475" calcext:value-type="float">
            <text:p>459.43475</text:p>
          </table:table-cell>
          <table:table-cell/>
          <table:table-cell office:value-type="float" office:value="0.025426" calcext:value-type="float">
            <text:p>0.025426</text:p>
          </table:table-cell>
        </table:table-row>
        <table:table-row table:style-name="ro1">
          <table:table-cell office:value-type="float" office:value="462.148212" calcext:value-type="float">
            <text:p>462.148212</text:p>
          </table:table-cell>
          <table:table-cell/>
          <table:table-cell office:value-type="float" office:value="0.016352" calcext:value-type="float">
            <text:p>0.016352</text:p>
          </table:table-cell>
        </table:table-row>
        <table:table-row table:style-name="ro1">
          <table:table-cell office:value-type="float" office:value="466.449068" calcext:value-type="float">
            <text:p>466.449068</text:p>
          </table:table-cell>
          <table:table-cell/>
          <table:table-cell office:value-type="float" office:value="0.009541" calcext:value-type="float">
            <text:p>0.009541</text:p>
          </table:table-cell>
        </table:table-row>
        <table:table-row table:style-name="ro1">
          <table:table-cell office:value-type="float" office:value="469.766277" calcext:value-type="float">
            <text:p>469.766277</text:p>
          </table:table-cell>
          <table:table-cell/>
          <table:table-cell office:value-type="float" office:value="0.004996" calcext:value-type="float">
            <text:p>0.004996</text:p>
          </table:table-cell>
        </table:table-row>
        <table:table-row table:style-name="ro1">
          <table:table-cell office:value-type="float" office:value="474.314523" calcext:value-type="float">
            <text:p>474.314523</text:p>
          </table:table-cell>
          <table:table-cell/>
          <table:table-cell office:value-type="float" office:value="0.002189" calcext:value-type="float">
            <text:p>0.002189</text:p>
          </table:table-cell>
        </table:table-row>
        <table:table-row table:style-name="ro1">
          <table:table-cell office:value-type="float" office:value="478.36663" calcext:value-type="float">
            <text:p>478.36663</text:p>
          </table:table-cell>
          <table:table-cell/>
          <table:table-cell office:value-type="float" office:value="0.000663" calcext:value-type="float">
            <text:p>0.000663</text:p>
          </table:table-cell>
        </table:table-row>
        <table:table-row table:style-name="ro1">
          <table:table-cell office:value-type="float" office:value="482.896567" calcext:value-type="float">
            <text:p>482.896567</text:p>
          </table:table-cell>
          <table:table-cell/>
          <table:table-cell office:value-type="float" office:value="0.000304" calcext:value-type="float">
            <text:p>0.000304</text:p>
          </table:table-cell>
        </table:table-row>
        <table:table-row table:style-name="ro1">
          <table:table-cell office:value-type="float" office:value="485.34093" calcext:value-type="float">
            <text:p>485.34093</text:p>
          </table:table-cell>
          <table:table-cell/>
          <table:table-cell office:value-type="float" office:value="0.001111" calcext:value-type="float">
            <text:p>0.001111</text:p>
          </table:table-cell>
        </table:table-row>
        <table:table-row table:style-name="ro1">
          <table:table-cell office:value-type="float" office:value="489.368431" calcext:value-type="float">
            <text:p>489.368431</text:p>
          </table:table-cell>
          <table:table-cell/>
          <table:table-cell office:value-type="float" office:value="0.003122" calcext:value-type="float">
            <text:p>0.003122</text:p>
          </table:table-cell>
        </table:table-row>
        <table:table-row table:style-name="ro1">
          <table:table-cell office:value-type="float" office:value="492.890093" calcext:value-type="float">
            <text:p>492.890093</text:p>
          </table:table-cell>
          <table:table-cell/>
          <table:table-cell office:value-type="float" office:value="0.006673" calcext:value-type="float">
            <text:p>0.006673</text:p>
          </table:table-cell>
        </table:table-row>
        <table:table-row table:style-name="ro1">
          <table:table-cell office:value-type="float" office:value="495.602157" calcext:value-type="float">
            <text:p>495.602157</text:p>
          </table:table-cell>
          <table:table-cell/>
          <table:table-cell office:value-type="float" office:value="0.012259" calcext:value-type="float">
            <text:p>0.012259</text:p>
          </table:table-cell>
        </table:table-row>
        <table:table-row table:style-name="ro1">
          <table:table-cell office:value-type="float" office:value="499.252187" calcext:value-type="float">
            <text:p>499.252187</text:p>
          </table:table-cell>
          <table:table-cell/>
          <table:table-cell office:value-type="float" office:value="0.020448" calcext:value-type="float">
            <text:p>0.020448</text:p>
          </table:table-cell>
        </table:table-row>
        <table:table-row table:style-name="ro1">
          <table:table-cell office:value-type="float" office:value="503.214805" calcext:value-type="float">
            <text:p>503.214805</text:p>
          </table:table-cell>
          <table:table-cell/>
          <table:table-cell office:value-type="float" office:value="0.030843" calcext:value-type="float">
            <text:p>0.030843</text:p>
          </table:table-cell>
        </table:table-row>
        <table:table-row table:style-name="ro1">
          <table:table-cell office:value-type="float" office:value="506.638088" calcext:value-type="float">
            <text:p>506.638088</text:p>
          </table:table-cell>
          <table:table-cell/>
          <table:table-cell office:value-type="float" office:value="0.042921" calcext:value-type="float">
            <text:p>0.042921</text:p>
          </table:table-cell>
        </table:table-row>
        <table:table-row table:style-name="ro1">
          <table:table-cell office:value-type="float" office:value="511.16775" calcext:value-type="float">
            <text:p>511.16775</text:p>
          </table:table-cell>
          <table:table-cell/>
          <table:table-cell office:value-type="float" office:value="0.055699" calcext:value-type="float">
            <text:p>0.055699</text:p>
          </table:table-cell>
        </table:table-row>
        <table:table-row table:style-name="ro1">
          <table:table-cell office:value-type="float" office:value="513.688764" calcext:value-type="float">
            <text:p>513.688764</text:p>
          </table:table-cell>
          <table:table-cell/>
          <table:table-cell office:value-type="float" office:value="0.068184" calcext:value-type="float">
            <text:p>0.068184</text:p>
          </table:table-cell>
        </table:table-row>
        <table:table-row table:style-name="ro1">
          <table:table-cell office:value-type="float" office:value="518.41785" calcext:value-type="float">
            <text:p>518.41785</text:p>
          </table:table-cell>
          <table:table-cell/>
          <table:table-cell office:value-type="float" office:value="0.079812" calcext:value-type="float">
            <text:p>0.079812</text:p>
          </table:table-cell>
        </table:table-row>
        <table:table-row table:style-name="ro1">
          <table:table-cell office:value-type="float" office:value="521.446301" calcext:value-type="float">
            <text:p>521.446301</text:p>
          </table:table-cell>
          <table:table-cell/>
          <table:table-cell office:value-type="float" office:value="0.090617" calcext:value-type="float">
            <text:p>0.090617</text:p>
          </table:table-cell>
        </table:table-row>
        <table:table-row table:style-name="ro1">
          <table:table-cell office:value-type="float" office:value="524.721954" calcext:value-type="float">
            <text:p>524.721954</text:p>
          </table:table-cell>
          <table:table-cell/>
          <table:table-cell office:value-type="float" office:value="0.100605" calcext:value-type="float">
            <text:p>0.100605</text:p>
          </table:table-cell>
        </table:table-row>
        <table:table-row table:style-name="ro1">
          <table:table-cell office:value-type="float" office:value="529.214395" calcext:value-type="float">
            <text:p>529.214395</text:p>
          </table:table-cell>
          <table:table-cell/>
          <table:table-cell office:value-type="float" office:value="0.109235" calcext:value-type="float">
            <text:p>0.109235</text:p>
          </table:table-cell>
        </table:table-row>
        <table:table-row table:style-name="ro1">
          <table:table-cell office:value-type="float" office:value="532.585941" calcext:value-type="float">
            <text:p>532.585941</text:p>
          </table:table-cell>
          <table:table-cell/>
          <table:table-cell office:value-type="float" office:value="0.116476" calcext:value-type="float">
            <text:p>0.116476</text:p>
          </table:table-cell>
        </table:table-row>
        <table:table-row table:style-name="ro1">
          <table:table-cell office:value-type="float" office:value="536.720151" calcext:value-type="float">
            <text:p>536.720151</text:p>
          </table:table-cell>
          <table:table-cell/>
          <table:table-cell office:value-type="float" office:value="0.122449" calcext:value-type="float">
            <text:p>0.1224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7:15:09.039468816</dc:date>
    <meta:editing-duration>PT11M53S</meta:editing-duration>
    <meta:editing-cycles>1</meta:editing-cycles>
    <meta:document-statistic meta:table-count="2" meta:cell-count="924" meta:object-count="2"/>
    <meta:generator>LibreOffice/5.4.4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142cm" svg:height="12.114cm" xlink:href=".." xlink:type="simple" chart:class="chart:scatter" chart:style-name="ch1">
        <chart:legend chart:legend-position="end" svg:x="20.879cm" svg:y="5.509cm" style:legend-expansion="high" chart:style-name="ch2"/>
        <chart:plot-area chart:style-name="ch3" table:cell-range-address="'MedicionAutomatica1.0'.A1:'MedicionAutomatica1.0'.C301" chart:data-source-has-labels="row" svg:x="0.462cm" svg:y="0.242cm" svg:width="19.955cm" svg:height="11.63cm">
          <chartooo:coordinate-region svg:x="1.374cm" svg:y="0.442cm" svg:width="18.67cm" svg:height="10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301" chart:label-cell-address="'MedicionAutomatica1.0'.B1:'MedicionAutomatica1.0'.B1" chart:class="chart:scatter">
            <chart:domain table:cell-range-address="'MedicionAutomatica1.0'.A2:'MedicionAutomatica1.0'.A301"/>
            <chart:data-point chart:repeated="300"/>
          </chart:series>
          <chart:series chart:style-name="ch7" chart:values-cell-range-address="'MedicionAutomatica1.0'.C2:'MedicionAutomatica1.0'.C301" chart:label-cell-address="'MedicionAutomatica1.0'.C1:'MedicionAutomatica1.0'.C1" chart:class="chart:scatte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MedicionAutomatica1.0'.B1:'MedicionAutomatica1.0'.B1</svg:desc>
                </draw:g>
              </table:table-cell>
              <table:table-cell office:value-type="string">
                <text:p/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3.640497">
                <text:p>1063.640497</text:p>
                <draw:g>
                  <svg:desc>'MedicionAutomatica1.0'.A2:'MedicionAutomatica1.0'.A301</svg:desc>
                </draw:g>
              </table:table-cell>
              <table:table-cell office:value-type="float" office:value="0.083167">
                <text:p>0.083167</text:p>
                <draw:g>
                  <svg:desc>'MedicionAutomatica1.0'.B2:'MedicionAutomatica1.0'.B30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0.373713">
                <text:p>1060.373713</text:p>
              </table:table-cell>
              <table:table-cell office:value-type="float" office:value="0.091408">
                <text:p>0.09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6.898987">
                <text:p>1056.898987</text:p>
              </table:table-cell>
              <table:table-cell office:value-type="float" office:value="0.099504">
                <text:p>0.099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3.523193">
                <text:p>1053.523193</text:p>
              </table:table-cell>
              <table:table-cell office:value-type="float" office:value="0.106756">
                <text:p>0.106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9.07974">
                <text:p>1049.07974</text:p>
              </table:table-cell>
              <table:table-cell office:value-type="float" office:value="0.113482">
                <text:p>0.113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5.69384">
                <text:p>1045.69384</text:p>
              </table:table-cell>
              <table:table-cell office:value-type="float" office:value="0.118664">
                <text:p>0.11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2.31015">
                <text:p>1042.31015</text:p>
              </table:table-cell>
              <table:table-cell office:value-type="float" office:value="0.123154">
                <text:p>0.123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7.986993">
                <text:p>1037.986993</text:p>
              </table:table-cell>
              <table:table-cell office:value-type="float" office:value="0.12696">
                <text:p>0.12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4.486463">
                <text:p>1034.486463</text:p>
              </table:table-cell>
              <table:table-cell office:value-type="float" office:value="0.12978">
                <text:p>0.12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1.11616">
                <text:p>1031.11616</text:p>
              </table:table-cell>
              <table:table-cell office:value-type="float" office:value="0.131966">
                <text:p>0.13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.722803">
                <text:p>1027.722803</text:p>
              </table:table-cell>
              <table:table-cell office:value-type="float" office:value="0.133414">
                <text:p>0.133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.35445">
                <text:p>1024.35445</text:p>
              </table:table-cell>
              <table:table-cell office:value-type="float" office:value="0.133686">
                <text:p>0.133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8.835043">
                <text:p>1018.835043</text:p>
              </table:table-cell>
              <table:table-cell office:value-type="float" office:value="0.133199">
                <text:p>0.13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6.465423">
                <text:p>1016.465423</text:p>
              </table:table-cell>
              <table:table-cell office:value-type="float" office:value="0.131578">
                <text:p>0.131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1.995103">
                <text:p>1011.995103</text:p>
              </table:table-cell>
              <table:table-cell office:value-type="float" office:value="0.128828">
                <text:p>0.128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7.53294">
                <text:p>1007.53294</text:p>
              </table:table-cell>
              <table:table-cell office:value-type="float" office:value="0.125141">
                <text:p>0.125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5.21465">
                <text:p>1005.21465</text:p>
              </table:table-cell>
              <table:table-cell office:value-type="float" office:value="0.120256">
                <text:p>0.12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9.737763">
                <text:p>999.737763</text:p>
              </table:table-cell>
              <table:table-cell office:value-type="float" office:value="0.114109">
                <text:p>0.11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7.340998">
                <text:p>997.340998</text:p>
              </table:table-cell>
              <table:table-cell office:value-type="float" office:value="0.106532">
                <text:p>0.106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2.868921">
                <text:p>992.868921</text:p>
              </table:table-cell>
              <table:table-cell office:value-type="float" office:value="0.097489">
                <text:p>0.097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9.538966">
                <text:p>989.538966</text:p>
              </table:table-cell>
              <table:table-cell office:value-type="float" office:value="0.08723">
                <text:p>0.08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5.027829">
                <text:p>985.027829</text:p>
              </table:table-cell>
              <table:table-cell office:value-type="float" office:value="0.076329">
                <text:p>0.076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1.630431">
                <text:p>981.630431</text:p>
              </table:table-cell>
              <table:table-cell office:value-type="float" office:value="0.064985">
                <text:p>0.064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8.250305">
                <text:p>978.250305</text:p>
              </table:table-cell>
              <table:table-cell office:value-type="float" office:value="0.052606">
                <text:p>0.052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4.504495">
                <text:p>974.504495</text:p>
              </table:table-cell>
              <table:table-cell office:value-type="float" office:value="0.039882">
                <text:p>0.039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0.378001">
                <text:p>970.378001</text:p>
              </table:table-cell>
              <table:table-cell office:value-type="float" office:value="0.028353">
                <text:p>0.02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7.045684">
                <text:p>967.045684</text:p>
              </table:table-cell>
              <table:table-cell office:value-type="float" office:value="0.018773">
                <text:p>0.018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2.574544">
                <text:p>962.574544</text:p>
              </table:table-cell>
              <table:table-cell office:value-type="float" office:value="0.011143">
                <text:p>0.01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9.161024">
                <text:p>959.161024</text:p>
              </table:table-cell>
              <table:table-cell office:value-type="float" office:value="0.006028">
                <text:p>0.006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6.904091">
                <text:p>956.904091</text:p>
              </table:table-cell>
              <table:table-cell office:value-type="float" office:value="0.002757">
                <text:p>0.00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2.427822">
                <text:p>952.427822</text:p>
              </table:table-cell>
              <table:table-cell office:value-type="float" office:value="0.000905">
                <text:p>0.000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7.956919">
                <text:p>947.956919</text:p>
              </table:table-cell>
              <table:table-cell office:value-type="float" office:value="0.000267">
                <text:p>0.000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4.61182">
                <text:p>944.61182</text:p>
              </table:table-cell>
              <table:table-cell office:value-type="float" office:value="0.000797">
                <text:p>0.000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1.219935">
                <text:p>941.219935</text:p>
              </table:table-cell>
              <table:table-cell office:value-type="float" office:value="0.002541">
                <text:p>0.002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6.706062">
                <text:p>936.706062</text:p>
              </table:table-cell>
              <table:table-cell office:value-type="float" office:value="0.005733">
                <text:p>0.005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3.338303">
                <text:p>933.338303</text:p>
              </table:table-cell>
              <table:table-cell office:value-type="float" office:value="0.010831">
                <text:p>0.010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8.873605">
                <text:p>928.873605</text:p>
              </table:table-cell>
              <table:table-cell office:value-type="float" office:value="0.018144">
                <text:p>0.01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5.482266">
                <text:p>925.482266</text:p>
              </table:table-cell>
              <table:table-cell office:value-type="float" office:value="0.027677">
                <text:p>0.02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2.114279">
                <text:p>922.114279</text:p>
              </table:table-cell>
              <table:table-cell office:value-type="float" office:value="0.038944">
                <text:p>0.03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7.615995">
                <text:p>917.615995</text:p>
              </table:table-cell>
              <table:table-cell office:value-type="float" office:value="0.050966">
                <text:p>0.050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4.252465">
                <text:p>914.252465</text:p>
              </table:table-cell>
              <table:table-cell office:value-type="float" office:value="0.062896">
                <text:p>0.06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0.888736">
                <text:p>910.888736</text:p>
              </table:table-cell>
              <table:table-cell office:value-type="float" office:value="0.074201">
                <text:p>0.074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6.395615">
                <text:p>906.395615</text:p>
              </table:table-cell>
              <table:table-cell office:value-type="float" office:value="0.084703">
                <text:p>0.084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3.023771">
                <text:p>903.023771</text:p>
              </table:table-cell>
              <table:table-cell office:value-type="float" office:value="0.093846">
                <text:p>0.09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.685963">
                <text:p>899.685963</text:p>
              </table:table-cell>
              <table:table-cell office:value-type="float" office:value="0.102051">
                <text:p>0.102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5.337063">
                <text:p>895.337063</text:p>
              </table:table-cell>
              <table:table-cell office:value-type="float" office:value="0.109169">
                <text:p>0.109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1.871408">
                <text:p>891.871408</text:p>
              </table:table-cell>
              <table:table-cell office:value-type="float" office:value="0.115288">
                <text:p>0.11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9.538775">
                <text:p>889.538775</text:p>
              </table:table-cell>
              <table:table-cell office:value-type="float" office:value="0.120681">
                <text:p>0.120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3.945654">
                <text:p>883.945654</text:p>
              </table:table-cell>
              <table:table-cell office:value-type="float" office:value="0.125077">
                <text:p>0.125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1.692156">
                <text:p>881.692156</text:p>
              </table:table-cell>
              <table:table-cell office:value-type="float" office:value="0.128629">
                <text:p>0.12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8.322575">
                <text:p>878.322575</text:p>
              </table:table-cell>
              <table:table-cell office:value-type="float" office:value="0.131473">
                <text:p>0.13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3.836171">
                <text:p>873.836171</text:p>
              </table:table-cell>
              <table:table-cell office:value-type="float" office:value="0.132988">
                <text:p>0.13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9.361195">
                <text:p>869.361195</text:p>
              </table:table-cell>
              <table:table-cell office:value-type="float" office:value="0.133918">
                <text:p>0.13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6.002729">
                <text:p>866.002729</text:p>
              </table:table-cell>
              <table:table-cell office:value-type="float" office:value="0.134106">
                <text:p>0.13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2.634539">
                <text:p>862.634539</text:p>
              </table:table-cell>
              <table:table-cell office:value-type="float" office:value="0.133349">
                <text:p>0.133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8.126676">
                <text:p>858.126676</text:p>
              </table:table-cell>
              <table:table-cell office:value-type="float" office:value="0.131646">
                <text:p>0.13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5.000511">
                <text:p>855.000511</text:p>
              </table:table-cell>
              <table:table-cell office:value-type="float" office:value="0.128921">
                <text:p>0.128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1.430104">
                <text:p>851.430104</text:p>
              </table:table-cell>
              <table:table-cell office:value-type="float" office:value="0.124836">
                <text:p>0.124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7.238302">
                <text:p>847.238302</text:p>
              </table:table-cell>
              <table:table-cell office:value-type="float" office:value="0.119686">
                <text:p>0.119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3.620266">
                <text:p>843.620266</text:p>
              </table:table-cell>
              <table:table-cell office:value-type="float" office:value="0.113138">
                <text:p>0.11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0.201498">
                <text:p>840.201498</text:p>
              </table:table-cell>
              <table:table-cell office:value-type="float" office:value="0.105627">
                <text:p>0.105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6.241505">
                <text:p>836.241505</text:p>
              </table:table-cell>
              <table:table-cell office:value-type="float" office:value="0.096693">
                <text:p>0.096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2.35706">
                <text:p>832.35706</text:p>
              </table:table-cell>
              <table:table-cell office:value-type="float" office:value="0.086272">
                <text:p>0.08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7.8445">
                <text:p>827.8445</text:p>
              </table:table-cell>
              <table:table-cell office:value-type="float" office:value="0.074793">
                <text:p>0.074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3.736767">
                <text:p>823.736767</text:p>
              </table:table-cell>
              <table:table-cell office:value-type="float" office:value="0.062755">
                <text:p>0.062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2.189323">
                <text:p>822.189323</text:p>
              </table:table-cell>
              <table:table-cell office:value-type="float" office:value="0.050106">
                <text:p>0.050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6.097732">
                <text:p>816.097732</text:p>
              </table:table-cell>
              <table:table-cell office:value-type="float" office:value="0.036821">
                <text:p>0.036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2.200159">
                <text:p>812.200159</text:p>
              </table:table-cell>
              <table:table-cell office:value-type="float" office:value="0.024964">
                <text:p>0.024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9.831864">
                <text:p>809.831864</text:p>
              </table:table-cell>
              <table:table-cell office:value-type="float" office:value="0.015942">
                <text:p>0.015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6.464887">
                <text:p>806.464887</text:p>
              </table:table-cell>
              <table:table-cell office:value-type="float" office:value="0.009451">
                <text:p>0.009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3.095384">
                <text:p>803.095384</text:p>
              </table:table-cell>
              <table:table-cell office:value-type="float" office:value="0.005028">
                <text:p>0.005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8.635939">
                <text:p>798.635939</text:p>
              </table:table-cell>
              <table:table-cell office:value-type="float" office:value="0.00209">
                <text:p>0.00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5.26902">
                <text:p>795.26902</text:p>
              </table:table-cell>
              <table:table-cell office:value-type="float" office:value="0.000599">
                <text:p>0.000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.991602">
                <text:p>792.991602</text:p>
              </table:table-cell>
              <table:table-cell office:value-type="float" office:value="0.000288">
                <text:p>0.00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7.505462">
                <text:p>787.505462</text:p>
              </table:table-cell>
              <table:table-cell office:value-type="float" office:value="0.001056">
                <text:p>0.00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4.006556">
                <text:p>784.006556</text:p>
              </table:table-cell>
              <table:table-cell office:value-type="float" office:value="0.002995">
                <text:p>0.00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9.820447">
                <text:p>779.820447</text:p>
              </table:table-cell>
              <table:table-cell office:value-type="float" office:value="0.006414">
                <text:p>0.006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6.152695">
                <text:p>776.152695</text:p>
              </table:table-cell>
              <table:table-cell office:value-type="float" office:value="0.011557">
                <text:p>0.011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3.899946">
                <text:p>773.899946</text:p>
              </table:table-cell>
              <table:table-cell office:value-type="float" office:value="0.019082">
                <text:p>0.019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8.543486">
                <text:p>768.543486</text:p>
              </table:table-cell>
              <table:table-cell office:value-type="float" office:value="0.02909">
                <text:p>0.02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6.05716">
                <text:p>766.05716</text:p>
              </table:table-cell>
              <table:table-cell office:value-type="float" office:value="0.040685">
                <text:p>0.040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1.647">
                <text:p>761.647</text:p>
              </table:table-cell>
              <table:table-cell office:value-type="float" office:value="0.052339">
                <text:p>0.052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8.245123">
                <text:p>758.245123</text:p>
              </table:table-cell>
              <table:table-cell office:value-type="float" office:value="0.06406">
                <text:p>0.0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4.239542">
                <text:p>754.239542</text:p>
              </table:table-cell>
              <table:table-cell office:value-type="float" office:value="0.074984">
                <text:p>0.074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9.233885">
                <text:p>749.233885</text:p>
              </table:table-cell>
              <table:table-cell office:value-type="float" office:value="0.085652">
                <text:p>0.085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6.966982">
                <text:p>746.966982</text:p>
              </table:table-cell>
              <table:table-cell office:value-type="float" office:value="0.094531">
                <text:p>0.094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2.542982">
                <text:p>742.542982</text:p>
              </table:table-cell>
              <table:table-cell office:value-type="float" office:value="0.102199">
                <text:p>0.10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8.23285">
                <text:p>738.23285</text:p>
              </table:table-cell>
              <table:table-cell office:value-type="float" office:value="0.109354">
                <text:p>0.10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4.640378">
                <text:p>734.640378</text:p>
              </table:table-cell>
              <table:table-cell office:value-type="float" office:value="0.11544">
                <text:p>0.11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1.30311">
                <text:p>731.30311</text:p>
              </table:table-cell>
              <table:table-cell office:value-type="float" office:value="0.120607">
                <text:p>0.120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6.255366">
                <text:p>726.255366</text:p>
              </table:table-cell>
              <table:table-cell office:value-type="float" office:value="0.126156">
                <text:p>0.126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4.509117">
                <text:p>724.509117</text:p>
              </table:table-cell>
              <table:table-cell office:value-type="float" office:value="0.128237">
                <text:p>0.12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9.101893">
                <text:p>719.101893</text:p>
              </table:table-cell>
              <table:table-cell office:value-type="float" office:value="0.130874">
                <text:p>0.130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7.751568">
                <text:p>717.751568</text:p>
              </table:table-cell>
              <table:table-cell office:value-type="float" office:value="0.132458">
                <text:p>0.132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4.346615">
                <text:p>714.346615</text:p>
              </table:table-cell>
              <table:table-cell office:value-type="float" office:value="0.133108">
                <text:p>0.133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8.798434">
                <text:p>708.798434</text:p>
              </table:table-cell>
              <table:table-cell office:value-type="float" office:value="0.133065">
                <text:p>0.133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5.400611">
                <text:p>705.400611</text:p>
              </table:table-cell>
              <table:table-cell office:value-type="float" office:value="0.131568">
                <text:p>0.13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2.006497">
                <text:p>702.006497</text:p>
              </table:table-cell>
              <table:table-cell office:value-type="float" office:value="0.129644">
                <text:p>0.129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6.463396">
                <text:p>696.463396</text:p>
              </table:table-cell>
              <table:table-cell office:value-type="float" office:value="0.126593">
                <text:p>0.12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6.396744">
                <text:p>696.396744</text:p>
              </table:table-cell>
              <table:table-cell office:value-type="float" office:value="0.122491">
                <text:p>0.122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9.537615">
                <text:p>689.537615</text:p>
              </table:table-cell>
              <table:table-cell office:value-type="float" office:value="0.116832">
                <text:p>0.11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6.458317">
                <text:p>686.458317</text:p>
              </table:table-cell>
              <table:table-cell office:value-type="float" office:value="0.110277">
                <text:p>0.110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4.105178">
                <text:p>684.105178</text:p>
              </table:table-cell>
              <table:table-cell office:value-type="float" office:value="0.102501">
                <text:p>0.102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0.798405">
                <text:p>680.798405</text:p>
              </table:table-cell>
              <table:table-cell office:value-type="float" office:value="0.093629">
                <text:p>0.09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6.200257">
                <text:p>676.200257</text:p>
              </table:table-cell>
              <table:table-cell office:value-type="float" office:value="0.084059">
                <text:p>0.084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2.012818">
                <text:p>672.012818</text:p>
              </table:table-cell>
              <table:table-cell office:value-type="float" office:value="0.071868">
                <text:p>0.071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8.461407">
                <text:p>668.461407</text:p>
              </table:table-cell>
              <table:table-cell office:value-type="float" office:value="0.059176">
                <text:p>0.05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5.066133">
                <text:p>665.066133</text:p>
              </table:table-cell>
              <table:table-cell office:value-type="float" office:value="0.046296">
                <text:p>0.04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9.44801">
                <text:p>659.44801</text:p>
              </table:table-cell>
              <table:table-cell office:value-type="float" office:value="0.03413">
                <text:p>0.0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7.282948">
                <text:p>657.282948</text:p>
              </table:table-cell>
              <table:table-cell office:value-type="float" office:value="0.023183">
                <text:p>0.02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3.141972">
                <text:p>653.141972</text:p>
              </table:table-cell>
              <table:table-cell office:value-type="float" office:value="0.014448">
                <text:p>0.01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9.360339">
                <text:p>649.360339</text:p>
              </table:table-cell>
              <table:table-cell office:value-type="float" office:value="0.007997">
                <text:p>0.00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6.102033">
                <text:p>646.102033</text:p>
              </table:table-cell>
              <table:table-cell office:value-type="float" office:value="0.004017">
                <text:p>0.004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1.574951">
                <text:p>641.574951</text:p>
              </table:table-cell>
              <table:table-cell office:value-type="float" office:value="0.00153">
                <text:p>0.00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7.184357">
                <text:p>637.184357</text:p>
              </table:table-cell>
              <table:table-cell office:value-type="float" office:value="0.000376">
                <text:p>0.000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3.833124">
                <text:p>633.833124</text:p>
              </table:table-cell>
              <table:table-cell office:value-type="float" office:value="0.000444">
                <text:p>0.000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0.300299">
                <text:p>630.300299</text:p>
              </table:table-cell>
              <table:table-cell office:value-type="float" office:value="0.00156">
                <text:p>0.00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7.999915">
                <text:p>627.999915</text:p>
              </table:table-cell>
              <table:table-cell office:value-type="float" office:value="0.00376">
                <text:p>0.00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2.70399">
                <text:p>622.70399</text:p>
              </table:table-cell>
              <table:table-cell office:value-type="float" office:value="0.007732">
                <text:p>0.007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0.050053">
                <text:p>620.050053</text:p>
              </table:table-cell>
              <table:table-cell office:value-type="float" office:value="0.013679">
                <text:p>0.013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6.748512">
                <text:p>616.748512</text:p>
              </table:table-cell>
              <table:table-cell office:value-type="float" office:value="0.021656">
                <text:p>0.02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2.429049">
                <text:p>612.429049</text:p>
              </table:table-cell>
              <table:table-cell office:value-type="float" office:value="0.031768">
                <text:p>0.03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8.810738">
                <text:p>608.810738</text:p>
              </table:table-cell>
              <table:table-cell office:value-type="float" office:value="0.043771">
                <text:p>0.043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4.522287">
                <text:p>604.522287</text:p>
              </table:table-cell>
              <table:table-cell office:value-type="float" office:value="0.055979">
                <text:p>0.05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1.151446">
                <text:p>601.151446</text:p>
              </table:table-cell>
              <table:table-cell office:value-type="float" office:value="0.067681">
                <text:p>0.067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7.135722">
                <text:p>597.135722</text:p>
              </table:table-cell>
              <table:table-cell office:value-type="float" office:value="0.078127">
                <text:p>0.078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3.474036">
                <text:p>593.474036</text:p>
              </table:table-cell>
              <table:table-cell office:value-type="float" office:value="0.088291">
                <text:p>0.088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0.331019">
                <text:p>590.331019</text:p>
              </table:table-cell>
              <table:table-cell office:value-type="float" office:value="0.097279">
                <text:p>0.097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6.760517">
                <text:p>586.760517</text:p>
              </table:table-cell>
              <table:table-cell office:value-type="float" office:value="0.105075">
                <text:p>0.105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3.040837">
                <text:p>583.040837</text:p>
              </table:table-cell>
              <table:table-cell office:value-type="float" office:value="0.111934">
                <text:p>0.11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8.756305">
                <text:p>578.756305</text:p>
              </table:table-cell>
              <table:table-cell office:value-type="float" office:value="0.118724">
                <text:p>0.118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4.448443">
                <text:p>574.448443</text:p>
              </table:table-cell>
              <table:table-cell office:value-type="float" office:value="0.123027">
                <text:p>0.123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1.646596">
                <text:p>571.646596</text:p>
              </table:table-cell>
              <table:table-cell office:value-type="float" office:value="0.1275">
                <text:p>0.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8.371679">
                <text:p>568.371679</text:p>
              </table:table-cell>
              <table:table-cell office:value-type="float" office:value="0.130292">
                <text:p>0.130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.125926">
                <text:p>564.125926</text:p>
              </table:table-cell>
              <table:table-cell office:value-type="float" office:value="0.132838">
                <text:p>0.132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9.642939">
                <text:p>559.642939</text:p>
              </table:table-cell>
              <table:table-cell office:value-type="float" office:value="0.134404">
                <text:p>0.13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6.401396">
                <text:p>556.401396</text:p>
              </table:table-cell>
              <table:table-cell office:value-type="float" office:value="0.13464">
                <text:p>0.1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1.808405">
                <text:p>551.808405</text:p>
              </table:table-cell>
              <table:table-cell office:value-type="float" office:value="0.134663">
                <text:p>0.13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8.734464">
                <text:p>548.734464</text:p>
              </table:table-cell>
              <table:table-cell office:value-type="float" office:value="0.133213">
                <text:p>0.13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4.900472">
                <text:p>544.900472</text:p>
              </table:table-cell>
              <table:table-cell office:value-type="float" office:value="0.130776">
                <text:p>0.13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0.668197">
                <text:p>540.668197</text:p>
              </table:table-cell>
              <table:table-cell office:value-type="float" office:value="0.126959">
                <text:p>0.12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6.971095">
                <text:p>536.971095</text:p>
              </table:table-cell>
              <table:table-cell office:value-type="float" office:value="0.122452">
                <text:p>0.12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3.610754">
                <text:p>533.610754</text:p>
              </table:table-cell>
              <table:table-cell office:value-type="float" office:value="0.116673">
                <text:p>0.116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9.581755">
                <text:p>529.581755</text:p>
              </table:table-cell>
              <table:table-cell office:value-type="float" office:value="0.109608">
                <text:p>0.109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5.962561">
                <text:p>525.962561</text:p>
              </table:table-cell>
              <table:table-cell office:value-type="float" office:value="0.100931">
                <text:p>0.100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2.371364">
                <text:p>522.371364</text:p>
              </table:table-cell>
              <table:table-cell office:value-type="float" office:value="0.091802">
                <text:p>0.091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8.996949">
                <text:p>518.996949</text:p>
              </table:table-cell>
              <table:table-cell office:value-type="float" office:value="0.081285">
                <text:p>0.08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4.651838">
                <text:p>514.651838</text:p>
              </table:table-cell>
              <table:table-cell office:value-type="float" office:value="0.069273">
                <text:p>0.069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1.516636">
                <text:p>511.516636</text:p>
              </table:table-cell>
              <table:table-cell office:value-type="float" office:value="0.05679">
                <text:p>0.05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7.277418">
                <text:p>507.277418</text:p>
              </table:table-cell>
              <table:table-cell office:value-type="float" office:value="0.04436">
                <text:p>0.04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3.802459">
                <text:p>503.802459</text:p>
              </table:table-cell>
              <table:table-cell office:value-type="float" office:value="0.032054">
                <text:p>0.032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0.121944">
                <text:p>500.121944</text:p>
              </table:table-cell>
              <table:table-cell office:value-type="float" office:value="0.02154">
                <text:p>0.0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7.489914">
                <text:p>497.489914</text:p>
              </table:table-cell>
              <table:table-cell office:value-type="float" office:value="0.013101">
                <text:p>0.013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2.28124">
                <text:p>492.28124</text:p>
              </table:table-cell>
              <table:table-cell office:value-type="float" office:value="0.007313">
                <text:p>0.007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9.276859">
                <text:p>489.276859</text:p>
              </table:table-cell>
              <table:table-cell office:value-type="float" office:value="0.003479">
                <text:p>0.003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7.075832">
                <text:p>487.075832</text:p>
              </table:table-cell>
              <table:table-cell office:value-type="float" office:value="0.00128">
                <text:p>0.0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1.845957">
                <text:p>481.845957</text:p>
              </table:table-cell>
              <table:table-cell office:value-type="float" office:value="0.000335">
                <text:p>0.000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8.283402">
                <text:p>478.283402</text:p>
              </table:table-cell>
              <table:table-cell office:value-type="float" office:value="0.000511">
                <text:p>0.000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7.055031">
                <text:p>477.055031</text:p>
              </table:table-cell>
              <table:table-cell office:value-type="float" office:value="0.001876">
                <text:p>0.00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2.153878">
                <text:p>472.153878</text:p>
              </table:table-cell>
              <table:table-cell office:value-type="float" office:value="0.00454">
                <text:p>0.00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7.671139">
                <text:p>467.671139</text:p>
              </table:table-cell>
              <table:table-cell office:value-type="float" office:value="0.009031">
                <text:p>0.009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3.023847">
                <text:p>463.023847</text:p>
              </table:table-cell>
              <table:table-cell office:value-type="float" office:value="0.015882">
                <text:p>0.015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9.420605">
                <text:p>459.420605</text:p>
              </table:table-cell>
              <table:table-cell office:value-type="float" office:value="0.024861">
                <text:p>0.02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5.866302">
                <text:p>455.866302</text:p>
              </table:table-cell>
              <table:table-cell office:value-type="float" office:value="0.0352">
                <text:p>0.0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1.954256">
                <text:p>451.954256</text:p>
              </table:table-cell>
              <table:table-cell office:value-type="float" office:value="0.046245">
                <text:p>0.046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7.904362">
                <text:p>447.904362</text:p>
              </table:table-cell>
              <table:table-cell office:value-type="float" office:value="0.058292">
                <text:p>0.05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4.354094">
                <text:p>444.354094</text:p>
              </table:table-cell>
              <table:table-cell office:value-type="float" office:value="0.07002">
                <text:p>0.07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1.478158">
                <text:p>441.478158</text:p>
              </table:table-cell>
              <table:table-cell office:value-type="float" office:value="0.080723">
                <text:p>0.080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7.468898">
                <text:p>437.468898</text:p>
              </table:table-cell>
              <table:table-cell office:value-type="float" office:value="0.090336">
                <text:p>0.090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4.554341">
                <text:p>434.554341</text:p>
              </table:table-cell>
              <table:table-cell office:value-type="float" office:value="0.099511">
                <text:p>0.09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0.612741">
                <text:p>430.612741</text:p>
              </table:table-cell>
              <table:table-cell office:value-type="float" office:value="0.107623">
                <text:p>0.107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6.133602">
                <text:p>426.133602</text:p>
              </table:table-cell>
              <table:table-cell office:value-type="float" office:value="0.114502">
                <text:p>0.11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3.35144">
                <text:p>423.35144</text:p>
              </table:table-cell>
              <table:table-cell office:value-type="float" office:value="0.119709">
                <text:p>0.119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8.8807">
                <text:p>418.8807</text:p>
              </table:table-cell>
              <table:table-cell office:value-type="float" office:value="0.124371">
                <text:p>0.124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4.801833">
                <text:p>414.801833</text:p>
              </table:table-cell>
              <table:table-cell office:value-type="float" office:value="0.128411">
                <text:p>0.12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1.604008">
                <text:p>411.604008</text:p>
              </table:table-cell>
              <table:table-cell office:value-type="float" office:value="0.1315">
                <text:p>0.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8.407845">
                <text:p>408.407845</text:p>
              </table:table-cell>
              <table:table-cell office:value-type="float" office:value="0.13316">
                <text:p>0.13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4.26748">
                <text:p>404.26748</text:p>
              </table:table-cell>
              <table:table-cell office:value-type="float" office:value="0.134214">
                <text:p>0.134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0.31956">
                <text:p>400.31956</text:p>
              </table:table-cell>
              <table:table-cell office:value-type="float" office:value="0.1346">
                <text:p>0.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7.020114">
                <text:p>397.020114</text:p>
              </table:table-cell>
              <table:table-cell office:value-type="float" office:value="0.134241">
                <text:p>0.134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3.60072">
                <text:p>393.60072</text:p>
              </table:table-cell>
              <table:table-cell office:value-type="float" office:value="0.133005">
                <text:p>0.13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8.760544">
                <text:p>388.760544</text:p>
              </table:table-cell>
              <table:table-cell office:value-type="float" office:value="0.130196">
                <text:p>0.13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7.082834">
                <text:p>387.082834</text:p>
              </table:table-cell>
              <table:table-cell office:value-type="float" office:value="0.125703">
                <text:p>0.12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2.056182">
                <text:p>382.056182</text:p>
              </table:table-cell>
              <table:table-cell office:value-type="float" office:value="0.121007">
                <text:p>0.12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7.073856">
                <text:p>377.073856</text:p>
              </table:table-cell>
              <table:table-cell office:value-type="float" office:value="0.114955">
                <text:p>0.114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3.941483">
                <text:p>373.941483</text:p>
              </table:table-cell>
              <table:table-cell office:value-type="float" office:value="0.107157">
                <text:p>0.107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8.647815">
                <text:p>368.647815</text:p>
              </table:table-cell>
              <table:table-cell office:value-type="float" office:value="0.098324">
                <text:p>0.09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5.486639">
                <text:p>365.486639</text:p>
              </table:table-cell>
              <table:table-cell office:value-type="float" office:value="0.08871">
                <text:p>0.08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2.154269">
                <text:p>362.154269</text:p>
              </table:table-cell>
              <table:table-cell office:value-type="float" office:value="0.077365">
                <text:p>0.077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8.48464">
                <text:p>358.48464</text:p>
              </table:table-cell>
              <table:table-cell office:value-type="float" office:value="0.065189">
                <text:p>0.065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4.930847">
                <text:p>354.930847</text:p>
              </table:table-cell>
              <table:table-cell office:value-type="float" office:value="0.052426">
                <text:p>0.05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0.728647">
                <text:p>350.728647</text:p>
              </table:table-cell>
              <table:table-cell office:value-type="float" office:value="0.039678">
                <text:p>0.039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7.468797">
                <text:p>347.468797</text:p>
              </table:table-cell>
              <table:table-cell office:value-type="float" office:value="0.027841">
                <text:p>0.027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3.692288">
                <text:p>343.692288</text:p>
              </table:table-cell>
              <table:table-cell office:value-type="float" office:value="0.017943">
                <text:p>0.017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1.841965">
                <text:p>341.841965</text:p>
              </table:table-cell>
              <table:table-cell office:value-type="float" office:value="0.010516">
                <text:p>0.010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6.427434">
                <text:p>336.427434</text:p>
              </table:table-cell>
              <table:table-cell office:value-type="float" office:value="0.00553">
                <text:p>0.00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2.156205">
                <text:p>332.156205</text:p>
              </table:table-cell>
              <table:table-cell office:value-type="float" office:value="0.002463">
                <text:p>0.002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9.315964">
                <text:p>329.315964</text:p>
              </table:table-cell>
              <table:table-cell office:value-type="float" office:value="0.000783">
                <text:p>0.000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5.567583">
                <text:p>325.567583</text:p>
              </table:table-cell>
              <table:table-cell office:value-type="float" office:value="0.000272">
                <text:p>0.000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0.814671">
                <text:p>320.814671</text:p>
              </table:table-cell>
              <table:table-cell office:value-type="float" office:value="0.000971">
                <text:p>0.000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7.562945">
                <text:p>317.562945</text:p>
              </table:table-cell>
              <table:table-cell office:value-type="float" office:value="0.002891">
                <text:p>0.00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3.555396">
                <text:p>313.555396</text:p>
              </table:table-cell>
              <table:table-cell office:value-type="float" office:value="0.006279">
                <text:p>0.006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9.069595">
                <text:p>309.069595</text:p>
              </table:table-cell>
              <table:table-cell office:value-type="float" office:value="0.011729">
                <text:p>0.011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5.926977">
                <text:p>305.926977</text:p>
              </table:table-cell>
              <table:table-cell office:value-type="float" office:value="0.019511">
                <text:p>0.01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3.099567">
                <text:p>303.099567</text:p>
              </table:table-cell>
              <table:table-cell office:value-type="float" office:value="0.029443">
                <text:p>0.02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8.965794">
                <text:p>298.965794</text:p>
              </table:table-cell>
              <table:table-cell office:value-type="float" office:value="0.041128">
                <text:p>0.04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4.582203">
                <text:p>294.582203</text:p>
              </table:table-cell>
              <table:table-cell office:value-type="float" office:value="0.053373">
                <text:p>0.053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0.919804">
                <text:p>290.919804</text:p>
              </table:table-cell>
              <table:table-cell office:value-type="float" office:value="0.065831">
                <text:p>0.06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7.730117">
                <text:p>287.730117</text:p>
              </table:table-cell>
              <table:table-cell office:value-type="float" office:value="0.077347">
                <text:p>0.077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4.24416">
                <text:p>284.24416</text:p>
              </table:table-cell>
              <table:table-cell office:value-type="float" office:value="0.087167">
                <text:p>0.087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9.776849">
                <text:p>279.776849</text:p>
              </table:table-cell>
              <table:table-cell office:value-type="float" office:value="0.095871">
                <text:p>0.09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7.488096">
                <text:p>277.488096</text:p>
              </table:table-cell>
              <table:table-cell office:value-type="float" office:value="0.103652">
                <text:p>0.103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1.155692">
                <text:p>271.155692</text:p>
              </table:table-cell>
              <table:table-cell office:value-type="float" office:value="0.110655">
                <text:p>0.110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9.654428">
                <text:p>269.654428</text:p>
              </table:table-cell>
              <table:table-cell office:value-type="float" office:value="0.116567">
                <text:p>0.116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6.342421">
                <text:p>266.342421</text:p>
              </table:table-cell>
              <table:table-cell office:value-type="float" office:value="0.121728">
                <text:p>0.12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3.056065">
                <text:p>263.056065</text:p>
              </table:table-cell>
              <table:table-cell office:value-type="float" office:value="0.126457">
                <text:p>0.126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8.061848">
                <text:p>258.061848</text:p>
              </table:table-cell>
              <table:table-cell office:value-type="float" office:value="0.129985">
                <text:p>0.12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3.902127">
                <text:p>253.902127</text:p>
              </table:table-cell>
              <table:table-cell office:value-type="float" office:value="0.13267">
                <text:p>0.1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1.480387">
                <text:p>251.480387</text:p>
              </table:table-cell>
              <table:table-cell office:value-type="float" office:value="0.134493">
                <text:p>0.13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0.408088">
                <text:p>250.408088</text:p>
              </table:table-cell>
              <table:table-cell office:value-type="float" office:value="0.135337">
                <text:p>0.13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2.828935">
                <text:p>242.828935</text:p>
              </table:table-cell>
              <table:table-cell office:value-type="float" office:value="0.135386">
                <text:p>0.135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7.595654">
                <text:p>247.595654</text:p>
              </table:table-cell>
              <table:table-cell office:value-type="float" office:value="0.135476">
                <text:p>0.135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3.684925">
                <text:p>253.684925</text:p>
              </table:table-cell>
              <table:table-cell office:value-type="float" office:value="NaN">
                <text:p>NaN</text:p>
              </table:table-cell>
              <table:table-cell office:value-type="float" office:value="0.134228">
                <text:p>0.1342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3.998817">
                <text:p>253.998817</text:p>
              </table:table-cell>
              <table:table-cell office:value-type="float" office:value="NaN">
                <text:p>NaN</text:p>
              </table:table-cell>
              <table:table-cell office:value-type="float" office:value="0.131895">
                <text:p>0.1318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7.885383">
                <text:p>257.885383</text:p>
              </table:table-cell>
              <table:table-cell office:value-type="float" office:value="NaN">
                <text:p>NaN</text:p>
              </table:table-cell>
              <table:table-cell office:value-type="float" office:value="0.129795">
                <text:p>0.1297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4.911286">
                <text:p>264.911286</text:p>
              </table:table-cell>
              <table:table-cell office:value-type="float" office:value="NaN">
                <text:p>NaN</text:p>
              </table:table-cell>
              <table:table-cell office:value-type="float" office:value="0.126297">
                <text:p>0.1262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6.025597">
                <text:p>266.025597</text:p>
              </table:table-cell>
              <table:table-cell office:value-type="float" office:value="NaN">
                <text:p>NaN</text:p>
              </table:table-cell>
              <table:table-cell office:value-type="float" office:value="0.121433">
                <text:p>0.1214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.519056">
                <text:p>269.519056</text:p>
              </table:table-cell>
              <table:table-cell office:value-type="float" office:value="NaN">
                <text:p>NaN</text:p>
              </table:table-cell>
              <table:table-cell office:value-type="float" office:value="0.11608">
                <text:p>0.116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1.399236">
                <text:p>271.399236</text:p>
              </table:table-cell>
              <table:table-cell office:value-type="float" office:value="NaN">
                <text:p>NaN</text:p>
              </table:table-cell>
              <table:table-cell office:value-type="float" office:value="0.10997">
                <text:p>0.109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7.431403">
                <text:p>277.431403</text:p>
              </table:table-cell>
              <table:table-cell office:value-type="float" office:value="NaN">
                <text:p>NaN</text:p>
              </table:table-cell>
              <table:table-cell office:value-type="float" office:value="0.103742">
                <text:p>0.1037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0.086772">
                <text:p>280.086772</text:p>
              </table:table-cell>
              <table:table-cell office:value-type="float" office:value="NaN">
                <text:p>NaN</text:p>
              </table:table-cell>
              <table:table-cell office:value-type="float" office:value="0.094381">
                <text:p>0.0943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5.12549">
                <text:p>285.12549</text:p>
              </table:table-cell>
              <table:table-cell office:value-type="float" office:value="NaN">
                <text:p>NaN</text:p>
              </table:table-cell>
              <table:table-cell office:value-type="float" office:value="0.084816">
                <text:p>0.0848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7.50646">
                <text:p>287.50646</text:p>
              </table:table-cell>
              <table:table-cell office:value-type="float" office:value="NaN">
                <text:p>NaN</text:p>
              </table:table-cell>
              <table:table-cell office:value-type="float" office:value="0.073948">
                <text:p>0.0739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2.016697">
                <text:p>292.016697</text:p>
              </table:table-cell>
              <table:table-cell office:value-type="float" office:value="NaN">
                <text:p>NaN</text:p>
              </table:table-cell>
              <table:table-cell office:value-type="float" office:value="0.062655">
                <text:p>0.0626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5.500065">
                <text:p>295.500065</text:p>
              </table:table-cell>
              <table:table-cell office:value-type="float" office:value="NaN">
                <text:p>NaN</text:p>
              </table:table-cell>
              <table:table-cell office:value-type="float" office:value="0.050672">
                <text:p>0.0506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8.840542">
                <text:p>298.840542</text:p>
              </table:table-cell>
              <table:table-cell office:value-type="float" office:value="NaN">
                <text:p>NaN</text:p>
              </table:table-cell>
              <table:table-cell office:value-type="float" office:value="0.039024">
                <text:p>0.0390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2.234624">
                <text:p>302.234624</text:p>
              </table:table-cell>
              <table:table-cell office:value-type="float" office:value="NaN">
                <text:p>NaN</text:p>
              </table:table-cell>
              <table:table-cell office:value-type="float" office:value="0.027852">
                <text:p>0.027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6.285509">
                <text:p>306.285509</text:p>
              </table:table-cell>
              <table:table-cell office:value-type="float" office:value="NaN">
                <text:p>NaN</text:p>
              </table:table-cell>
              <table:table-cell office:value-type="float" office:value="0.018103">
                <text:p>0.018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0.143942">
                <text:p>310.143942</text:p>
              </table:table-cell>
              <table:table-cell office:value-type="float" office:value="NaN">
                <text:p>NaN</text:p>
              </table:table-cell>
              <table:table-cell office:value-type="float" office:value="0.01078">
                <text:p>0.010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3.514272">
                <text:p>313.514272</text:p>
              </table:table-cell>
              <table:table-cell office:value-type="float" office:value="NaN">
                <text:p>NaN</text:p>
              </table:table-cell>
              <table:table-cell office:value-type="float" office:value="0.005832">
                <text:p>0.0058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7.632378">
                <text:p>317.632378</text:p>
              </table:table-cell>
              <table:table-cell office:value-type="float" office:value="NaN">
                <text:p>NaN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1.74026">
                <text:p>321.74026</text:p>
              </table:table-cell>
              <table:table-cell office:value-type="float" office:value="NaN">
                <text:p>NaN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6.527619">
                <text:p>326.527619</text:p>
              </table:table-cell>
              <table:table-cell office:value-type="float" office:value="NaN">
                <text:p>NaN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9.492497">
                <text:p>329.492497</text:p>
              </table:table-cell>
              <table:table-cell office:value-type="float" office:value="NaN">
                <text:p>NaN</text:p>
              </table:table-cell>
              <table:table-cell office:value-type="float" office:value="0.000867">
                <text:p>0.0008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3.251231">
                <text:p>333.251231</text:p>
              </table:table-cell>
              <table:table-cell office:value-type="float" office:value="NaN">
                <text:p>NaN</text:p>
              </table:table-cell>
              <table:table-cell office:value-type="float" office:value="0.002707">
                <text:p>0.0027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6.781304">
                <text:p>336.781304</text:p>
              </table:table-cell>
              <table:table-cell office:value-type="float" office:value="NaN">
                <text:p>NaN</text:p>
              </table:table-cell>
              <table:table-cell office:value-type="float" office:value="0.005904">
                <text:p>0.0059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0.791508">
                <text:p>340.791508</text:p>
              </table:table-cell>
              <table:table-cell office:value-type="float" office:value="NaN">
                <text:p>NaN</text:p>
              </table:table-cell>
              <table:table-cell office:value-type="float" office:value="0.010943">
                <text:p>0.0109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3.480757">
                <text:p>343.480757</text:p>
              </table:table-cell>
              <table:table-cell office:value-type="float" office:value="NaN">
                <text:p>NaN</text:p>
              </table:table-cell>
              <table:table-cell office:value-type="float" office:value="0.018363">
                <text:p>0.018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7.168294">
                <text:p>347.168294</text:p>
              </table:table-cell>
              <table:table-cell office:value-type="float" office:value="NaN">
                <text:p>NaN</text:p>
              </table:table-cell>
              <table:table-cell office:value-type="float" office:value="0.028537">
                <text:p>0.0285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0.451001">
                <text:p>350.451001</text:p>
              </table:table-cell>
              <table:table-cell office:value-type="float" office:value="NaN">
                <text:p>NaN</text:p>
              </table:table-cell>
              <table:table-cell office:value-type="float" office:value="0.040421">
                <text:p>0.0404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5.001146">
                <text:p>355.001146</text:p>
              </table:table-cell>
              <table:table-cell office:value-type="float" office:value="NaN">
                <text:p>NaN</text:p>
              </table:table-cell>
              <table:table-cell office:value-type="float" office:value="0.053161">
                <text:p>0.0531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8.324112">
                <text:p>358.324112</text:p>
              </table:table-cell>
              <table:table-cell office:value-type="float" office:value="NaN">
                <text:p>NaN</text:p>
              </table:table-cell>
              <table:table-cell office:value-type="float" office:value="0.06572">
                <text:p>0.06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2.070775">
                <text:p>362.070775</text:p>
              </table:table-cell>
              <table:table-cell office:value-type="float" office:value="NaN">
                <text:p>NaN</text:p>
              </table:table-cell>
              <table:table-cell office:value-type="float" office:value="0.077913">
                <text:p>0.0779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5.822953">
                <text:p>365.822953</text:p>
              </table:table-cell>
              <table:table-cell office:value-type="float" office:value="NaN">
                <text:p>NaN</text:p>
              </table:table-cell>
              <table:table-cell office:value-type="float" office:value="0.088774">
                <text:p>0.0887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9.210959">
                <text:p>369.210959</text:p>
              </table:table-cell>
              <table:table-cell office:value-type="float" office:value="NaN">
                <text:p>NaN</text:p>
              </table:table-cell>
              <table:table-cell office:value-type="float" office:value="0.09861">
                <text:p>0.098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3.666394">
                <text:p>373.666394</text:p>
              </table:table-cell>
              <table:table-cell office:value-type="float" office:value="NaN">
                <text:p>NaN</text:p>
              </table:table-cell>
              <table:table-cell office:value-type="float" office:value="0.107547">
                <text:p>0.1075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7.933865">
                <text:p>377.933865</text:p>
              </table:table-cell>
              <table:table-cell office:value-type="float" office:value="NaN">
                <text:p>NaN</text:p>
              </table:table-cell>
              <table:table-cell office:value-type="float" office:value="0.115114">
                <text:p>0.1151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1.628751">
                <text:p>381.628751</text:p>
              </table:table-cell>
              <table:table-cell office:value-type="float" office:value="NaN">
                <text:p>NaN</text:p>
              </table:table-cell>
              <table:table-cell office:value-type="float" office:value="0.121243">
                <text:p>0.121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5.221765">
                <text:p>385.221765</text:p>
              </table:table-cell>
              <table:table-cell office:value-type="float" office:value="NaN">
                <text:p>NaN</text:p>
              </table:table-cell>
              <table:table-cell office:value-type="float" office:value="0.126268">
                <text:p>0.126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7.672706">
                <text:p>387.672706</text:p>
              </table:table-cell>
              <table:table-cell office:value-type="float" office:value="NaN">
                <text:p>NaN</text:p>
              </table:table-cell>
              <table:table-cell office:value-type="float" office:value="0.130241">
                <text:p>0.1302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2.666327">
                <text:p>392.666327</text:p>
              </table:table-cell>
              <table:table-cell office:value-type="float" office:value="NaN">
                <text:p>NaN</text:p>
              </table:table-cell>
              <table:table-cell office:value-type="float" office:value="0.133218">
                <text:p>0.1332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6.292342">
                <text:p>396.292342</text:p>
              </table:table-cell>
              <table:table-cell office:value-type="float" office:value="NaN">
                <text:p>NaN</text:p>
              </table:table-cell>
              <table:table-cell office:value-type="float" office:value="0.134924">
                <text:p>0.1349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9.375933">
                <text:p>399.375933</text:p>
              </table:table-cell>
              <table:table-cell office:value-type="float" office:value="NaN">
                <text:p>NaN</text:p>
              </table:table-cell>
              <table:table-cell office:value-type="float" office:value="0.135587">
                <text:p>0.1355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4.460565">
                <text:p>404.460565</text:p>
              </table:table-cell>
              <table:table-cell office:value-type="float" office:value="NaN">
                <text:p>NaN</text:p>
              </table:table-cell>
              <table:table-cell office:value-type="float" office:value="0.135738">
                <text:p>0.1357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7.316182">
                <text:p>407.316182</text:p>
              </table:table-cell>
              <table:table-cell office:value-type="float" office:value="NaN">
                <text:p>NaN</text:p>
              </table:table-cell>
              <table:table-cell office:value-type="float" office:value="0.134684">
                <text:p>0.1346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1.649724">
                <text:p>411.649724</text:p>
              </table:table-cell>
              <table:table-cell office:value-type="float" office:value="NaN">
                <text:p>NaN</text:p>
              </table:table-cell>
              <table:table-cell office:value-type="float" office:value="0.132457">
                <text:p>0.1324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5.720814">
                <text:p>415.720814</text:p>
              </table:table-cell>
              <table:table-cell office:value-type="float" office:value="NaN">
                <text:p>NaN</text:p>
              </table:table-cell>
              <table:table-cell office:value-type="float" office:value="0.129927">
                <text:p>0.1299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8.75281">
                <text:p>418.75281</text:p>
              </table:table-cell>
              <table:table-cell office:value-type="float" office:value="NaN">
                <text:p>NaN</text:p>
              </table:table-cell>
              <table:table-cell office:value-type="float" office:value="0.126158">
                <text:p>0.126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3.534199">
                <text:p>423.534199</text:p>
              </table:table-cell>
              <table:table-cell office:value-type="float" office:value="NaN">
                <text:p>NaN</text:p>
              </table:table-cell>
              <table:table-cell office:value-type="float" office:value="0.121066">
                <text:p>0.1210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6.666077">
                <text:p>426.666077</text:p>
              </table:table-cell>
              <table:table-cell office:value-type="float" office:value="NaN">
                <text:p>NaN</text:p>
              </table:table-cell>
              <table:table-cell office:value-type="float" office:value="0.115473">
                <text:p>0.1154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1.205451">
                <text:p>431.205451</text:p>
              </table:table-cell>
              <table:table-cell office:value-type="float" office:value="NaN">
                <text:p>NaN</text:p>
              </table:table-cell>
              <table:table-cell office:value-type="float" office:value="0.108832">
                <text:p>0.1088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3.685361">
                <text:p>433.685361</text:p>
              </table:table-cell>
              <table:table-cell office:value-type="float" office:value="NaN">
                <text:p>NaN</text:p>
              </table:table-cell>
              <table:table-cell office:value-type="float" office:value="0.101222">
                <text:p>0.1012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6.938192">
                <text:p>436.938192</text:p>
              </table:table-cell>
              <table:table-cell office:value-type="float" office:value="NaN">
                <text:p>NaN</text:p>
              </table:table-cell>
              <table:table-cell office:value-type="float" office:value="0.092542">
                <text:p>0.0925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1.3746">
                <text:p>441.3746</text:p>
              </table:table-cell>
              <table:table-cell office:value-type="float" office:value="NaN">
                <text:p>NaN</text:p>
              </table:table-cell>
              <table:table-cell office:value-type="float" office:value="0.082727">
                <text:p>0.0827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4.468498">
                <text:p>444.468498</text:p>
              </table:table-cell>
              <table:table-cell office:value-type="float" office:value="NaN">
                <text:p>NaN</text:p>
              </table:table-cell>
              <table:table-cell office:value-type="float" office:value="0.072014">
                <text:p>0.0720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7.946099">
                <text:p>447.946099</text:p>
              </table:table-cell>
              <table:table-cell office:value-type="float" office:value="NaN">
                <text:p>NaN</text:p>
              </table:table-cell>
              <table:table-cell office:value-type="float" office:value="0.060565">
                <text:p>0.0605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1.561499">
                <text:p>451.561499</text:p>
              </table:table-cell>
              <table:table-cell office:value-type="float" office:value="NaN">
                <text:p>NaN</text:p>
              </table:table-cell>
              <table:table-cell office:value-type="float" office:value="0.048483">
                <text:p>0.0484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5.027911">
                <text:p>455.027911</text:p>
              </table:table-cell>
              <table:table-cell office:value-type="float" office:value="NaN">
                <text:p>NaN</text:p>
              </table:table-cell>
              <table:table-cell office:value-type="float" office:value="0.036432">
                <text:p>0.0364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9.43475">
                <text:p>459.43475</text:p>
              </table:table-cell>
              <table:table-cell office:value-type="float" office:value="NaN">
                <text:p>NaN</text:p>
              </table:table-cell>
              <table:table-cell office:value-type="float" office:value="0.025426">
                <text:p>0.0254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2.148212">
                <text:p>462.148212</text:p>
              </table:table-cell>
              <table:table-cell office:value-type="float" office:value="NaN">
                <text:p>NaN</text:p>
              </table:table-cell>
              <table:table-cell office:value-type="float" office:value="0.016352">
                <text:p>0.0163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6.449068">
                <text:p>466.449068</text:p>
              </table:table-cell>
              <table:table-cell office:value-type="float" office:value="NaN">
                <text:p>NaN</text:p>
              </table:table-cell>
              <table:table-cell office:value-type="float" office:value="0.009541">
                <text:p>0.0095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9.766277">
                <text:p>469.766277</text:p>
              </table:table-cell>
              <table:table-cell office:value-type="float" office:value="NaN">
                <text:p>NaN</text:p>
              </table:table-cell>
              <table:table-cell office:value-type="float" office:value="0.004996">
                <text:p>0.0049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4.314523">
                <text:p>474.314523</text:p>
              </table:table-cell>
              <table:table-cell office:value-type="float" office:value="NaN">
                <text:p>NaN</text:p>
              </table:table-cell>
              <table:table-cell office:value-type="float" office:value="0.002189">
                <text:p>0.0021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8.36663">
                <text:p>478.36663</text:p>
              </table:table-cell>
              <table:table-cell office:value-type="float" office:value="NaN">
                <text:p>NaN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2.896567">
                <text:p>482.896567</text:p>
              </table:table-cell>
              <table:table-cell office:value-type="float" office:value="NaN">
                <text:p>NaN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5.34093">
                <text:p>485.34093</text:p>
              </table:table-cell>
              <table:table-cell office:value-type="float" office:value="NaN">
                <text:p>NaN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9.368431">
                <text:p>489.368431</text:p>
              </table:table-cell>
              <table:table-cell office:value-type="float" office:value="NaN">
                <text:p>NaN</text:p>
              </table:table-cell>
              <table:table-cell office:value-type="float" office:value="0.003122">
                <text:p>0.003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2.890093">
                <text:p>492.890093</text:p>
              </table:table-cell>
              <table:table-cell office:value-type="float" office:value="NaN">
                <text:p>NaN</text:p>
              </table:table-cell>
              <table:table-cell office:value-type="float" office:value="0.006673">
                <text:p>0.0066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5.602157">
                <text:p>495.602157</text:p>
              </table:table-cell>
              <table:table-cell office:value-type="float" office:value="NaN">
                <text:p>NaN</text:p>
              </table:table-cell>
              <table:table-cell office:value-type="float" office:value="0.012259">
                <text:p>0.0122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9.252187">
                <text:p>499.252187</text:p>
              </table:table-cell>
              <table:table-cell office:value-type="float" office:value="NaN">
                <text:p>NaN</text:p>
              </table:table-cell>
              <table:table-cell office:value-type="float" office:value="0.020448">
                <text:p>0.0204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3.214805">
                <text:p>503.214805</text:p>
              </table:table-cell>
              <table:table-cell office:value-type="float" office:value="NaN">
                <text:p>NaN</text:p>
              </table:table-cell>
              <table:table-cell office:value-type="float" office:value="0.030843">
                <text:p>0.0308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6.638088">
                <text:p>506.638088</text:p>
              </table:table-cell>
              <table:table-cell office:value-type="float" office:value="NaN">
                <text:p>NaN</text:p>
              </table:table-cell>
              <table:table-cell office:value-type="float" office:value="0.042921">
                <text:p>0.0429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1.16775">
                <text:p>511.16775</text:p>
              </table:table-cell>
              <table:table-cell office:value-type="float" office:value="NaN">
                <text:p>NaN</text:p>
              </table:table-cell>
              <table:table-cell office:value-type="float" office:value="0.055699">
                <text:p>0.0556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3.688764">
                <text:p>513.688764</text:p>
              </table:table-cell>
              <table:table-cell office:value-type="float" office:value="NaN">
                <text:p>NaN</text:p>
              </table:table-cell>
              <table:table-cell office:value-type="float" office:value="0.068184">
                <text:p>0.0681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18.41785">
                <text:p>518.41785</text:p>
              </table:table-cell>
              <table:table-cell office:value-type="float" office:value="NaN">
                <text:p>NaN</text:p>
              </table:table-cell>
              <table:table-cell office:value-type="float" office:value="0.079812">
                <text:p>0.0798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1.446301">
                <text:p>521.446301</text:p>
              </table:table-cell>
              <table:table-cell office:value-type="float" office:value="NaN">
                <text:p>NaN</text:p>
              </table:table-cell>
              <table:table-cell office:value-type="float" office:value="0.090617">
                <text:p>0.0906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4.721954">
                <text:p>524.721954</text:p>
              </table:table-cell>
              <table:table-cell office:value-type="float" office:value="NaN">
                <text:p>NaN</text:p>
              </table:table-cell>
              <table:table-cell office:value-type="float" office:value="0.100605">
                <text:p>0.1006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9.214395">
                <text:p>529.214395</text:p>
              </table:table-cell>
              <table:table-cell office:value-type="float" office:value="NaN">
                <text:p>NaN</text:p>
              </table:table-cell>
              <table:table-cell office:value-type="float" office:value="0.109235">
                <text:p>0.1092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32.585941">
                <text:p>532.585941</text:p>
              </table:table-cell>
              <table:table-cell office:value-type="float" office:value="NaN">
                <text:p>NaN</text:p>
              </table:table-cell>
              <table:table-cell office:value-type="float" office:value="0.116476">
                <text:p>0.1164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6.720151">
                <text:p>536.720151</text:p>
              </table:table-cell>
              <table:table-cell office:value-type="float" office:value="NaN">
                <text:p>NaN</text:p>
              </table:table-cell>
              <table:table-cell office:value-type="float" office:value="0.122449">
                <text:p>0.122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59cm" svg:height="13.702cm" xlink:href=".." xlink:type="simple" chart:class="chart:scatter" chart:style-name="ch1">
        <chart:legend chart:legend-position="end" svg:x="21.507cm" svg:y="6.303cm" style:legend-expansion="high" chart:style-name="ch2"/>
        <chart:plot-area chart:style-name="ch3" table:cell-range-address="Sheet2.A2:Sheet2.C161 Sheet2.B1:Sheet2.C1" chart:data-source-has-labels="row" svg:x="0.487cm" svg:y="0.274cm" svg:width="20.533cm" svg:height="13.154cm">
          <chartooo:coordinate-region svg:x="1.399cm" svg:y="0.474cm" svg:width="19.341cm" svg:height="12.3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61" chart:label-cell-address="Sheet2.B1:Sheet2.B1" chart:class="chart:scatter">
            <chart:domain table:cell-range-address="Sheet2.A2:Sheet2.A161"/>
            <chart:data-point chart:repeated="160"/>
          </chart:series>
          <chart:series chart:style-name="ch7" chart:values-cell-range-address="Sheet2.C2:Sheet2.C161" chart:label-cell-address="Sheet2.C1:Sheet2.C1" chart:class="chart:scatter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Sheet2.B1:Sheet2.B1</svg:desc>
                </draw:g>
              </table:table-cell>
              <table:table-cell office:value-type="string">
                <text:p/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0.668197">
                <text:p>540.668197</text:p>
                <draw:g>
                  <svg:desc>Sheet2.A2:Sheet2.A161</svg:desc>
                </draw:g>
              </table:table-cell>
              <table:table-cell office:value-type="float" office:value="0.126959">
                <text:p>0.126959</text:p>
                <draw:g>
                  <svg:desc>Sheet2.B2:Sheet2.B161</svg:desc>
                </draw:g>
              </table:table-cell>
              <table:table-cell office:value-type="float" office:value="NaN">
                <text:p>NaN</text:p>
                <draw:g>
                  <svg:desc>Sheet2.C2:Sheet2.C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.971095">
                <text:p>536.971095</text:p>
              </table:table-cell>
              <table:table-cell office:value-type="float" office:value="0.122452">
                <text:p>0.12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3.610754">
                <text:p>533.610754</text:p>
              </table:table-cell>
              <table:table-cell office:value-type="float" office:value="0.116673">
                <text:p>0.116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9.581755">
                <text:p>529.581755</text:p>
              </table:table-cell>
              <table:table-cell office:value-type="float" office:value="0.109608">
                <text:p>0.109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.962561">
                <text:p>525.962561</text:p>
              </table:table-cell>
              <table:table-cell office:value-type="float" office:value="0.100931">
                <text:p>0.100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2.371364">
                <text:p>522.371364</text:p>
              </table:table-cell>
              <table:table-cell office:value-type="float" office:value="0.091802">
                <text:p>0.091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8.996949">
                <text:p>518.996949</text:p>
              </table:table-cell>
              <table:table-cell office:value-type="float" office:value="0.081285">
                <text:p>0.08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4.651838">
                <text:p>514.651838</text:p>
              </table:table-cell>
              <table:table-cell office:value-type="float" office:value="0.069273">
                <text:p>0.069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1.516636">
                <text:p>511.516636</text:p>
              </table:table-cell>
              <table:table-cell office:value-type="float" office:value="0.05679">
                <text:p>0.05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7.277418">
                <text:p>507.277418</text:p>
              </table:table-cell>
              <table:table-cell office:value-type="float" office:value="0.04436">
                <text:p>0.04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3.802459">
                <text:p>503.802459</text:p>
              </table:table-cell>
              <table:table-cell office:value-type="float" office:value="0.032054">
                <text:p>0.032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.121944">
                <text:p>500.121944</text:p>
              </table:table-cell>
              <table:table-cell office:value-type="float" office:value="0.02154">
                <text:p>0.0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.489914">
                <text:p>497.489914</text:p>
              </table:table-cell>
              <table:table-cell office:value-type="float" office:value="0.013101">
                <text:p>0.013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2.28124">
                <text:p>492.28124</text:p>
              </table:table-cell>
              <table:table-cell office:value-type="float" office:value="0.007313">
                <text:p>0.007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9.276859">
                <text:p>489.276859</text:p>
              </table:table-cell>
              <table:table-cell office:value-type="float" office:value="0.003479">
                <text:p>0.003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.075832">
                <text:p>487.075832</text:p>
              </table:table-cell>
              <table:table-cell office:value-type="float" office:value="0.00128">
                <text:p>0.0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1.845957">
                <text:p>481.845957</text:p>
              </table:table-cell>
              <table:table-cell office:value-type="float" office:value="0.000335">
                <text:p>0.000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8.283402">
                <text:p>478.283402</text:p>
              </table:table-cell>
              <table:table-cell office:value-type="float" office:value="0.000511">
                <text:p>0.000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7.055031">
                <text:p>477.055031</text:p>
              </table:table-cell>
              <table:table-cell office:value-type="float" office:value="0.001876">
                <text:p>0.00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.153878">
                <text:p>472.153878</text:p>
              </table:table-cell>
              <table:table-cell office:value-type="float" office:value="0.00454">
                <text:p>0.00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7.671139">
                <text:p>467.671139</text:p>
              </table:table-cell>
              <table:table-cell office:value-type="float" office:value="0.009031">
                <text:p>0.009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3.023847">
                <text:p>463.023847</text:p>
              </table:table-cell>
              <table:table-cell office:value-type="float" office:value="0.015882">
                <text:p>0.015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.420605">
                <text:p>459.420605</text:p>
              </table:table-cell>
              <table:table-cell office:value-type="float" office:value="0.024861">
                <text:p>0.02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5.866302">
                <text:p>455.866302</text:p>
              </table:table-cell>
              <table:table-cell office:value-type="float" office:value="0.0352">
                <text:p>0.0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1.954256">
                <text:p>451.954256</text:p>
              </table:table-cell>
              <table:table-cell office:value-type="float" office:value="0.046245">
                <text:p>0.046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7.904362">
                <text:p>447.904362</text:p>
              </table:table-cell>
              <table:table-cell office:value-type="float" office:value="0.058292">
                <text:p>0.05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.354094">
                <text:p>444.354094</text:p>
              </table:table-cell>
              <table:table-cell office:value-type="float" office:value="0.07002">
                <text:p>0.07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.478158">
                <text:p>441.478158</text:p>
              </table:table-cell>
              <table:table-cell office:value-type="float" office:value="0.080723">
                <text:p>0.080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7.468898">
                <text:p>437.468898</text:p>
              </table:table-cell>
              <table:table-cell office:value-type="float" office:value="0.090336">
                <text:p>0.090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4.554341">
                <text:p>434.554341</text:p>
              </table:table-cell>
              <table:table-cell office:value-type="float" office:value="0.099511">
                <text:p>0.09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.612741">
                <text:p>430.612741</text:p>
              </table:table-cell>
              <table:table-cell office:value-type="float" office:value="0.107623">
                <text:p>0.107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6.133602">
                <text:p>426.133602</text:p>
              </table:table-cell>
              <table:table-cell office:value-type="float" office:value="0.114502">
                <text:p>0.11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3.35144">
                <text:p>423.35144</text:p>
              </table:table-cell>
              <table:table-cell office:value-type="float" office:value="0.119709">
                <text:p>0.119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8.8807">
                <text:p>418.8807</text:p>
              </table:table-cell>
              <table:table-cell office:value-type="float" office:value="0.124371">
                <text:p>0.124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4.801833">
                <text:p>414.801833</text:p>
              </table:table-cell>
              <table:table-cell office:value-type="float" office:value="0.128411">
                <text:p>0.12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1.604008">
                <text:p>411.604008</text:p>
              </table:table-cell>
              <table:table-cell office:value-type="float" office:value="0.1315">
                <text:p>0.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8.407845">
                <text:p>408.407845</text:p>
              </table:table-cell>
              <table:table-cell office:value-type="float" office:value="0.13316">
                <text:p>0.13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.26748">
                <text:p>404.26748</text:p>
              </table:table-cell>
              <table:table-cell office:value-type="float" office:value="0.134214">
                <text:p>0.134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.31956">
                <text:p>400.31956</text:p>
              </table:table-cell>
              <table:table-cell office:value-type="float" office:value="0.1346">
                <text:p>0.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7.020114">
                <text:p>397.020114</text:p>
              </table:table-cell>
              <table:table-cell office:value-type="float" office:value="0.134241">
                <text:p>0.134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3.60072">
                <text:p>393.60072</text:p>
              </table:table-cell>
              <table:table-cell office:value-type="float" office:value="0.133005">
                <text:p>0.13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8.760544">
                <text:p>388.760544</text:p>
              </table:table-cell>
              <table:table-cell office:value-type="float" office:value="0.130196">
                <text:p>0.13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7.082834">
                <text:p>387.082834</text:p>
              </table:table-cell>
              <table:table-cell office:value-type="float" office:value="0.125703">
                <text:p>0.12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2.056182">
                <text:p>382.056182</text:p>
              </table:table-cell>
              <table:table-cell office:value-type="float" office:value="0.121007">
                <text:p>0.12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7.073856">
                <text:p>377.073856</text:p>
              </table:table-cell>
              <table:table-cell office:value-type="float" office:value="0.114955">
                <text:p>0.114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3.941483">
                <text:p>373.941483</text:p>
              </table:table-cell>
              <table:table-cell office:value-type="float" office:value="0.107157">
                <text:p>0.107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8.647815">
                <text:p>368.647815</text:p>
              </table:table-cell>
              <table:table-cell office:value-type="float" office:value="0.098324">
                <text:p>0.09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5.486639">
                <text:p>365.486639</text:p>
              </table:table-cell>
              <table:table-cell office:value-type="float" office:value="0.08871">
                <text:p>0.08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2.154269">
                <text:p>362.154269</text:p>
              </table:table-cell>
              <table:table-cell office:value-type="float" office:value="0.077365">
                <text:p>0.077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8.48464">
                <text:p>358.48464</text:p>
              </table:table-cell>
              <table:table-cell office:value-type="float" office:value="0.065189">
                <text:p>0.065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4.930847">
                <text:p>354.930847</text:p>
              </table:table-cell>
              <table:table-cell office:value-type="float" office:value="0.052426">
                <text:p>0.05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0.728647">
                <text:p>350.728647</text:p>
              </table:table-cell>
              <table:table-cell office:value-type="float" office:value="0.039678">
                <text:p>0.039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7.468797">
                <text:p>347.468797</text:p>
              </table:table-cell>
              <table:table-cell office:value-type="float" office:value="0.027841">
                <text:p>0.027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3.692288">
                <text:p>343.692288</text:p>
              </table:table-cell>
              <table:table-cell office:value-type="float" office:value="0.017943">
                <text:p>0.017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1.841965">
                <text:p>341.841965</text:p>
              </table:table-cell>
              <table:table-cell office:value-type="float" office:value="0.010516">
                <text:p>0.010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6.427434">
                <text:p>336.427434</text:p>
              </table:table-cell>
              <table:table-cell office:value-type="float" office:value="0.00553">
                <text:p>0.00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2.156205">
                <text:p>332.156205</text:p>
              </table:table-cell>
              <table:table-cell office:value-type="float" office:value="0.002463">
                <text:p>0.002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.315964">
                <text:p>329.315964</text:p>
              </table:table-cell>
              <table:table-cell office:value-type="float" office:value="0.000783">
                <text:p>0.000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5.567583">
                <text:p>325.567583</text:p>
              </table:table-cell>
              <table:table-cell office:value-type="float" office:value="0.000272">
                <text:p>0.000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0.814671">
                <text:p>320.814671</text:p>
              </table:table-cell>
              <table:table-cell office:value-type="float" office:value="0.000971">
                <text:p>0.000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7.562945">
                <text:p>317.562945</text:p>
              </table:table-cell>
              <table:table-cell office:value-type="float" office:value="0.002891">
                <text:p>0.00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3.555396">
                <text:p>313.555396</text:p>
              </table:table-cell>
              <table:table-cell office:value-type="float" office:value="0.006279">
                <text:p>0.006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9.069595">
                <text:p>309.069595</text:p>
              </table:table-cell>
              <table:table-cell office:value-type="float" office:value="0.011729">
                <text:p>0.011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5.926977">
                <text:p>305.926977</text:p>
              </table:table-cell>
              <table:table-cell office:value-type="float" office:value="0.019511">
                <text:p>0.01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3.099567">
                <text:p>303.099567</text:p>
              </table:table-cell>
              <table:table-cell office:value-type="float" office:value="0.029443">
                <text:p>0.02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8.965794">
                <text:p>298.965794</text:p>
              </table:table-cell>
              <table:table-cell office:value-type="float" office:value="0.041128">
                <text:p>0.04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.582203">
                <text:p>294.582203</text:p>
              </table:table-cell>
              <table:table-cell office:value-type="float" office:value="0.053373">
                <text:p>0.053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0.919804">
                <text:p>290.919804</text:p>
              </table:table-cell>
              <table:table-cell office:value-type="float" office:value="0.065831">
                <text:p>0.06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7.730117">
                <text:p>287.730117</text:p>
              </table:table-cell>
              <table:table-cell office:value-type="float" office:value="0.077347">
                <text:p>0.077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.24416">
                <text:p>284.24416</text:p>
              </table:table-cell>
              <table:table-cell office:value-type="float" office:value="0.087167">
                <text:p>0.087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.776849">
                <text:p>279.776849</text:p>
              </table:table-cell>
              <table:table-cell office:value-type="float" office:value="0.095871">
                <text:p>0.09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7.488096">
                <text:p>277.488096</text:p>
              </table:table-cell>
              <table:table-cell office:value-type="float" office:value="0.103652">
                <text:p>0.103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1.155692">
                <text:p>271.155692</text:p>
              </table:table-cell>
              <table:table-cell office:value-type="float" office:value="0.110655">
                <text:p>0.110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9.654428">
                <text:p>269.654428</text:p>
              </table:table-cell>
              <table:table-cell office:value-type="float" office:value="0.116567">
                <text:p>0.116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6.342421">
                <text:p>266.342421</text:p>
              </table:table-cell>
              <table:table-cell office:value-type="float" office:value="0.121728">
                <text:p>0.12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3.056065">
                <text:p>263.056065</text:p>
              </table:table-cell>
              <table:table-cell office:value-type="float" office:value="0.126457">
                <text:p>0.126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8.061848">
                <text:p>258.061848</text:p>
              </table:table-cell>
              <table:table-cell office:value-type="float" office:value="0.129985">
                <text:p>0.12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3.902127">
                <text:p>253.902127</text:p>
              </table:table-cell>
              <table:table-cell office:value-type="float" office:value="0.13267">
                <text:p>0.1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1.480387">
                <text:p>251.480387</text:p>
              </table:table-cell>
              <table:table-cell office:value-type="float" office:value="0.134493">
                <text:p>0.13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0.408088">
                <text:p>250.408088</text:p>
              </table:table-cell>
              <table:table-cell office:value-type="float" office:value="0.135337">
                <text:p>0.13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.828935">
                <text:p>242.828935</text:p>
              </table:table-cell>
              <table:table-cell office:value-type="float" office:value="0.135386">
                <text:p>0.135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7.595654">
                <text:p>247.595654</text:p>
              </table:table-cell>
              <table:table-cell office:value-type="float" office:value="0.135476">
                <text:p>0.135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.684925">
                <text:p>253.684925</text:p>
              </table:table-cell>
              <table:table-cell office:value-type="float" office:value="NaN">
                <text:p>NaN</text:p>
              </table:table-cell>
              <table:table-cell office:value-type="float" office:value="0.134228">
                <text:p>0.1342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3.998817">
                <text:p>253.998817</text:p>
              </table:table-cell>
              <table:table-cell office:value-type="float" office:value="NaN">
                <text:p>NaN</text:p>
              </table:table-cell>
              <table:table-cell office:value-type="float" office:value="0.131895">
                <text:p>0.131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7.885383">
                <text:p>257.885383</text:p>
              </table:table-cell>
              <table:table-cell office:value-type="float" office:value="NaN">
                <text:p>NaN</text:p>
              </table:table-cell>
              <table:table-cell office:value-type="float" office:value="0.129795">
                <text:p>0.1297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.911286">
                <text:p>264.911286</text:p>
              </table:table-cell>
              <table:table-cell office:value-type="float" office:value="NaN">
                <text:p>NaN</text:p>
              </table:table-cell>
              <table:table-cell office:value-type="float" office:value="0.126297">
                <text:p>0.126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6.025597">
                <text:p>266.025597</text:p>
              </table:table-cell>
              <table:table-cell office:value-type="float" office:value="NaN">
                <text:p>NaN</text:p>
              </table:table-cell>
              <table:table-cell office:value-type="float" office:value="0.121433">
                <text:p>0.1214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9.519056">
                <text:p>269.519056</text:p>
              </table:table-cell>
              <table:table-cell office:value-type="float" office:value="NaN">
                <text:p>NaN</text:p>
              </table:table-cell>
              <table:table-cell office:value-type="float" office:value="0.11608">
                <text:p>0.11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.399236">
                <text:p>271.399236</text:p>
              </table:table-cell>
              <table:table-cell office:value-type="float" office:value="NaN">
                <text:p>NaN</text:p>
              </table:table-cell>
              <table:table-cell office:value-type="float" office:value="0.10997">
                <text:p>0.10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7.431403">
                <text:p>277.431403</text:p>
              </table:table-cell>
              <table:table-cell office:value-type="float" office:value="NaN">
                <text:p>NaN</text:p>
              </table:table-cell>
              <table:table-cell office:value-type="float" office:value="0.103742">
                <text:p>0.103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0.086772">
                <text:p>280.086772</text:p>
              </table:table-cell>
              <table:table-cell office:value-type="float" office:value="NaN">
                <text:p>NaN</text:p>
              </table:table-cell>
              <table:table-cell office:value-type="float" office:value="0.094381">
                <text:p>0.0943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5.12549">
                <text:p>285.12549</text:p>
              </table:table-cell>
              <table:table-cell office:value-type="float" office:value="NaN">
                <text:p>NaN</text:p>
              </table:table-cell>
              <table:table-cell office:value-type="float" office:value="0.084816">
                <text:p>0.084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7.50646">
                <text:p>287.50646</text:p>
              </table:table-cell>
              <table:table-cell office:value-type="float" office:value="NaN">
                <text:p>NaN</text:p>
              </table:table-cell>
              <table:table-cell office:value-type="float" office:value="0.073948">
                <text:p>0.0739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2.016697">
                <text:p>292.016697</text:p>
              </table:table-cell>
              <table:table-cell office:value-type="float" office:value="NaN">
                <text:p>NaN</text:p>
              </table:table-cell>
              <table:table-cell office:value-type="float" office:value="0.062655">
                <text:p>0.062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5.500065">
                <text:p>295.500065</text:p>
              </table:table-cell>
              <table:table-cell office:value-type="float" office:value="NaN">
                <text:p>NaN</text:p>
              </table:table-cell>
              <table:table-cell office:value-type="float" office:value="0.050672">
                <text:p>0.0506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8.840542">
                <text:p>298.840542</text:p>
              </table:table-cell>
              <table:table-cell office:value-type="float" office:value="NaN">
                <text:p>NaN</text:p>
              </table:table-cell>
              <table:table-cell office:value-type="float" office:value="0.039024">
                <text:p>0.039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2.234624">
                <text:p>302.234624</text:p>
              </table:table-cell>
              <table:table-cell office:value-type="float" office:value="NaN">
                <text:p>NaN</text:p>
              </table:table-cell>
              <table:table-cell office:value-type="float" office:value="0.027852">
                <text:p>0.027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6.285509">
                <text:p>306.285509</text:p>
              </table:table-cell>
              <table:table-cell office:value-type="float" office:value="NaN">
                <text:p>NaN</text:p>
              </table:table-cell>
              <table:table-cell office:value-type="float" office:value="0.018103">
                <text:p>0.018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0.143942">
                <text:p>310.143942</text:p>
              </table:table-cell>
              <table:table-cell office:value-type="float" office:value="NaN">
                <text:p>NaN</text:p>
              </table:table-cell>
              <table:table-cell office:value-type="float" office:value="0.01078">
                <text:p>0.01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3.514272">
                <text:p>313.514272</text:p>
              </table:table-cell>
              <table:table-cell office:value-type="float" office:value="NaN">
                <text:p>NaN</text:p>
              </table:table-cell>
              <table:table-cell office:value-type="float" office:value="0.005832">
                <text:p>0.005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7.632378">
                <text:p>317.632378</text:p>
              </table:table-cell>
              <table:table-cell office:value-type="float" office:value="NaN">
                <text:p>NaN</text:p>
              </table:table-cell>
              <table:table-cell office:value-type="float" office:value="0.002613">
                <text:p>0.0026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1.74026">
                <text:p>321.74026</text:p>
              </table:table-cell>
              <table:table-cell office:value-type="float" office:value="NaN">
                <text:p>NaN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.527619">
                <text:p>326.527619</text:p>
              </table:table-cell>
              <table:table-cell office:value-type="float" office:value="NaN">
                <text:p>NaN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9.492497">
                <text:p>329.492497</text:p>
              </table:table-cell>
              <table:table-cell office:value-type="float" office:value="NaN">
                <text:p>NaN</text:p>
              </table:table-cell>
              <table:table-cell office:value-type="float" office:value="0.000867">
                <text:p>0.0008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.251231">
                <text:p>333.251231</text:p>
              </table:table-cell>
              <table:table-cell office:value-type="float" office:value="NaN">
                <text:p>NaN</text:p>
              </table:table-cell>
              <table:table-cell office:value-type="float" office:value="0.002707">
                <text:p>0.0027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.781304">
                <text:p>336.781304</text:p>
              </table:table-cell>
              <table:table-cell office:value-type="float" office:value="NaN">
                <text:p>NaN</text:p>
              </table:table-cell>
              <table:table-cell office:value-type="float" office:value="0.005904">
                <text:p>0.0059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0.791508">
                <text:p>340.791508</text:p>
              </table:table-cell>
              <table:table-cell office:value-type="float" office:value="NaN">
                <text:p>NaN</text:p>
              </table:table-cell>
              <table:table-cell office:value-type="float" office:value="0.010943">
                <text:p>0.0109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3.480757">
                <text:p>343.480757</text:p>
              </table:table-cell>
              <table:table-cell office:value-type="float" office:value="NaN">
                <text:p>NaN</text:p>
              </table:table-cell>
              <table:table-cell office:value-type="float" office:value="0.018363">
                <text:p>0.0183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7.168294">
                <text:p>347.168294</text:p>
              </table:table-cell>
              <table:table-cell office:value-type="float" office:value="NaN">
                <text:p>NaN</text:p>
              </table:table-cell>
              <table:table-cell office:value-type="float" office:value="0.028537">
                <text:p>0.0285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0.451001">
                <text:p>350.451001</text:p>
              </table:table-cell>
              <table:table-cell office:value-type="float" office:value="NaN">
                <text:p>NaN</text:p>
              </table:table-cell>
              <table:table-cell office:value-type="float" office:value="0.040421">
                <text:p>0.040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001146">
                <text:p>355.001146</text:p>
              </table:table-cell>
              <table:table-cell office:value-type="float" office:value="NaN">
                <text:p>NaN</text:p>
              </table:table-cell>
              <table:table-cell office:value-type="float" office:value="0.053161">
                <text:p>0.0531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8.324112">
                <text:p>358.324112</text:p>
              </table:table-cell>
              <table:table-cell office:value-type="float" office:value="NaN">
                <text:p>NaN</text:p>
              </table:table-cell>
              <table:table-cell office:value-type="float" office:value="0.06572">
                <text:p>0.065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2.070775">
                <text:p>362.070775</text:p>
              </table:table-cell>
              <table:table-cell office:value-type="float" office:value="NaN">
                <text:p>NaN</text:p>
              </table:table-cell>
              <table:table-cell office:value-type="float" office:value="0.077913">
                <text:p>0.0779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5.822953">
                <text:p>365.822953</text:p>
              </table:table-cell>
              <table:table-cell office:value-type="float" office:value="NaN">
                <text:p>NaN</text:p>
              </table:table-cell>
              <table:table-cell office:value-type="float" office:value="0.088774">
                <text:p>0.0887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9.210959">
                <text:p>369.210959</text:p>
              </table:table-cell>
              <table:table-cell office:value-type="float" office:value="NaN">
                <text:p>NaN</text:p>
              </table:table-cell>
              <table:table-cell office:value-type="float" office:value="0.09861">
                <text:p>0.098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3.666394">
                <text:p>373.666394</text:p>
              </table:table-cell>
              <table:table-cell office:value-type="float" office:value="NaN">
                <text:p>NaN</text:p>
              </table:table-cell>
              <table:table-cell office:value-type="float" office:value="0.107547">
                <text:p>0.1075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7.933865">
                <text:p>377.933865</text:p>
              </table:table-cell>
              <table:table-cell office:value-type="float" office:value="NaN">
                <text:p>NaN</text:p>
              </table:table-cell>
              <table:table-cell office:value-type="float" office:value="0.115114">
                <text:p>0.1151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1.628751">
                <text:p>381.628751</text:p>
              </table:table-cell>
              <table:table-cell office:value-type="float" office:value="NaN">
                <text:p>NaN</text:p>
              </table:table-cell>
              <table:table-cell office:value-type="float" office:value="0.121243">
                <text:p>0.1212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5.221765">
                <text:p>385.221765</text:p>
              </table:table-cell>
              <table:table-cell office:value-type="float" office:value="NaN">
                <text:p>NaN</text:p>
              </table:table-cell>
              <table:table-cell office:value-type="float" office:value="0.126268">
                <text:p>0.1262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7.672706">
                <text:p>387.672706</text:p>
              </table:table-cell>
              <table:table-cell office:value-type="float" office:value="NaN">
                <text:p>NaN</text:p>
              </table:table-cell>
              <table:table-cell office:value-type="float" office:value="0.130241">
                <text:p>0.1302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2.666327">
                <text:p>392.666327</text:p>
              </table:table-cell>
              <table:table-cell office:value-type="float" office:value="NaN">
                <text:p>NaN</text:p>
              </table:table-cell>
              <table:table-cell office:value-type="float" office:value="0.133218">
                <text:p>0.1332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6.292342">
                <text:p>396.292342</text:p>
              </table:table-cell>
              <table:table-cell office:value-type="float" office:value="NaN">
                <text:p>NaN</text:p>
              </table:table-cell>
              <table:table-cell office:value-type="float" office:value="0.134924">
                <text:p>0.1349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.375933">
                <text:p>399.375933</text:p>
              </table:table-cell>
              <table:table-cell office:value-type="float" office:value="NaN">
                <text:p>NaN</text:p>
              </table:table-cell>
              <table:table-cell office:value-type="float" office:value="0.135587">
                <text:p>0.135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4.460565">
                <text:p>404.460565</text:p>
              </table:table-cell>
              <table:table-cell office:value-type="float" office:value="NaN">
                <text:p>NaN</text:p>
              </table:table-cell>
              <table:table-cell office:value-type="float" office:value="0.135738">
                <text:p>0.1357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7.316182">
                <text:p>407.316182</text:p>
              </table:table-cell>
              <table:table-cell office:value-type="float" office:value="NaN">
                <text:p>NaN</text:p>
              </table:table-cell>
              <table:table-cell office:value-type="float" office:value="0.134684">
                <text:p>0.1346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1.649724">
                <text:p>411.649724</text:p>
              </table:table-cell>
              <table:table-cell office:value-type="float" office:value="NaN">
                <text:p>NaN</text:p>
              </table:table-cell>
              <table:table-cell office:value-type="float" office:value="0.132457">
                <text:p>0.1324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5.720814">
                <text:p>415.720814</text:p>
              </table:table-cell>
              <table:table-cell office:value-type="float" office:value="NaN">
                <text:p>NaN</text:p>
              </table:table-cell>
              <table:table-cell office:value-type="float" office:value="0.129927">
                <text:p>0.1299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8.75281">
                <text:p>418.75281</text:p>
              </table:table-cell>
              <table:table-cell office:value-type="float" office:value="NaN">
                <text:p>NaN</text:p>
              </table:table-cell>
              <table:table-cell office:value-type="float" office:value="0.126158">
                <text:p>0.126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3.534199">
                <text:p>423.534199</text:p>
              </table:table-cell>
              <table:table-cell office:value-type="float" office:value="NaN">
                <text:p>NaN</text:p>
              </table:table-cell>
              <table:table-cell office:value-type="float" office:value="0.121066">
                <text:p>0.121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6.666077">
                <text:p>426.666077</text:p>
              </table:table-cell>
              <table:table-cell office:value-type="float" office:value="NaN">
                <text:p>NaN</text:p>
              </table:table-cell>
              <table:table-cell office:value-type="float" office:value="0.115473">
                <text:p>0.1154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1.205451">
                <text:p>431.205451</text:p>
              </table:table-cell>
              <table:table-cell office:value-type="float" office:value="NaN">
                <text:p>NaN</text:p>
              </table:table-cell>
              <table:table-cell office:value-type="float" office:value="0.108832">
                <text:p>0.1088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3.685361">
                <text:p>433.685361</text:p>
              </table:table-cell>
              <table:table-cell office:value-type="float" office:value="NaN">
                <text:p>NaN</text:p>
              </table:table-cell>
              <table:table-cell office:value-type="float" office:value="0.101222">
                <text:p>0.101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6.938192">
                <text:p>436.938192</text:p>
              </table:table-cell>
              <table:table-cell office:value-type="float" office:value="NaN">
                <text:p>NaN</text:p>
              </table:table-cell>
              <table:table-cell office:value-type="float" office:value="0.092542">
                <text:p>0.0925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.3746">
                <text:p>441.3746</text:p>
              </table:table-cell>
              <table:table-cell office:value-type="float" office:value="NaN">
                <text:p>NaN</text:p>
              </table:table-cell>
              <table:table-cell office:value-type="float" office:value="0.082727">
                <text:p>0.082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4.468498">
                <text:p>444.468498</text:p>
              </table:table-cell>
              <table:table-cell office:value-type="float" office:value="NaN">
                <text:p>NaN</text:p>
              </table:table-cell>
              <table:table-cell office:value-type="float" office:value="0.072014">
                <text:p>0.072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7.946099">
                <text:p>447.946099</text:p>
              </table:table-cell>
              <table:table-cell office:value-type="float" office:value="NaN">
                <text:p>NaN</text:p>
              </table:table-cell>
              <table:table-cell office:value-type="float" office:value="0.060565">
                <text:p>0.0605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1.561499">
                <text:p>451.561499</text:p>
              </table:table-cell>
              <table:table-cell office:value-type="float" office:value="NaN">
                <text:p>NaN</text:p>
              </table:table-cell>
              <table:table-cell office:value-type="float" office:value="0.048483">
                <text:p>0.0484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5.027911">
                <text:p>455.027911</text:p>
              </table:table-cell>
              <table:table-cell office:value-type="float" office:value="NaN">
                <text:p>NaN</text:p>
              </table:table-cell>
              <table:table-cell office:value-type="float" office:value="0.036432">
                <text:p>0.036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9.43475">
                <text:p>459.43475</text:p>
              </table:table-cell>
              <table:table-cell office:value-type="float" office:value="NaN">
                <text:p>NaN</text:p>
              </table:table-cell>
              <table:table-cell office:value-type="float" office:value="0.025426">
                <text:p>0.0254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2.148212">
                <text:p>462.148212</text:p>
              </table:table-cell>
              <table:table-cell office:value-type="float" office:value="NaN">
                <text:p>NaN</text:p>
              </table:table-cell>
              <table:table-cell office:value-type="float" office:value="0.016352">
                <text:p>0.016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6.449068">
                <text:p>466.449068</text:p>
              </table:table-cell>
              <table:table-cell office:value-type="float" office:value="NaN">
                <text:p>NaN</text:p>
              </table:table-cell>
              <table:table-cell office:value-type="float" office:value="0.009541">
                <text:p>0.0095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9.766277">
                <text:p>469.766277</text:p>
              </table:table-cell>
              <table:table-cell office:value-type="float" office:value="NaN">
                <text:p>NaN</text:p>
              </table:table-cell>
              <table:table-cell office:value-type="float" office:value="0.004996">
                <text:p>0.004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4.314523">
                <text:p>474.314523</text:p>
              </table:table-cell>
              <table:table-cell office:value-type="float" office:value="NaN">
                <text:p>NaN</text:p>
              </table:table-cell>
              <table:table-cell office:value-type="float" office:value="0.002189">
                <text:p>0.002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8.36663">
                <text:p>478.36663</text:p>
              </table:table-cell>
              <table:table-cell office:value-type="float" office:value="NaN">
                <text:p>NaN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2.896567">
                <text:p>482.896567</text:p>
              </table:table-cell>
              <table:table-cell office:value-type="float" office:value="NaN">
                <text:p>NaN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5.34093">
                <text:p>485.34093</text:p>
              </table:table-cell>
              <table:table-cell office:value-type="float" office:value="NaN">
                <text:p>NaN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9.368431">
                <text:p>489.368431</text:p>
              </table:table-cell>
              <table:table-cell office:value-type="float" office:value="NaN">
                <text:p>NaN</text:p>
              </table:table-cell>
              <table:table-cell office:value-type="float" office:value="0.003122">
                <text:p>0.003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2.890093">
                <text:p>492.890093</text:p>
              </table:table-cell>
              <table:table-cell office:value-type="float" office:value="NaN">
                <text:p>NaN</text:p>
              </table:table-cell>
              <table:table-cell office:value-type="float" office:value="0.006673">
                <text:p>0.0066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5.602157">
                <text:p>495.602157</text:p>
              </table:table-cell>
              <table:table-cell office:value-type="float" office:value="NaN">
                <text:p>NaN</text:p>
              </table:table-cell>
              <table:table-cell office:value-type="float" office:value="0.012259">
                <text:p>0.012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9.252187">
                <text:p>499.252187</text:p>
              </table:table-cell>
              <table:table-cell office:value-type="float" office:value="NaN">
                <text:p>NaN</text:p>
              </table:table-cell>
              <table:table-cell office:value-type="float" office:value="0.020448">
                <text:p>0.020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3.214805">
                <text:p>503.214805</text:p>
              </table:table-cell>
              <table:table-cell office:value-type="float" office:value="NaN">
                <text:p>NaN</text:p>
              </table:table-cell>
              <table:table-cell office:value-type="float" office:value="0.030843">
                <text:p>0.0308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6.638088">
                <text:p>506.638088</text:p>
              </table:table-cell>
              <table:table-cell office:value-type="float" office:value="NaN">
                <text:p>NaN</text:p>
              </table:table-cell>
              <table:table-cell office:value-type="float" office:value="0.042921">
                <text:p>0.0429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1.16775">
                <text:p>511.16775</text:p>
              </table:table-cell>
              <table:table-cell office:value-type="float" office:value="NaN">
                <text:p>NaN</text:p>
              </table:table-cell>
              <table:table-cell office:value-type="float" office:value="0.055699">
                <text:p>0.0556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3.688764">
                <text:p>513.688764</text:p>
              </table:table-cell>
              <table:table-cell office:value-type="float" office:value="NaN">
                <text:p>NaN</text:p>
              </table:table-cell>
              <table:table-cell office:value-type="float" office:value="0.068184">
                <text:p>0.0681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8.41785">
                <text:p>518.41785</text:p>
              </table:table-cell>
              <table:table-cell office:value-type="float" office:value="NaN">
                <text:p>NaN</text:p>
              </table:table-cell>
              <table:table-cell office:value-type="float" office:value="0.079812">
                <text:p>0.0798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1.446301">
                <text:p>521.446301</text:p>
              </table:table-cell>
              <table:table-cell office:value-type="float" office:value="NaN">
                <text:p>NaN</text:p>
              </table:table-cell>
              <table:table-cell office:value-type="float" office:value="0.090617">
                <text:p>0.0906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4.721954">
                <text:p>524.721954</text:p>
              </table:table-cell>
              <table:table-cell office:value-type="float" office:value="NaN">
                <text:p>NaN</text:p>
              </table:table-cell>
              <table:table-cell office:value-type="float" office:value="0.100605">
                <text:p>0.1006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9.214395">
                <text:p>529.214395</text:p>
              </table:table-cell>
              <table:table-cell office:value-type="float" office:value="NaN">
                <text:p>NaN</text:p>
              </table:table-cell>
              <table:table-cell office:value-type="float" office:value="0.109235">
                <text:p>0.1092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2.585941">
                <text:p>532.585941</text:p>
              </table:table-cell>
              <table:table-cell office:value-type="float" office:value="NaN">
                <text:p>NaN</text:p>
              </table:table-cell>
              <table:table-cell office:value-type="float" office:value="0.116476">
                <text:p>0.1164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6.720151">
                <text:p>536.720151</text:p>
              </table:table-cell>
              <table:table-cell office:value-type="float" office:value="NaN">
                <text:p>NaN</text:p>
              </table:table-cell>
              <table:table-cell office:value-type="float" office:value="0.122449">
                <text:p>0.122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